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co24" style:family="table-column">
      <style:table-column-properties fo:break-before="auto" style:column-width="1.351cm"/>
    </style:style>
    <style:style style:name="co25" style:family="table-column">
      <style:table-column-properties fo:break-before="auto" style:column-width="0.796cm"/>
    </style:style>
    <style:style style:name="co26" style:family="table-column">
      <style:table-column-properties fo:break-before="auto" style:column-width="1.0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8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8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9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81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</style:style>
    <style:style style:name="ce84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9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90" style:family="table-cell" style:parent-style-name="Excel_20_Built-in_20_Normal" style:data-style-name="N8000">
      <style:table-cell-properties fo:background-color="transparent" style:vertical-align="automatic"/>
    </style:style>
    <style:style style:name="ce91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92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93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94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95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7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8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13"/>
        <table:table-column table:style-name="co3" table:visibility="collapse" table:number-columns-repeated="9" table:default-cell-style-name="Default"/>
        <table:table-column table:style-name="co4" table:default-cell-style-name="Default"/>
        <table:table-column table:style-name="co3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2" office:value-type="string">
            <text:p>CHARSET IMAGE DATA...</text:p>
          </table:table-cell>
          <table:table-cell table:style-name="ce1" table:number-columns-repeated="4"/>
          <table:table-cell table:style-name="ce11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4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table:number-columns-repeated="2"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cc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table:number-columns-repeated="8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table:number-columns-repeated="3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table:number-columns-repeated="2"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table:number-columns-repeated="3"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table:number-columns-repeated="2"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table:number-columns-repeated="2"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table:number-columns-repeated="2" office:value-type="string">
            <text:p>$aa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3"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10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table:number-columns-repeated="7" office:value-type="string">
            <text:p>$f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table:number-columns-repeated="5"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4"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table:number-columns-repeated="6"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2"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table:number-columns-repeated="2"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2"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3" office:value-type="string">
            <text:p>$ff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table:number-columns-repeated="3"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3"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table:number-columns-repeated="2"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table:number-columns-repeated="4"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table:number-columns-repeated="2"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table:number-columns-repeated="4" office:value-type="string">
            <text:p>$aa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6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2"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3"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5"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1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2" office:value-type="string">
            <text:p>CHARTILESET DATA...</text:p>
          </table:table-cell>
          <table:table-cell table:style-name="ce1" table:number-columns-repeated="3"/>
          <table:table-cell table:style-name="ce10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4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b</text:p>
          </table:table-cell>
          <table:table-cell table:style-name="ce3" office:value-type="string">
            <text:p>$4c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d</text:p>
          </table:table-cell>
          <table:table-cell table:style-name="ce3" office:value-type="string">
            <text:p>$4e</text:p>
          </table:table-cell>
          <table:table-cell table:style-name="ce3" office:value-type="string">
            <text:p>$4f</text:p>
          </table:table-cell>
          <table:table-cell table:style-name="ce15" office:value-type="string">
            <text:p>$50</text:p>
          </table:table-cell>
          <table:table-cell table:number-columns-repeated="9"/>
          <table:table-cell table:style-name="ce21" office:value-type="string">
            <text:p>0-3</text:p>
          </table:table-cell>
          <table:table-cell table:style-name="ce26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5" office:value-type="string">
            <text:p>$20</text:p>
          </table:table-cell>
          <table:table-cell table:number-columns-repeated="9"/>
          <table:table-cell table:style-name="ce21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51</text:p>
          </table:table-cell>
          <table:table-cell table:style-name="ce3" office:value-type="string">
            <text:p>$52</text:p>
          </table:table-cell>
          <table:table-cell table:style-name="ce3" office:value-type="string">
            <text:p>$53</text:p>
          </table:table-cell>
          <table:table-cell table:style-name="ce3" office:value-type="string">
            <text:p>$54</text:p>
          </table:table-cell>
          <table:table-cell table:style-name="ce3" office:value-type="string">
            <text:p>$55</text:p>
          </table:table-cell>
          <table:table-cell table:style-name="ce3" office:value-type="string">
            <text:p>$56</text:p>
          </table:table-cell>
          <table:table-cell table:style-name="ce3" office:value-type="string">
            <text:p>$57</text:p>
          </table:table-cell>
          <table:table-cell table:style-name="ce3" office:value-type="string">
            <text:p>$58</text:p>
          </table:table-cell>
          <table:table-cell table:style-name="ce3" office:value-type="string">
            <text:p>$59</text:p>
          </table:table-cell>
          <table:table-cell table:style-name="ce3" office:value-type="string">
            <text:p>$5a</text:p>
          </table:table-cell>
          <table:table-cell table:style-name="ce3" office:value-type="string">
            <text:p>$5b</text:p>
          </table:table-cell>
          <table:table-cell table:style-name="ce3" office:value-type="string">
            <text:p>$5c</text:p>
          </table:table-cell>
          <table:table-cell table:style-name="ce15" office:value-type="string">
            <text:p>$5d</text:p>
          </table:table-cell>
          <table:table-cell table:number-columns-repeated="9"/>
          <table:table-cell table:style-name="ce21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2</text:p>
          </table:table-cell>
          <table:table-cell table:style-name="ce3" office:value-type="string">
            <text:p>$63</text:p>
          </table:table-cell>
          <table:table-cell table:style-name="ce3" office:value-type="string">
            <text:p>$64</text:p>
          </table:table-cell>
          <table:table-cell table:style-name="ce3" office:value-type="string">
            <text:p>$65</text:p>
          </table:table-cell>
          <table:table-cell table:number-columns-repeated="4" table:style-name="ce3" office:value-type="string">
            <text:p>$61</text:p>
          </table:table-cell>
          <table:table-cell table:style-name="ce3" office:value-type="string">
            <text:p>$5e</text:p>
          </table:table-cell>
          <table:table-cell table:style-name="ce3" office:value-type="string">
            <text:p>$5f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number-columns-repeated="3" table:style-name="ce3" office:value-type="string">
            <text:p>$20</text:p>
          </table:table-cell>
          <table:table-cell table:style-name="ce15" office:value-type="string">
            <text:p>$20</text:p>
          </table:table-cell>
          <table:table-cell table:number-columns-repeated="9"/>
          <table:table-cell table:style-name="ce21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6</text:p>
          </table:table-cell>
          <table:table-cell table:style-name="ce3" office:value-type="string">
            <text:p>$67</text:p>
          </table:table-cell>
          <table:table-cell table:style-name="ce3" office:value-type="string">
            <text:p>$68</text:p>
          </table:table-cell>
          <table:table-cell table:style-name="ce3" office:value-type="string">
            <text:p>$69</text:p>
          </table:table-cell>
          <table:table-cell table:number-columns-repeated="4" table:style-name="ce3" office:value-type="string">
            <text:p>$6a</text:p>
          </table:table-cell>
          <table:table-cell table:number-columns-repeated="2" table:style-name="ce3" office:value-type="string">
            <text:p>$6b</text:p>
          </table:table-cell>
          <table:table-cell table:number-columns-repeated="2" table:style-name="ce3" office:value-type="string">
            <text:p>$6c</text:p>
          </table:table-cell>
          <table:table-cell table:style-name="ce3" office:value-type="string">
            <text:p>$6b</text:p>
          </table:table-cell>
          <table:table-cell table:style-name="ce3" office:value-type="string">
            <text:p>$6d</text:p>
          </table:table-cell>
          <table:table-cell table:style-name="ce3" office:value-type="string">
            <text:p>$6c</text:p>
          </table:table-cell>
          <table:table-cell table:style-name="ce15" office:value-type="string">
            <text:p>$6c</text:p>
          </table:table-cell>
          <table:table-cell table:number-columns-repeated="9"/>
          <table:table-cell table:style-name="ce21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d</text:p>
          </table:table-cell>
          <table:table-cell table:style-name="ce3" office:value-type="string">
            <text:p>$6b</text:p>
          </table:table-cell>
          <table:table-cell table:number-columns-repeated="2" table:style-name="ce3" office:value-type="string">
            <text:p>$6c</text:p>
          </table:table-cell>
          <table:table-cell table:number-columns-repeated="11" table:style-name="ce3" office:value-type="string">
            <text:p>$20</text:p>
          </table:table-cell>
          <table:table-cell table:style-name="ce15" office:value-type="string">
            <text:p>$20</text:p>
          </table:table-cell>
          <table:table-cell table:number-columns-repeated="9"/>
          <table:table-cell table:style-name="ce21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e</text:p>
          </table:table-cell>
          <table:table-cell table:number-columns-repeated="2" table:style-name="ce3" office:value-type="string">
            <text:p>$51</text:p>
          </table:table-cell>
          <table:table-cell table:style-name="ce3" office:value-type="string">
            <text:p>$6f</text:p>
          </table:table-cell>
          <table:table-cell table:style-name="ce3" office:value-type="string">
            <text:p>$70</text:p>
          </table:table-cell>
          <table:table-cell table:style-name="ce3" office:value-type="string">
            <text:p>$71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15" office:value-type="string">
            <text:p>$79</text:p>
          </table:table-cell>
          <table:table-cell table:number-columns-repeated="9"/>
          <table:table-cell table:style-name="ce21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5" office:value-type="string">
            <text:p>$20</text:p>
          </table:table-cell>
          <table:table-cell table:number-columns-repeated="9"/>
          <table:table-cell table:style-name="ce21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e</text:p>
          </table:table-cell>
          <table:table-cell table:number-columns-repeated="2" table:style-name="ce3" office:value-type="string">
            <text:p>$51</text:p>
          </table:table-cell>
          <table:table-cell table:style-name="ce3" office:value-type="string">
            <text:p>$6f</text:p>
          </table:table-cell>
          <table:table-cell table:style-name="ce3" office:value-type="string">
            <text:p>$70</text:p>
          </table:table-cell>
          <table:table-cell table:style-name="ce3" office:value-type="string">
            <text:p>$71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15" office:value-type="string">
            <text:p>$79</text:p>
          </table:table-cell>
          <table:table-cell table:number-columns-repeated="9"/>
          <table:table-cell table:style-name="ce21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5" office:value-type="string">
            <text:p>$20</text:p>
          </table:table-cell>
          <table:table-cell table:number-columns-repeated="9"/>
          <table:table-cell table:style-name="ce21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b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c</text:p>
          </table:table-cell>
          <table:table-cell table:style-name="ce3" office:value-type="string">
            <text:p>$7d</text:p>
          </table:table-cell>
          <table:table-cell table:style-name="ce3" office:value-type="string">
            <text:p>$7e</text:p>
          </table:table-cell>
          <table:table-cell table:style-name="ce15" office:value-type="string">
            <text:p>$7e</text:p>
          </table:table-cell>
          <table:table-cell table:number-columns-repeated="9"/>
          <table:table-cell table:style-name="ce21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7f</text:p>
          </table:table-cell>
          <table:table-cell table:number-columns-repeated="2" table:style-name="ce3" office:value-type="string">
            <text:p>$80</text:p>
          </table:table-cell>
          <table:table-cell table:style-name="ce3" office:value-type="string">
            <text:p>$81</text:p>
          </table:table-cell>
          <table:table-cell table:style-name="ce3" office:value-type="string">
            <text:p>$82</text:p>
          </table:table-cell>
          <table:table-cell table:style-name="ce3" office:value-type="string">
            <text:p>$83</text:p>
          </table:table-cell>
          <table:table-cell table:style-name="ce3" office:value-type="string">
            <text:p>$84</text:p>
          </table:table-cell>
          <table:table-cell table:style-name="ce3" office:value-type="string">
            <text:p>$85</text:p>
          </table:table-cell>
          <table:table-cell table:style-name="ce3" office:value-type="string">
            <text:p>$86</text:p>
          </table:table-cell>
          <table:table-cell table:style-name="ce3" office:value-type="string">
            <text:p>$87</text:p>
          </table:table-cell>
          <table:table-cell table:style-name="ce3" office:value-type="string">
            <text:p>$88</text:p>
          </table:table-cell>
          <table:table-cell table:number-columns-repeated="3" table:style-name="ce3" office:value-type="string">
            <text:p>$89</text:p>
          </table:table-cell>
          <table:table-cell table:style-name="ce15" office:value-type="string">
            <text:p>$89</text:p>
          </table:table-cell>
          <table:table-cell table:number-columns-repeated="9"/>
          <table:table-cell table:style-name="ce21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8a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e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f</text:p>
          </table:table-cell>
          <table:table-cell table:style-name="ce4" office:value-type="string">
            <text:p>$90</text:p>
          </table:table-cell>
          <table:table-cell table:style-name="ce4" office:value-type="string">
            <text:p>$91</text:p>
          </table:table-cell>
          <table:table-cell table:style-name="ce4" office:value-type="string">
            <text:p>$92</text:p>
          </table:table-cell>
          <table:table-cell table:style-name="ce4" office:value-type="string">
            <text:p>$93</text:p>
          </table:table-cell>
          <table:table-cell table:style-name="ce4" office:value-type="string">
            <text:p>$94</text:p>
          </table:table-cell>
          <table:table-cell table:style-name="ce4" office:value-type="string">
            <text:p>$95</text:p>
          </table:table-cell>
          <table:table-cell table:style-name="ce16" office:value-type="string">
            <text:p>$96</text:p>
          </table:table-cell>
          <table:table-cell table:number-columns-repeated="9"/>
          <table:table-cell table:style-name="ce22" office:value-type="string">
            <text:p>48-51</text:p>
          </table:table-cell>
          <table:table-cell table:style-name="ce27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97</text:p>
          </table:table-cell>
          <table:table-cell table:style-name="ce4" office:value-type="string">
            <text:p>$98</text:p>
          </table:table-cell>
          <table:table-cell table:style-name="ce4" office:value-type="string">
            <text:p>$99</text:p>
          </table:table-cell>
          <table:table-cell table:style-name="ce4" office:value-type="string">
            <text:p>$9a</text:p>
          </table:table-cell>
          <table:table-cell table:style-name="ce4" office:value-type="string">
            <text:p>$9b</text:p>
          </table:table-cell>
          <table:table-cell table:style-name="ce4" office:value-type="string">
            <text:p>$9c</text:p>
          </table:table-cell>
          <table:table-cell table:style-name="ce4" office:value-type="string">
            <text:p>$9d</text:p>
          </table:table-cell>
          <table:table-cell table:style-name="ce4" office:value-type="string">
            <text:p>$9e</text:p>
          </table:table-cell>
          <table:table-cell table:number-columns-repeated="7" table:style-name="ce4" office:value-type="string">
            <text:p>$20</text:p>
          </table:table-cell>
          <table:table-cell table:style-name="ce16" office:value-type="string">
            <text:p>$20</text:p>
          </table:table-cell>
          <table:table-cell table:number-columns-repeated="9"/>
          <table:table-cell table:style-name="ce22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6" office:value-type="string">
            <text:p>$20</text:p>
          </table:table-cell>
          <table:table-cell table:number-columns-repeated="9"/>
          <table:table-cell table:style-name="ce22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6" office:value-type="string">
            <text:p>$20</text:p>
          </table:table-cell>
          <table:table-cell table:number-columns-repeated="9"/>
          <table:table-cell table:style-name="ce22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f</text:p>
          </table:table-cell>
          <table:table-cell table:style-name="ce5" office:value-type="string">
            <text:p>$a1</text:p>
          </table:table-cell>
          <table:table-cell table:style-name="ce5" office:value-type="string">
            <text:p>$a3</text:p>
          </table:table-cell>
          <table:table-cell table:style-name="ce5" office:value-type="string">
            <text:p>$a4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9</text:p>
          </table:table-cell>
          <table:table-cell table:style-name="ce5" office:value-type="string">
            <text:p>$aa</text:p>
          </table:table-cell>
          <table:table-cell table:style-name="ce5" office:value-type="string">
            <text:p>$ab</text:p>
          </table:table-cell>
          <table:table-cell table:style-name="ce17" office:value-type="string">
            <text:p>$ac</text:p>
          </table:table-cell>
          <table:table-cell table:style-name="ce5" table:number-columns-repeated="9"/>
          <table:table-cell table:style-name="ce23" office:value-type="string">
            <text:p>64-67</text:p>
          </table:table-cell>
          <table:table-cell table:style-name="ce28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ad</text:p>
          </table:table-cell>
          <table:table-cell table:style-name="ce5" office:value-type="string">
            <text:p>$ae</text:p>
          </table:table-cell>
          <table:table-cell table:style-name="ce5" office:value-type="string">
            <text:p>$af</text:p>
          </table:table-cell>
          <table:table-cell table:style-name="ce5" office:value-type="string">
            <text:p>$b0</text:p>
          </table:table-cell>
          <table:table-cell table:style-name="ce5" office:value-type="string">
            <text:p>$b1</text:p>
          </table:table-cell>
          <table:table-cell table:style-name="ce5" office:value-type="string">
            <text:p>$b2</text:p>
          </table:table-cell>
          <table:table-cell table:style-name="ce5" office:value-type="string">
            <text:p>$b3</text:p>
          </table:table-cell>
          <table:table-cell table:style-name="ce5" office:value-type="string">
            <text:p>$b4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17" office:value-type="string">
            <text:p>$bc</text:p>
          </table:table-cell>
          <table:table-cell table:style-name="ce5" table:number-columns-repeated="9"/>
          <table:table-cell table:style-name="ce23" office:value-type="string">
            <text:p>68-71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bd</text:p>
          </table:table-cell>
          <table:table-cell table:style-name="ce5" office:value-type="string">
            <text:p>$be</text:p>
          </table:table-cell>
          <table:table-cell table:style-name="ce5" office:value-type="string">
            <text:p>$bf</text:p>
          </table:table-cell>
          <table:table-cell table:style-name="ce5" office:value-type="string">
            <text:p>$c0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5" office:value-type="string">
            <text:p>$bc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17" office:value-type="string">
            <text:p>$b8</text:p>
          </table:table-cell>
          <table:table-cell table:style-name="ce5" table:number-columns-repeated="9"/>
          <table:table-cell table:style-name="ce23" office:value-type="string">
            <text:p>72-75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c1</text:p>
          </table:table-cell>
          <table:table-cell table:style-name="ce5" office:value-type="string">
            <text:p>$c2</text:p>
          </table:table-cell>
          <table:table-cell table:style-name="ce5" office:value-type="string">
            <text:p>$c3</text:p>
          </table:table-cell>
          <table:table-cell table:style-name="ce5" office:value-type="string">
            <text:p>$c4</text:p>
          </table:table-cell>
          <table:table-cell table:style-name="ce5" office:value-type="string">
            <text:p>$c5</text:p>
          </table:table-cell>
          <table:table-cell table:style-name="ce5" office:value-type="string">
            <text:p>$c6</text:p>
          </table:table-cell>
          <table:table-cell table:style-name="ce5" office:value-type="string">
            <text:p>$c7</text:p>
          </table:table-cell>
          <table:table-cell table:style-name="ce5" office:value-type="string">
            <text:p>$c8</text:p>
          </table:table-cell>
          <table:table-cell table:number-columns-repeated="7" table:style-name="ce5" office:value-type="string">
            <text:p>$20</text:p>
          </table:table-cell>
          <table:table-cell table:style-name="ce17" office:value-type="string">
            <text:p>$20</text:p>
          </table:table-cell>
          <table:table-cell table:style-name="ce5" table:number-columns-repeated="9"/>
          <table:table-cell table:style-name="ce23" office:value-type="string">
            <text:p>76-79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9</text:p>
          </table:table-cell>
          <table:table-cell table:style-name="ce6" office:value-type="string">
            <text:p>$ca</text:p>
          </table:table-cell>
          <table:table-cell table:style-name="ce6" office:value-type="string">
            <text:p>$cb</text:p>
          </table:table-cell>
          <table:table-cell table:style-name="ce6" office:value-type="string">
            <text:p>$cc</text:p>
          </table:table-cell>
          <table:table-cell table:style-name="ce6" office:value-type="string">
            <text:p>$cd</text:p>
          </table:table-cell>
          <table:table-cell table:style-name="ce6" office:value-type="string">
            <text:p>$ce</text:p>
          </table:table-cell>
          <table:table-cell table:style-name="ce6" office:value-type="string">
            <text:p>$cf</text:p>
          </table:table-cell>
          <table:table-cell table:style-name="ce6" office:value-type="string">
            <text:p>$d0</text:p>
          </table:table-cell>
          <table:table-cell table:style-name="ce6" office:value-type="string">
            <text:p>$d1</text:p>
          </table:table-cell>
          <table:table-cell table:style-name="ce6" office:value-type="string">
            <text:p>$d2</text:p>
          </table:table-cell>
          <table:table-cell table:style-name="ce6" office:value-type="string">
            <text:p>$d3</text:p>
          </table:table-cell>
          <table:table-cell table:style-name="ce6" office:value-type="string">
            <text:p>$d4</text:p>
          </table:table-cell>
          <table:table-cell table:style-name="ce6" office:value-type="string">
            <text:p>$d5</text:p>
          </table:table-cell>
          <table:table-cell table:style-name="ce6" office:value-type="string">
            <text:p>$d6</text:p>
          </table:table-cell>
          <table:table-cell table:style-name="ce6" office:value-type="string">
            <text:p>$d7</text:p>
          </table:table-cell>
          <table:table-cell table:style-name="ce18" office:value-type="string">
            <text:p>$d8</text:p>
          </table:table-cell>
          <table:table-cell table:style-name="ce6" table:number-columns-repeated="9"/>
          <table:table-cell table:style-name="ce24" office:value-type="string">
            <text:p>80-83</text:p>
          </table:table-cell>
          <table:table-cell table:style-name="ce29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d9</text:p>
          </table:table-cell>
          <table:table-cell table:style-name="ce6" office:value-type="string">
            <text:p>$da</text:p>
          </table:table-cell>
          <table:table-cell table:style-name="ce6" office:value-type="string">
            <text:p>$db</text:p>
          </table:table-cell>
          <table:table-cell table:style-name="ce6" office:value-type="string">
            <text:p>$dc</text:p>
          </table:table-cell>
          <table:table-cell table:style-name="ce6" office:value-type="string">
            <text:p>$dd</text:p>
          </table:table-cell>
          <table:table-cell table:style-name="ce6" office:value-type="string">
            <text:p>$de</text:p>
          </table:table-cell>
          <table:table-cell table:style-name="ce6" office:value-type="string">
            <text:p>$df</text:p>
          </table:table-cell>
          <table:table-cell table:style-name="ce6" office:value-type="string">
            <text:p>$e0</text:p>
          </table:table-cell>
          <table:table-cell table:style-name="ce6" office:value-type="string">
            <text:p>$e1</text:p>
          </table:table-cell>
          <table:table-cell table:style-name="ce6" office:value-type="string">
            <text:p>$20</text:p>
          </table:table-cell>
          <table:table-cell table:style-name="ce6" office:value-type="string">
            <text:p>$e2</text:p>
          </table:table-cell>
          <table:table-cell table:style-name="ce6" office:value-type="string">
            <text:p>$e3</text:p>
          </table:table-cell>
          <table:table-cell table:style-name="ce6" office:value-type="string">
            <text:p>$e4</text:p>
          </table:table-cell>
          <table:table-cell table:style-name="ce6" office:value-type="string">
            <text:p>$e5</text:p>
          </table:table-cell>
          <table:table-cell table:style-name="ce6" office:value-type="string">
            <text:p>$e6</text:p>
          </table:table-cell>
          <table:table-cell table:style-name="ce18" office:value-type="string">
            <text:p>$e7</text:p>
          </table:table-cell>
          <table:table-cell table:style-name="ce6" table:number-columns-repeated="9"/>
          <table:table-cell table:style-name="ce24" office:value-type="string">
            <text:p>84-87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20</text:p>
          </table:table-cell>
          <table:table-cell table:style-name="ce6" office:value-type="string">
            <text:p>$e8</text:p>
          </table:table-cell>
          <table:table-cell table:style-name="ce6" office:value-type="string">
            <text:p>$e9</text:p>
          </table:table-cell>
          <table:table-cell table:style-name="ce6" office:value-type="string">
            <text:p>$ea</text:p>
          </table:table-cell>
          <table:table-cell table:number-columns-repeated="10" table:style-name="ce6" office:value-type="string">
            <text:p>$20</text:p>
          </table:table-cell>
          <table:table-cell table:style-name="ce18" office:value-type="string">
            <text:p>$20</text:p>
          </table:table-cell>
          <table:table-cell table:style-name="ce6" table:number-columns-repeated="9"/>
          <table:table-cell table:style-name="ce24" office:value-type="string">
            <text:p>88-9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15" table:style-name="ce6" office:value-type="string">
            <text:p>$20</text:p>
          </table:table-cell>
          <table:table-cell table:style-name="ce18" office:value-type="string">
            <text:p>$20</text:p>
          </table:table-cell>
          <table:table-cell table:style-name="ce6" table:number-columns-repeated="9"/>
          <table:table-cell table:style-name="ce24" office:value-type="string">
            <text:p>92-95</text:p>
          </table:table-cell>
          <table:covered-table-cell table:style-name="ce6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2" office:value-type="string">
            <text:p>CHARTILESET COLOUR DATA...</text:p>
          </table:table-cell>
          <table:table-cell table:style-name="ce1" table:number-columns-repeated="5"/>
          <table:table-cell table:style-name="ce10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4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8" table:style-name="ce3" office:value-type="string">
            <text:p>$0b</text:p>
          </table:table-cell>
          <table:table-cell table:style-name="ce3" office:value-type="string">
            <text:p>$08</text:p>
          </table:table-cell>
          <table:table-cell table:style-name="ce3" office:value-type="string">
            <text:p>$09</text:p>
          </table:table-cell>
          <table:table-cell table:style-name="ce3" office:value-type="string">
            <text:p>$0a</text:p>
          </table:table-cell>
          <table:table-cell table:number-columns-repeated="2" table:style-name="ce3" office:value-type="string">
            <text:p>$0b</text:p>
          </table:table-cell>
          <table:table-cell table:style-name="ce3" office:value-type="string">
            <text:p>$09</text:p>
          </table:table-cell>
          <table:table-cell table:style-name="ce3" office:value-type="string">
            <text:p>$0b</text:p>
          </table:table-cell>
          <table:table-cell table:style-name="ce15" office:value-type="string">
            <text:p>$0b</text:p>
          </table:table-cell>
          <table:table-cell table:number-columns-repeated="9"/>
          <table:table-cell table:style-name="ce25" office:value-type="string">
            <text:p>0-15</text:p>
          </table:table-cell>
          <table:table-cell table:style-name="ce25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0a</text:p>
          </table:table-cell>
          <table:table-cell table:number-columns-repeated="3" table:style-name="ce3" office:value-type="string">
            <text:p>$09</text:p>
          </table:table-cell>
          <table:table-cell table:number-columns-repeated="3" table:style-name="ce3" office:value-type="string">
            <text:p>$0b</text:p>
          </table:table-cell>
          <table:table-cell table:number-columns-repeated="4" table:style-name="ce3" office:value-type="string">
            <text:p>$0d</text:p>
          </table:table-cell>
          <table:table-cell table:number-columns-repeated="3" table:style-name="ce3" office:value-type="string">
            <text:p>$0b</text:p>
          </table:table-cell>
          <table:table-cell table:style-name="ce15" office:value-type="string">
            <text:p>$0b</text:p>
          </table:table-cell>
          <table:table-cell table:number-columns-repeated="9"/>
          <table:table-cell table:style-name="ce25" office:value-type="string">
            <text:p>16-31</text:p>
          </table:table-cell>
          <table:table-cell table:style-name="ce25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09</text:p>
          </table:table-cell>
          <table:table-cell table:number-columns-repeated="9" table:style-name="ce3" office:value-type="string">
            <text:p>$0b</text:p>
          </table:table-cell>
          <table:table-cell table:style-name="ce3" office:value-type="string">
            <text:p>$0c</text:p>
          </table:table-cell>
          <table:table-cell table:style-name="ce3" office:value-type="string">
            <text:p>$0b</text:p>
          </table:table-cell>
          <table:table-cell table:style-name="ce3" office:value-type="string">
            <text:p>$09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25" office:value-type="string">
            <text:p>32-47</text:p>
          </table:table-cell>
          <table:table-cell table:style-name="ce25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8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c</text:p>
          </table:table-cell>
          <table:table-cell table:number-columns-repeated="11" table:style-name="ce4" office:value-type="string">
            <text:p>$0b</text:p>
          </table:table-cell>
          <table:table-cell table:style-name="ce16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f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number-columns-repeated="5"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a</text:p>
          </table:table-cell>
          <table:table-cell table:style-name="ce5" office:value-type="string">
            <text:p>$0d</text:p>
          </table:table-cell>
          <table:table-cell table:number-columns-repeated="3" table:style-name="ce5" office:value-type="string">
            <text:p>$0b</text:p>
          </table:table-cell>
          <table:table-cell table:style-name="ce17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0f</text:p>
          </table:table-cell>
          <table:table-cell table:number-columns-repeated="8" table:style-name="ce6" office:value-type="string">
            <text:p>$0b</text:p>
          </table:table-cell>
          <table:table-cell table:number-columns-repeated="6" table:style-name="ce6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visibility="collapse">
          <table:table-cell table:number-columns-repeated="1024"/>
        </table:table-row>
        <table:table-row table:style-name="ro1" table:visibility="collapse" table:number-rows-repeated="7">
          <table:table-cell table:number-columns-repeated="1024"/>
        </table:table-row>
        <table:table-row table:style-name="ro1">
          <table:table-cell table:style-name="ce7" office:value-type="string">
            <text:p>MAP DATA...</text:p>
          </table:table-cell>
          <table:table-cell table:style-name="ce9" table:number-columns-repeated="5"/>
          <table:table-cell table:style-name="ce12" office:value-type="string" table:number-columns-spanned="11" table:number-rows-spanned="1">
            <text:p>SUMME 0-159</text:p>
          </table:table-cell>
          <table:covered-table-cell table:number-columns-repeated="9" table:style-name="ce9"/>
          <table:covered-table-cell table:style-name="ce19"/>
          <table:table-cell table:style-name="ce9" table:number-columns-repeated="100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table:style-name="ce25" office:value-type="string">
            <text:p>0-15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table:style-name="ce25" office:value-type="string">
            <text:p>16-31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table:style-name="ce25" office:value-type="string">
            <text:p>32-47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96-111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112-127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128+143</text:p>
          </table:table-cell>
          <table:table-cell table:number-columns-repeated="997"/>
        </table:table-row>
        <table:table-row table:style-name="ro1">
          <table:table-cell table:style-name="ce8"/>
          <table:table-cell table:number-columns-repeated="15" table:style-name="ce8"/>
          <table:table-cell table:style-name="ce20"/>
          <table:table-cell table:number-columns-repeated="9"/>
          <table:table-cell office:value-type="string">
            <text:p>144-159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table:style-name="ce25" office:value-type="string">
            <text:p>0-15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table:style-name="ce25" office:value-type="string">
            <text:p>16-31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table:style-name="ce25" office:value-type="string">
            <text:p>32-47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96-111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112-127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128+143</text:p>
          </table:table-cell>
          <table:table-cell table:number-columns-repeated="997"/>
        </table:table-row>
        <table:table-row table:style-name="ro1">
          <table:table-cell table:style-name="ce9" table:number-columns-repeated="16"/>
          <table:table-cell table:style-name="ce19"/>
          <table:table-cell table:number-columns-repeated="9"/>
          <table:table-cell office:value-type="string">
            <text:p>144-159</text:p>
          </table:table-cell>
          <table:table-cell table:number-columns-repeated="997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ce1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column table:style-name="co6" table:default-cell-style-name="ce30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8">
            <text:p>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54">
            <text:p>154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69">
            <text:p>16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56">
            <text:p>5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87">
            <text:p>187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127">
            <text:p>12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175">
            <text:p>17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86">
            <text:p>1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250">
            <text:p>25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251">
            <text:p>25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160">
            <text:p>1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64">
            <text:p>6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63">
            <text:p>6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43">
            <text:p>1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74">
            <text:p>7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79">
            <text:p>7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13">
            <text:p>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46">
            <text:p>4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2">
            <text:p>16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90">
            <text:p>190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7" table:number-columns-repeated="4" table:default-cell-style-name="Default"/>
        <table:table-column table:style-name="co5" table:number-columns-repeated="4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83"/>
        <table:table-column table:style-name="co19" table:default-cell-style-name="ce83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1" office:value-type="string" table:number-columns-spanned="4" table:number-rows-spanned="1">
            <text:p>HEX CHAR INDEX</text:p>
          </table:table-cell>
          <table:covered-table-cell table:number-columns-repeated="3" table:style-name="ce39"/>
          <table:table-cell table:number-columns-repeated="4" table:style-name="ce40" office:value-type="string">
            <text:p>DEZ</text:p>
          </table:table-cell>
          <table:table-cell table:style-name="ce46" office:value-type="string">
            <text:p>ADD</text:p>
          </table:table-cell>
          <table:table-cell table:number-columns-repeated="2" table:style-name="ce40" office:value-type="string">
            <text:p>ADD</text:p>
          </table:table-cell>
          <table:table-cell table:style-name="ce49" office:value-type="string">
            <text:p>ADD</text:p>
          </table:table-cell>
          <table:table-cell table:style-name="ce50" office:value-type="string" table:number-columns-spanned="10" table:number-rows-spanned="1">
            <text:p>COLOR</text:p>
          </table:table-cell>
          <table:covered-table-cell table:number-columns-repeated="9" table:style-name="ce39"/>
          <table:table-cell table:style-name="ce40" table:number-columns-repeated="2"/>
          <table:table-cell table:style-name="ce46"/>
          <table:table-cell table:style-name="ce40" table:number-columns-repeated="3"/>
          <table:table-cell table:style-name="ce40" office:value-type="string">
            <text:p>IST</text:p>
          </table:table-cell>
          <table:table-cell table:style-name="ce40" table:number-columns-repeated="4"/>
          <table:table-cell table:style-name="ce40" office:value-type="string">
            <text:p>IST</text:p>
          </table:table-cell>
          <table:table-cell table:style-name="ce40" table:number-columns-repeated="5"/>
          <table:table-cell table:style-name="ce40" office:value-type="string">
            <text:p>IST</text:p>
          </table:table-cell>
          <table:table-cell table:style-name="ce40" table:number-columns-repeated="4"/>
          <table:table-cell table:style-name="ce40" office:value-type="string">
            <text:p>IST</text:p>
          </table:table-cell>
          <table:table-cell table:style-name="ce40"/>
          <table:table-cell table:style-name="ce73"/>
          <table:table-cell table:style-name="ce79" office:value-type="string">
            <text:p>CHAR</text:p>
          </table:table-cell>
          <table:table-cell table:style-name="ce84"/>
          <table:table-cell table:style-name="ce85" office:value-type="string" table:number-columns-spanned="5" table:number-rows-spanned="1">
            <text:p>COLOR NUMMER</text:p>
          </table:table-cell>
          <table:covered-table-cell table:number-columns-repeated="4" table:style-name="ce91"/>
        </table:table-row>
        <table:table-row table:style-name="ro1">
          <table:table-cell table:style-name="ce32" table:formula="of:=MID(['Charpad Export'.B209];2;2)" office:value-type="string" office:string-value="49">
            <text:p>49</text:p>
          </table:table-cell>
          <table:table-cell table:style-name="ce32" table:formula="of:=MID(['Charpad Export'.C209];2;2)" office:value-type="string" office:string-value="4a">
            <text:p>4a</text:p>
          </table:table-cell>
          <table:table-cell table:style-name="ce32" table:formula="of:=MID(['Charpad Export'.D209];2;2)" office:value-type="string" office:string-value="4a">
            <text:p>4a</text:p>
          </table:table-cell>
          <table:table-cell table:style-name="ce32" table:formula="of:=MID(['Charpad Export'.E209];2;2)" office:value-type="string" office:string-value="49">
            <text:p>49</text:p>
          </table:table-cell>
          <table:table-cell table:style-name="ce41" table:formula="of:=HEX2DEC([.A2])" office:value-type="float" office:value="73">
            <text:p>73</text:p>
          </table:table-cell>
          <table:table-cell table:style-name="ce44" table:formula="of:=HEX2DEC([.B2])" office:value-type="float" office:value="74">
            <text:p>74</text:p>
          </table:table-cell>
          <table:table-cell table:style-name="ce44" table:formula="of:=HEX2DEC([.C2])" office:value-type="float" office:value="74">
            <text:p>74</text:p>
          </table:table-cell>
          <table:table-cell table:style-name="ce44" table:formula="of:=HEX2DEC([.D2])" office:value-type="float" office:value="73">
            <text:p>73</text:p>
          </table:table-cell>
          <table:table-cell table:style-name="ce47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8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8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8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51" table:formula="of:=MID(['Charpad Export'.B236];2;2)" office:value-type="string" office:string-value="0b">
            <text:p>0b</text:p>
          </table:table-cell>
          <table:table-cell table:style-name="ce44" table:formula="of:=HEX2DEC([.M2])" office:value-type="float" office:value="11">
            <text:p>11</text:p>
          </table:table-cell>
          <table:table-cell table:style-name="ce44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6" table:formula="of:=[.M2]" office:value-type="string" office:string-value="0b">
            <text:p>0b</text:p>
          </table:table-cell>
          <table:table-cell table:style-name="ce44" table:formula="of:=HEX2DEC([.P2])" office:value-type="float" office:value="11">
            <text:p>11</text:p>
          </table:table-cell>
          <table:table-cell table:style-name="ce44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6" table:formula="of:=[.M2]" office:value-type="string" office:string-value="0b">
            <text:p>0b</text:p>
          </table:table-cell>
          <table:table-cell table:style-name="ce44" table:formula="of:=HEX2DEC([.S2])" office:value-type="float" office:value="11">
            <text:p>11</text:p>
          </table:table-cell>
          <table:table-cell table:style-name="ce44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8" table:formula="of:=[.M2]" office:value-type="string" office:string-value="0b">
            <text:p>0b</text:p>
          </table:table-cell>
          <table:table-cell table:style-name="ce44" table:formula="of:=HEX2DEC([.V2])" office:value-type="float" office:value="11">
            <text:p>11</text:p>
          </table:table-cell>
          <table:table-cell table:style-name="ce44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2]" office:value-type="string" office:string-value="{gray1}">
            <text:p>{gray1}</text:p>
          </table:table-cell>
          <table:table-cell table:style-name="ce67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67" office:value-type="string">
            <text:p>{</text:p>
          </table:table-cell>
          <table:table-cell table:style-name="ce67" table:formula="of:=[.E2]+[.I2]" office:value-type="float" office:value="201">
            <text:p>201</text:p>
          </table:table-cell>
          <table:table-cell table:style-name="ce67" office:value-type="string">
            <text:p>}</text:p>
          </table:table-cell>
          <table:table-cell table:style-name="ce67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67" table:formula="of:=[.R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2]+[.J2]" office:value-type="float" office:value="202">
            <text:p>202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67" table:formula="of:=[.U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2]+[.K2]" office:value-type="float" office:value="202">
            <text:p>202</text:p>
          </table:table-cell>
          <table:table-cell table:style-name="ce67" office:value-type="string">
            <text:p>}</text:p>
          </table:table-cell>
          <table:table-cell table:style-name="ce67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67" table:formula="of:=[.X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2]+[.L2]" office:value-type="float" office:value="201">
            <text:p>201</text:p>
          </table:table-cell>
          <table:table-cell table:style-name="ce67" office:value-type="string">
            <text:p>}</text:p>
          </table:table-cell>
          <table:table-cell table:style-name="ce74" office:value-type="string">
            <text:p>{rvrs off}"</text:p>
          </table:table-cell>
          <table:table-cell table:style-name="ce80" office:value-type="float" office:value="0">
            <text:p>0</text:p>
          </table:table-cell>
          <table:table-cell table:style-name="ce55"/>
          <table:table-cell table:style-name="ce86" office:value-type="string">
            <text:p>Multi Color</text:p>
          </table:table-cell>
          <table:table-cell table:style-name="ce92"/>
          <table:table-cell table:style-name="ce93" office:value-type="string">
            <text:p>Char Color</text:p>
          </table:table-cell>
          <table:table-cell table:style-name="ce98"/>
          <table:table-cell table:style-name="ce92"/>
        </table:table-row>
        <table:table-row table:style-name="ro1">
          <table:table-cell table:style-name="ce32" table:formula="of:=MID(['Charpad Export'.F209];2;2)" office:value-type="string" office:string-value="4b">
            <text:p>4b</text:p>
          </table:table-cell>
          <table:table-cell table:style-name="ce32" table:formula="of:=MID(['Charpad Export'.G209];2;2)" office:value-type="string" office:string-value="4c">
            <text:p>4c</text:p>
          </table:table-cell>
          <table:table-cell table:style-name="ce32" table:formula="of:=MID(['Charpad Export'.H209];2;2)" office:value-type="string" office:string-value="49">
            <text:p>49</text:p>
          </table:table-cell>
          <table:table-cell table:style-name="ce32" table:formula="of:=MID(['Charpad Export'.I209];2;2)" office:value-type="string" office:string-value="4a">
            <text:p>4a</text:p>
          </table:table-cell>
          <table:table-cell table:style-name="ce42" table:formula="of:=HEX2DEC([.A3])" office:value-type="float" office:value="75">
            <text:p>75</text:p>
          </table:table-cell>
          <table:table-cell table:style-name="ce45" table:formula="of:=HEX2DEC([.B3])" office:value-type="float" office:value="76">
            <text:p>76</text:p>
          </table:table-cell>
          <table:table-cell table:style-name="ce45" table:formula="of:=HEX2DEC([.C3])" office:value-type="float" office:value="73">
            <text:p>73</text:p>
          </table:table-cell>
          <table:table-cell table:style-name="ce45" table:formula="of:=HEX2DEC([.D3])" office:value-type="float" office:value="74">
            <text:p>74</text:p>
          </table:table-cell>
          <table:table-cell table:style-name="ce47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8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8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8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52" table:formula="of:=MID(['Charpad Export'.C236];2;2)" office:value-type="string" office:string-value="0b">
            <text:p>0b</text:p>
          </table:table-cell>
          <table:table-cell table:style-name="ce45" table:formula="of:=HEX2DEC([.M3])" office:value-type="float" office:value="11">
            <text:p>11</text:p>
          </table:table-cell>
          <table:table-cell table:style-name="ce45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7" table:formula="of:=[.M3]" office:value-type="string" office:string-value="0b">
            <text:p>0b</text:p>
          </table:table-cell>
          <table:table-cell table:style-name="ce45" table:formula="of:=HEX2DEC([.P3])" office:value-type="float" office:value="11">
            <text:p>11</text:p>
          </table:table-cell>
          <table:table-cell table:style-name="ce45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7" table:formula="of:=[.M3]" office:value-type="string" office:string-value="0b">
            <text:p>0b</text:p>
          </table:table-cell>
          <table:table-cell table:style-name="ce45" table:formula="of:=HEX2DEC([.S3])" office:value-type="float" office:value="11">
            <text:p>11</text:p>
          </table:table-cell>
          <table:table-cell table:style-name="ce45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9" table:formula="of:=[.M3]" office:value-type="string" office:string-value="0b">
            <text:p>0b</text:p>
          </table:table-cell>
          <table:table-cell table:style-name="ce45" table:formula="of:=HEX2DEC([.V3])" office:value-type="float" office:value="11">
            <text:p>11</text:p>
          </table:table-cell>
          <table:table-cell table:style-name="ce45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]" office:value-type="string" office:string-value="{gray1}">
            <text:p>{gray1}</text:p>
          </table:table-cell>
          <table:table-cell table:style-name="ce68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]+[.I3]" office:value-type="float" office:value="203">
            <text:p>203</text:p>
          </table:table-cell>
          <table:table-cell table:style-name="ce68" office:value-type="string">
            <text:p>}</text:p>
          </table:table-cell>
          <table:table-cell table:style-name="ce68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8" table:formula="of:=[.R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]+[.J3]" office:value-type="float" office:value="204">
            <text:p>204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8" table:formula="of:=[.U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]+[.K3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8" table:formula="of:=[.X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]+[.L3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">
            <text:p>1</text:p>
          </table:table-cell>
          <table:table-cell table:style-name="ce55"/>
          <table:table-cell table:style-name="ce87" office:value-type="string">
            <text:p>sw</text:p>
          </table:table-cell>
          <table:table-cell table:style-name="ce87" office:value-type="float" office:value="0">
            <text:p>0</text:p>
          </table:table-cell>
          <table:table-cell table:style-name="ce94" office:value-type="string">
            <text:p>sw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ires</text:p>
          </table:table-cell>
        </table:table-row>
        <table:table-row table:style-name="ro1">
          <table:table-cell table:style-name="ce32" table:formula="of:=MID(['Charpad Export'.J209];2;2)" office:value-type="string" office:string-value="49">
            <text:p>49</text:p>
          </table:table-cell>
          <table:table-cell table:style-name="ce32" table:formula="of:=MID(['Charpad Export'.K209];2;2)" office:value-type="string" office:string-value="4a">
            <text:p>4a</text:p>
          </table:table-cell>
          <table:table-cell table:style-name="ce32" table:formula="of:=MID(['Charpad Export'.L209];2;2)" office:value-type="string" office:string-value="4a">
            <text:p>4a</text:p>
          </table:table-cell>
          <table:table-cell table:style-name="ce32" table:formula="of:=MID(['Charpad Export'.M209];2;2)" office:value-type="string" office:string-value="49">
            <text:p>49</text:p>
          </table:table-cell>
          <table:table-cell table:style-name="ce42" table:formula="of:=HEX2DEC([.A4])" office:value-type="float" office:value="73">
            <text:p>73</text:p>
          </table:table-cell>
          <table:table-cell table:style-name="ce45" table:formula="of:=HEX2DEC([.B4])" office:value-type="float" office:value="74">
            <text:p>74</text:p>
          </table:table-cell>
          <table:table-cell table:style-name="ce45" table:formula="of:=HEX2DEC([.C4])" office:value-type="float" office:value="74">
            <text:p>74</text:p>
          </table:table-cell>
          <table:table-cell table:style-name="ce45" table:formula="of:=HEX2DEC([.D4])" office:value-type="float" office:value="73">
            <text:p>73</text:p>
          </table:table-cell>
          <table:table-cell table:style-name="ce47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8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8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8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53" table:formula="of:=MID(['Charpad Export'.D236];2;2)" office:value-type="string" office:string-value="0b">
            <text:p>0b</text:p>
          </table:table-cell>
          <table:table-cell table:style-name="ce45" table:formula="of:=HEX2DEC([.M4])" office:value-type="float" office:value="11">
            <text:p>11</text:p>
          </table:table-cell>
          <table:table-cell table:style-name="ce45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55" table:formula="of:=[.M4]" office:value-type="string" office:string-value="0b">
            <text:p>0b</text:p>
          </table:table-cell>
          <table:table-cell table:style-name="ce45" table:formula="of:=HEX2DEC([.P4])" office:value-type="float" office:value="11">
            <text:p>11</text:p>
          </table:table-cell>
          <table:table-cell table:style-name="ce45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55" table:formula="of:=[.M4]" office:value-type="string" office:string-value="0b">
            <text:p>0b</text:p>
          </table:table-cell>
          <table:table-cell table:style-name="ce45" table:formula="of:=HEX2DEC([.S4])" office:value-type="float" office:value="11">
            <text:p>11</text:p>
          </table:table-cell>
          <table:table-cell table:style-name="ce45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60" table:formula="of:=[.M4]" office:value-type="string" office:string-value="0b">
            <text:p>0b</text:p>
          </table:table-cell>
          <table:table-cell table:style-name="ce45" table:formula="of:=HEX2DEC([.V4])" office:value-type="float" office:value="11">
            <text:p>11</text:p>
          </table:table-cell>
          <table:table-cell table:style-name="ce45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]" office:value-type="string" office:string-value="{gray1}">
            <text:p>{gray1}</text:p>
          </table:table-cell>
          <table:table-cell table:style-name="ce68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]+[.I4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68" table:formula="of:=[.R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]+[.J4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68" table:formula="of:=[.U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]+[.K4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68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68" table:formula="of:=[.X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]+[.L4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">
            <text:p>2</text:p>
          </table:table-cell>
          <table:table-cell table:style-name="ce55"/>
          <table:table-cell table:style-name="ce88" office:value-type="string">
            <text:p>ws</text:p>
          </table:table-cell>
          <table:table-cell table:style-name="ce88" office:value-type="float" office:value="1">
            <text:p>1</text:p>
          </table:table-cell>
          <table:table-cell table:style-name="ce95" office:value-type="string">
            <text:p>ws</text:p>
          </table:table-cell>
          <table:table-cell table:style-name="ce95" office:value-type="float" office:value="1">
            <text:p>1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N209];2;2)" office:value-type="string" office:string-value="4d">
            <text:p>4d</text:p>
          </table:table-cell>
          <table:table-cell table:style-name="ce32" table:formula="of:=MID(['Charpad Export'.O209];2;2)" office:value-type="string" office:string-value="4e">
            <text:p>4e</text:p>
          </table:table-cell>
          <table:table-cell table:style-name="ce32" table:formula="of:=MID(['Charpad Export'.P209];2;2)" office:value-type="string" office:string-value="4f">
            <text:p>4f</text:p>
          </table:table-cell>
          <table:table-cell table:style-name="ce32" table:formula="of:=MID(['Charpad Export'.Q209];2;2)" office:value-type="string" office:string-value="50">
            <text:p>50</text:p>
          </table:table-cell>
          <table:table-cell table:style-name="ce42" table:formula="of:=HEX2DEC([.A5])" office:value-type="float" office:value="77">
            <text:p>77</text:p>
          </table:table-cell>
          <table:table-cell table:style-name="ce45" table:formula="of:=HEX2DEC([.B5])" office:value-type="float" office:value="78">
            <text:p>78</text:p>
          </table:table-cell>
          <table:table-cell table:style-name="ce45" table:formula="of:=HEX2DEC([.C5])" office:value-type="float" office:value="79">
            <text:p>79</text:p>
          </table:table-cell>
          <table:table-cell table:style-name="ce45" table:formula="of:=HEX2DEC([.D5])" office:value-type="float" office:value="80">
            <text:p>80</text:p>
          </table:table-cell>
          <table:table-cell table:style-name="ce47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8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8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8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52" table:formula="of:=MID(['Charpad Export'.E236];2;2)" office:value-type="string" office:string-value="0b">
            <text:p>0b</text:p>
          </table:table-cell>
          <table:table-cell table:style-name="ce45" table:formula="of:=HEX2DEC([.M5])" office:value-type="float" office:value="11">
            <text:p>11</text:p>
          </table:table-cell>
          <table:table-cell table:style-name="ce45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gray1}">
            <text:p>{gray1}</text:p>
          </table:table-cell>
          <table:table-cell table:style-name="ce57" table:formula="of:=[.M5]" office:value-type="string" office:string-value="0b">
            <text:p>0b</text:p>
          </table:table-cell>
          <table:table-cell table:style-name="ce45" table:formula="of:=HEX2DEC([.P5])" office:value-type="float" office:value="11">
            <text:p>11</text:p>
          </table:table-cell>
          <table:table-cell table:style-name="ce45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gray1}">
            <text:p>{gray1}</text:p>
          </table:table-cell>
          <table:table-cell table:style-name="ce57" table:formula="of:=[.M5]" office:value-type="string" office:string-value="0b">
            <text:p>0b</text:p>
          </table:table-cell>
          <table:table-cell table:style-name="ce45" table:formula="of:=HEX2DEC([.S5])" office:value-type="float" office:value="11">
            <text:p>11</text:p>
          </table:table-cell>
          <table:table-cell table:style-name="ce45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gray1}">
            <text:p>{gray1}</text:p>
          </table:table-cell>
          <table:table-cell table:style-name="ce59" table:formula="of:=[.M5]" office:value-type="string" office:string-value="0b">
            <text:p>0b</text:p>
          </table:table-cell>
          <table:table-cell table:style-name="ce45" table:formula="of:=HEX2DEC([.V5])" office:value-type="float" office:value="11">
            <text:p>11</text:p>
          </table:table-cell>
          <table:table-cell table:style-name="ce45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5]" office:value-type="string" office:string-value="{gray1}">
            <text:p>{gray1}</text:p>
          </table:table-cell>
          <table:table-cell table:style-name="ce68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5]+[.I5]" office:value-type="float" office:value="205">
            <text:p>205</text:p>
          </table:table-cell>
          <table:table-cell table:style-name="ce68" office:value-type="string">
            <text:p>}</text:p>
          </table:table-cell>
          <table:table-cell table:style-name="ce68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8" table:formula="of:=[.R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5]+[.J5]" office:value-type="float" office:value="206">
            <text:p>206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8" table:formula="of:=[.U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5]+[.K5]" office:value-type="float" office:value="207">
            <text:p>207</text:p>
          </table:table-cell>
          <table:table-cell table:style-name="ce68" office:value-type="string">
            <text:p>}</text:p>
          </table:table-cell>
          <table:table-cell table:style-name="ce68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8" table:formula="of:=[.X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5]+[.L5]" office:value-type="float" office:value="208">
            <text:p>208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">
            <text:p>3</text:p>
          </table:table-cell>
          <table:table-cell table:style-name="ce55"/>
          <table:table-cell table:style-name="ce88" office:value-type="string">
            <text:p>rd</text:p>
          </table:table-cell>
          <table:table-cell table:style-name="ce88" office:value-type="float" office:value="2">
            <text:p>2</text:p>
          </table:table-cell>
          <table:table-cell table:style-name="ce95" office:value-type="string">
            <text:p>rd</text:p>
          </table:table-cell>
          <table:table-cell table:style-name="ce95" office:value-type="float" office:value="2">
            <text:p>2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B210];2;2)" office:value-type="string" office:string-value="20">
            <text:p>20</text:p>
          </table:table-cell>
          <table:table-cell table:style-name="ce33" table:formula="of:=MID(['Charpad Export'.C210];2;2)" office:value-type="string" office:string-value="20">
            <text:p>20</text:p>
          </table:table-cell>
          <table:table-cell table:style-name="ce33" table:formula="of:=MID(['Charpad Export'.D210];2;2)" office:value-type="string" office:string-value="20">
            <text:p>20</text:p>
          </table:table-cell>
          <table:table-cell table:style-name="ce33" table:formula="of:=MID(['Charpad Export'.E210];2;2)" office:value-type="string" office:string-value="20">
            <text:p>20</text:p>
          </table:table-cell>
          <table:table-cell table:style-name="ce42" table:formula="of:=HEX2DEC([.A6])" office:value-type="float" office:value="32">
            <text:p>32</text:p>
          </table:table-cell>
          <table:table-cell table:style-name="ce45" table:formula="of:=HEX2DEC([.B6])" office:value-type="float" office:value="32">
            <text:p>32</text:p>
          </table:table-cell>
          <table:table-cell table:style-name="ce45" table:formula="of:=HEX2DEC([.C6])" office:value-type="float" office:value="32">
            <text:p>32</text:p>
          </table:table-cell>
          <table:table-cell table:style-name="ce45" table:formula="of:=HEX2DEC([.D6])" office:value-type="float" office:value="32">
            <text:p>32</text:p>
          </table:table-cell>
          <table:table-cell table:style-name="ce47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0">
            <text:p>0</text:p>
          </table:table-cell>
          <table:table-cell table:style-name="ce48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0">
            <text:p>0</text:p>
          </table:table-cell>
          <table:table-cell table:style-name="ce48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0">
            <text:p>0</text:p>
          </table:table-cell>
          <table:table-cell table:style-name="ce48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0">
            <text:p>0</text:p>
          </table:table-cell>
          <table:table-cell table:style-name="ce53" table:formula="of:=MID(['Charpad Export'.F236];2;2)" office:value-type="string" office:string-value="0b">
            <text:p>0b</text:p>
          </table:table-cell>
          <table:table-cell table:style-name="ce45" table:formula="of:=HEX2DEC([.M6])" office:value-type="float" office:value="11">
            <text:p>11</text:p>
          </table:table-cell>
          <table:table-cell table:style-name="ce45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55" table:formula="of:=[.M6]" office:value-type="string" office:string-value="0b">
            <text:p>0b</text:p>
          </table:table-cell>
          <table:table-cell table:style-name="ce45" table:formula="of:=HEX2DEC([.P6])" office:value-type="float" office:value="11">
            <text:p>11</text:p>
          </table:table-cell>
          <table:table-cell table:style-name="ce45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55" table:formula="of:=[.M6]" office:value-type="string" office:string-value="0b">
            <text:p>0b</text:p>
          </table:table-cell>
          <table:table-cell table:style-name="ce45" table:formula="of:=HEX2DEC([.S6])" office:value-type="float" office:value="11">
            <text:p>11</text:p>
          </table:table-cell>
          <table:table-cell table:style-name="ce45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60" table:formula="of:=[.M6]" office:value-type="string" office:string-value="0b">
            <text:p>0b</text:p>
          </table:table-cell>
          <table:table-cell table:style-name="ce45" table:formula="of:=HEX2DEC([.V6])" office:value-type="float" office:value="11">
            <text:p>11</text:p>
          </table:table-cell>
          <table:table-cell table:style-name="ce45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6]" office:value-type="string" office:string-value="{gray1}">
            <text:p>{gray1}</text:p>
          </table:table-cell>
          <table:table-cell table:style-name="ce68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6]+[.I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8" table:formula="of:=[.R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6]+[.J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8" table:formula="of:=[.U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6]+[.K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8" table:formula="of:=[.X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6]+[.L6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">
            <text:p>4</text:p>
          </table:table-cell>
          <table:table-cell table:style-name="ce55"/>
          <table:table-cell table:style-name="ce88" office:value-type="string">
            <text:p>tk</text:p>
          </table:table-cell>
          <table:table-cell table:style-name="ce88" office:value-type="float" office:value="3">
            <text:p>3</text:p>
          </table:table-cell>
          <table:table-cell table:style-name="ce95" office:value-type="string">
            <text:p>rd</text:p>
          </table:table-cell>
          <table:table-cell table:style-name="ce95" office:value-type="float" office:value="3">
            <text:p>3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F210];2;2)" office:value-type="string" office:string-value="20">
            <text:p>20</text:p>
          </table:table-cell>
          <table:table-cell table:style-name="ce33" table:formula="of:=MID(['Charpad Export'.G210];2;2)" office:value-type="string" office:string-value="20">
            <text:p>20</text:p>
          </table:table-cell>
          <table:table-cell table:style-name="ce33" table:formula="of:=MID(['Charpad Export'.H210];2;2)" office:value-type="string" office:string-value="20">
            <text:p>20</text:p>
          </table:table-cell>
          <table:table-cell table:style-name="ce33" table:formula="of:=MID(['Charpad Export'.I210];2;2)" office:value-type="string" office:string-value="20">
            <text:p>20</text:p>
          </table:table-cell>
          <table:table-cell table:style-name="ce42" table:formula="of:=HEX2DEC([.A7])" office:value-type="float" office:value="32">
            <text:p>32</text:p>
          </table:table-cell>
          <table:table-cell table:style-name="ce45" table:formula="of:=HEX2DEC([.B7])" office:value-type="float" office:value="32">
            <text:p>32</text:p>
          </table:table-cell>
          <table:table-cell table:style-name="ce45" table:formula="of:=HEX2DEC([.C7])" office:value-type="float" office:value="32">
            <text:p>32</text:p>
          </table:table-cell>
          <table:table-cell table:style-name="ce45" table:formula="of:=HEX2DEC([.D7])" office:value-type="float" office:value="32">
            <text:p>32</text:p>
          </table:table-cell>
          <table:table-cell table:style-name="ce47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0">
            <text:p>0</text:p>
          </table:table-cell>
          <table:table-cell table:style-name="ce48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0">
            <text:p>0</text:p>
          </table:table-cell>
          <table:table-cell table:style-name="ce48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0">
            <text:p>0</text:p>
          </table:table-cell>
          <table:table-cell table:style-name="ce48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0">
            <text:p>0</text:p>
          </table:table-cell>
          <table:table-cell table:style-name="ce52" table:formula="of:=MID(['Charpad Export'.G236];2;2)" office:value-type="string" office:string-value="0b">
            <text:p>0b</text:p>
          </table:table-cell>
          <table:table-cell table:style-name="ce45" table:formula="of:=HEX2DEC([.M7])" office:value-type="float" office:value="11">
            <text:p>11</text:p>
          </table:table-cell>
          <table:table-cell table:style-name="ce45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7" table:formula="of:=[.M7]" office:value-type="string" office:string-value="0b">
            <text:p>0b</text:p>
          </table:table-cell>
          <table:table-cell table:style-name="ce45" table:formula="of:=HEX2DEC([.P7])" office:value-type="float" office:value="11">
            <text:p>11</text:p>
          </table:table-cell>
          <table:table-cell table:style-name="ce45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7" table:formula="of:=[.M7]" office:value-type="string" office:string-value="0b">
            <text:p>0b</text:p>
          </table:table-cell>
          <table:table-cell table:style-name="ce45" table:formula="of:=HEX2DEC([.S7])" office:value-type="float" office:value="11">
            <text:p>11</text:p>
          </table:table-cell>
          <table:table-cell table:style-name="ce45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9" table:formula="of:=[.M7]" office:value-type="string" office:string-value="0b">
            <text:p>0b</text:p>
          </table:table-cell>
          <table:table-cell table:style-name="ce45" table:formula="of:=HEX2DEC([.V7])" office:value-type="float" office:value="11">
            <text:p>11</text:p>
          </table:table-cell>
          <table:table-cell table:style-name="ce45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7]" office:value-type="string" office:string-value="{gray1}">
            <text:p>{gray1}</text:p>
          </table:table-cell>
          <table:table-cell table:style-name="ce68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7]+[.I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8" table:formula="of:=[.R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7]+[.J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8" table:formula="of:=[.U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7]+[.K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8" table:formula="of:=[.X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7]+[.L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5">
            <text:p>5</text:p>
          </table:table-cell>
          <table:table-cell table:style-name="ce55"/>
          <table:table-cell table:style-name="ce88" office:value-type="string">
            <text:p>vi</text:p>
          </table:table-cell>
          <table:table-cell table:style-name="ce88" office:value-type="float" office:value="4">
            <text:p>4</text:p>
          </table:table-cell>
          <table:table-cell table:style-name="ce95" office:value-type="string">
            <text:p>vi</text:p>
          </table:table-cell>
          <table:table-cell table:style-name="ce95" office:value-type="float" office:value="4">
            <text:p>4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J210];2;2)" office:value-type="string" office:string-value="20">
            <text:p>20</text:p>
          </table:table-cell>
          <table:table-cell table:style-name="ce33" table:formula="of:=MID(['Charpad Export'.K210];2;2)" office:value-type="string" office:string-value="20">
            <text:p>20</text:p>
          </table:table-cell>
          <table:table-cell table:style-name="ce33" table:formula="of:=MID(['Charpad Export'.L210];2;2)" office:value-type="string" office:string-value="20">
            <text:p>20</text:p>
          </table:table-cell>
          <table:table-cell table:style-name="ce33" table:formula="of:=MID(['Charpad Export'.M210];2;2)" office:value-type="string" office:string-value="20">
            <text:p>20</text:p>
          </table:table-cell>
          <table:table-cell table:style-name="ce42" table:formula="of:=HEX2DEC([.A8])" office:value-type="float" office:value="32">
            <text:p>32</text:p>
          </table:table-cell>
          <table:table-cell table:style-name="ce45" table:formula="of:=HEX2DEC([.B8])" office:value-type="float" office:value="32">
            <text:p>32</text:p>
          </table:table-cell>
          <table:table-cell table:style-name="ce45" table:formula="of:=HEX2DEC([.C8])" office:value-type="float" office:value="32">
            <text:p>32</text:p>
          </table:table-cell>
          <table:table-cell table:style-name="ce45" table:formula="of:=HEX2DEC([.D8])" office:value-type="float" office:value="32">
            <text:p>32</text:p>
          </table:table-cell>
          <table:table-cell table:style-name="ce47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0">
            <text:p>0</text:p>
          </table:table-cell>
          <table:table-cell table:style-name="ce48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0">
            <text:p>0</text:p>
          </table:table-cell>
          <table:table-cell table:style-name="ce48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0">
            <text:p>0</text:p>
          </table:table-cell>
          <table:table-cell table:style-name="ce48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0">
            <text:p>0</text:p>
          </table:table-cell>
          <table:table-cell table:style-name="ce53" table:formula="of:=MID(['Charpad Export'.H236];2;2)" office:value-type="string" office:string-value="0b">
            <text:p>0b</text:p>
          </table:table-cell>
          <table:table-cell table:style-name="ce45" table:formula="of:=HEX2DEC([.M8])" office:value-type="float" office:value="11">
            <text:p>11</text:p>
          </table:table-cell>
          <table:table-cell table:style-name="ce45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gray1}">
            <text:p>{gray1}</text:p>
          </table:table-cell>
          <table:table-cell table:style-name="ce55" table:formula="of:=[.M8]" office:value-type="string" office:string-value="0b">
            <text:p>0b</text:p>
          </table:table-cell>
          <table:table-cell table:style-name="ce45" table:formula="of:=HEX2DEC([.P8])" office:value-type="float" office:value="11">
            <text:p>11</text:p>
          </table:table-cell>
          <table:table-cell table:style-name="ce45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gray1}">
            <text:p>{gray1}</text:p>
          </table:table-cell>
          <table:table-cell table:style-name="ce55" table:formula="of:=[.M8]" office:value-type="string" office:string-value="0b">
            <text:p>0b</text:p>
          </table:table-cell>
          <table:table-cell table:style-name="ce45" table:formula="of:=HEX2DEC([.S8])" office:value-type="float" office:value="11">
            <text:p>11</text:p>
          </table:table-cell>
          <table:table-cell table:style-name="ce45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gray1}">
            <text:p>{gray1}</text:p>
          </table:table-cell>
          <table:table-cell table:style-name="ce60" table:formula="of:=[.M8]" office:value-type="string" office:string-value="0b">
            <text:p>0b</text:p>
          </table:table-cell>
          <table:table-cell table:style-name="ce45" table:formula="of:=HEX2DEC([.V8])" office:value-type="float" office:value="11">
            <text:p>11</text:p>
          </table:table-cell>
          <table:table-cell table:style-name="ce45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8]" office:value-type="string" office:string-value="{gray1}">
            <text:p>{gray1}</text:p>
          </table:table-cell>
          <table:table-cell table:style-name="ce68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8]+[.I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68" table:formula="of:=[.R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8]+[.J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68" table:formula="of:=[.U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8]+[.K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68" table:formula="of:=[.X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8]+[.L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6">
            <text:p>6</text:p>
          </table:table-cell>
          <table:table-cell table:style-name="ce55"/>
          <table:table-cell table:style-name="ce88" office:value-type="string">
            <text:p>gn</text:p>
          </table:table-cell>
          <table:table-cell table:style-name="ce88" office:value-type="float" office:value="5">
            <text:p>5</text:p>
          </table:table-cell>
          <table:table-cell table:style-name="ce95" office:value-type="string">
            <text:p>gn</text:p>
          </table:table-cell>
          <table:table-cell table:style-name="ce95" office:value-type="float" office:value="5">
            <text:p>5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3" table:formula="of:=MID(['Charpad Export'.N210];2;2)" office:value-type="string" office:string-value="20">
            <text:p>20</text:p>
          </table:table-cell>
          <table:table-cell table:style-name="ce33" table:formula="of:=MID(['Charpad Export'.O210];2;2)" office:value-type="string" office:string-value="20">
            <text:p>20</text:p>
          </table:table-cell>
          <table:table-cell table:style-name="ce33" table:formula="of:=MID(['Charpad Export'.P210];2;2)" office:value-type="string" office:string-value="20">
            <text:p>20</text:p>
          </table:table-cell>
          <table:table-cell table:style-name="ce33" table:formula="of:=MID(['Charpad Export'.Q210];2;2)" office:value-type="string" office:string-value="20">
            <text:p>20</text:p>
          </table:table-cell>
          <table:table-cell table:style-name="ce42" table:formula="of:=HEX2DEC([.A9])" office:value-type="float" office:value="32">
            <text:p>32</text:p>
          </table:table-cell>
          <table:table-cell table:style-name="ce45" table:formula="of:=HEX2DEC([.B9])" office:value-type="float" office:value="32">
            <text:p>32</text:p>
          </table:table-cell>
          <table:table-cell table:style-name="ce45" table:formula="of:=HEX2DEC([.C9])" office:value-type="float" office:value="32">
            <text:p>32</text:p>
          </table:table-cell>
          <table:table-cell table:style-name="ce45" table:formula="of:=HEX2DEC([.D9])" office:value-type="float" office:value="32">
            <text:p>32</text:p>
          </table:table-cell>
          <table:table-cell table:style-name="ce47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0">
            <text:p>0</text:p>
          </table:table-cell>
          <table:table-cell table:style-name="ce48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0">
            <text:p>0</text:p>
          </table:table-cell>
          <table:table-cell table:style-name="ce48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0">
            <text:p>0</text:p>
          </table:table-cell>
          <table:table-cell table:style-name="ce48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0">
            <text:p>0</text:p>
          </table:table-cell>
          <table:table-cell table:style-name="ce52" table:formula="of:=MID(['Charpad Export'.I236];2;2)" office:value-type="string" office:string-value="0b">
            <text:p>0b</text:p>
          </table:table-cell>
          <table:table-cell table:style-name="ce45" table:formula="of:=HEX2DEC([.M9])" office:value-type="float" office:value="11">
            <text:p>11</text:p>
          </table:table-cell>
          <table:table-cell table:style-name="ce45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7" table:formula="of:=[.M9]" office:value-type="string" office:string-value="0b">
            <text:p>0b</text:p>
          </table:table-cell>
          <table:table-cell table:style-name="ce45" table:formula="of:=HEX2DEC([.P9])" office:value-type="float" office:value="11">
            <text:p>11</text:p>
          </table:table-cell>
          <table:table-cell table:style-name="ce45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7" table:formula="of:=[.M9]" office:value-type="string" office:string-value="0b">
            <text:p>0b</text:p>
          </table:table-cell>
          <table:table-cell table:style-name="ce45" table:formula="of:=HEX2DEC([.S9])" office:value-type="float" office:value="11">
            <text:p>11</text:p>
          </table:table-cell>
          <table:table-cell table:style-name="ce45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9" table:formula="of:=[.M9]" office:value-type="string" office:string-value="0b">
            <text:p>0b</text:p>
          </table:table-cell>
          <table:table-cell table:style-name="ce45" table:formula="of:=HEX2DEC([.V9])" office:value-type="float" office:value="11">
            <text:p>11</text:p>
          </table:table-cell>
          <table:table-cell table:style-name="ce45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9]" office:value-type="string" office:string-value="{gray1}">
            <text:p>{gray1}</text:p>
          </table:table-cell>
          <table:table-cell table:style-name="ce68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9]+[.I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8" table:formula="of:=[.R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9]+[.J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8" table:formula="of:=[.U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9]+[.K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8" table:formula="of:=[.X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9]+[.L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7">
            <text:p>7</text:p>
          </table:table-cell>
          <table:table-cell table:style-name="ce55"/>
          <table:table-cell table:style-name="ce88" office:value-type="string">
            <text:p>bl</text:p>
          </table:table-cell>
          <table:table-cell table:style-name="ce88" office:value-type="float" office:value="6">
            <text:p>6</text:p>
          </table:table-cell>
          <table:table-cell table:style-name="ce95" office:value-type="string">
            <text:p>bl</text:p>
          </table:table-cell>
          <table:table-cell table:style-name="ce95" office:value-type="float" office:value="6">
            <text:p>6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B211];2;2)" office:value-type="string" office:string-value="51">
            <text:p>51</text:p>
          </table:table-cell>
          <table:table-cell table:style-name="ce32" table:formula="of:=MID(['Charpad Export'.C211];2;2)" office:value-type="string" office:string-value="51">
            <text:p>51</text:p>
          </table:table-cell>
          <table:table-cell table:style-name="ce32" table:formula="of:=MID(['Charpad Export'.D211];2;2)" office:value-type="string" office:string-value="51">
            <text:p>51</text:p>
          </table:table-cell>
          <table:table-cell table:style-name="ce32" table:formula="of:=MID(['Charpad Export'.E211];2;2)" office:value-type="string" office:string-value="51">
            <text:p>51</text:p>
          </table:table-cell>
          <table:table-cell table:style-name="ce42" table:formula="of:=HEX2DEC([.A10])" office:value-type="float" office:value="81">
            <text:p>81</text:p>
          </table:table-cell>
          <table:table-cell table:style-name="ce45" table:formula="of:=HEX2DEC([.B10])" office:value-type="float" office:value="81">
            <text:p>81</text:p>
          </table:table-cell>
          <table:table-cell table:style-name="ce45" table:formula="of:=HEX2DEC([.C10])" office:value-type="float" office:value="81">
            <text:p>81</text:p>
          </table:table-cell>
          <table:table-cell table:style-name="ce45" table:formula="of:=HEX2DEC([.D10])" office:value-type="float" office:value="81">
            <text:p>81</text:p>
          </table:table-cell>
          <table:table-cell table:style-name="ce47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8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8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8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53" table:formula="of:=MID(['Charpad Export'.J236];2;2)" office:value-type="string" office:string-value="08">
            <text:p>08</text:p>
          </table:table-cell>
          <table:table-cell table:style-name="ce45" table:formula="of:=HEX2DEC([.M10])" office:value-type="float" office:value="8">
            <text:p>8</text:p>
          </table:table-cell>
          <table:table-cell table:style-name="ce45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orange}">
            <text:p>{orange}</text:p>
          </table:table-cell>
          <table:table-cell table:style-name="ce55" table:formula="of:=[.M10]" office:value-type="string" office:string-value="08">
            <text:p>08</text:p>
          </table:table-cell>
          <table:table-cell table:style-name="ce45" table:formula="of:=HEX2DEC([.P10])" office:value-type="float" office:value="8">
            <text:p>8</text:p>
          </table:table-cell>
          <table:table-cell table:style-name="ce45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orange}">
            <text:p>{orange}</text:p>
          </table:table-cell>
          <table:table-cell table:style-name="ce55" table:formula="of:=[.M10]" office:value-type="string" office:string-value="08">
            <text:p>08</text:p>
          </table:table-cell>
          <table:table-cell table:style-name="ce45" table:formula="of:=HEX2DEC([.S10])" office:value-type="float" office:value="8">
            <text:p>8</text:p>
          </table:table-cell>
          <table:table-cell table:style-name="ce45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orange}">
            <text:p>{orange}</text:p>
          </table:table-cell>
          <table:table-cell table:style-name="ce60" table:formula="of:=[.M10]" office:value-type="string" office:string-value="08">
            <text:p>08</text:p>
          </table:table-cell>
          <table:table-cell table:style-name="ce45" table:formula="of:=HEX2DEC([.V10])" office:value-type="float" office:value="8">
            <text:p>8</text:p>
          </table:table-cell>
          <table:table-cell table:style-name="ce45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orange}">
            <text:p>{orange}</text:p>
          </table:table-cell>
          <table:table-cell table:style-name="ce62" office:value-type="string">
            <text:p>data"</text:p>
          </table:table-cell>
          <table:table-cell table:style-name="ce68" table:formula="of:=[.O10]" office:value-type="string" office:string-value="{orange}">
            <text:p>{orange}</text:p>
          </table:table-cell>
          <table:table-cell table:style-name="ce68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0]+[.I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8" table:formula="of:=[.R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F10]+[.J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8" table:formula="of:=[.U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G10]+[.K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8" table:formula="of:=[.X10]" office:value-type="string" office:string-value="{orange}">
            <text:p>{orange}</text:p>
          </table:table-cell>
          <table:table-cell table:style-name="ce68" office:value-type="string">
            <text:p>{</text:p>
          </table:table-cell>
          <table:table-cell table:style-name="ce68" table:formula="of:=[.H10]+[.L10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8">
            <text:p>8</text:p>
          </table:table-cell>
          <table:table-cell table:style-name="ce55"/>
          <table:table-cell table:style-name="ce88" office:value-type="string">
            <text:p>ge</text:p>
          </table:table-cell>
          <table:table-cell table:style-name="ce88" office:value-type="float" office:value="7">
            <text:p>7</text:p>
          </table:table-cell>
          <table:table-cell table:style-name="ce95" office:value-type="string">
            <text:p>ge</text:p>
          </table:table-cell>
          <table:table-cell table:style-name="ce95" office:value-type="float" office:value="7">
            <text:p>7</text:p>
          </table:table-cell>
          <table:table-cell table:style-name="ce95" office:value-type="string">
            <text:p>hires</text:p>
          </table:table-cell>
        </table:table-row>
        <table:table-row table:style-name="ro1">
          <table:table-cell table:style-name="ce32" table:formula="of:=MID(['Charpad Export'.F211];2;2)" office:value-type="string" office:string-value="52">
            <text:p>52</text:p>
          </table:table-cell>
          <table:table-cell table:style-name="ce32" table:formula="of:=MID(['Charpad Export'.G211];2;2)" office:value-type="string" office:string-value="53">
            <text:p>53</text:p>
          </table:table-cell>
          <table:table-cell table:style-name="ce32" table:formula="of:=MID(['Charpad Export'.H211];2;2)" office:value-type="string" office:string-value="54">
            <text:p>54</text:p>
          </table:table-cell>
          <table:table-cell table:style-name="ce32" table:formula="of:=MID(['Charpad Export'.I211];2;2)" office:value-type="string" office:string-value="55">
            <text:p>55</text:p>
          </table:table-cell>
          <table:table-cell table:style-name="ce42" table:formula="of:=HEX2DEC([.A11])" office:value-type="float" office:value="82">
            <text:p>82</text:p>
          </table:table-cell>
          <table:table-cell table:style-name="ce45" table:formula="of:=HEX2DEC([.B11])" office:value-type="float" office:value="83">
            <text:p>83</text:p>
          </table:table-cell>
          <table:table-cell table:style-name="ce45" table:formula="of:=HEX2DEC([.C11])" office:value-type="float" office:value="84">
            <text:p>84</text:p>
          </table:table-cell>
          <table:table-cell table:style-name="ce45" table:formula="of:=HEX2DEC([.D11])" office:value-type="float" office:value="85">
            <text:p>85</text:p>
          </table:table-cell>
          <table:table-cell table:style-name="ce47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8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8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8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52" table:formula="of:=MID(['Charpad Export'.K236];2;2)" office:value-type="string" office:string-value="09">
            <text:p>09</text:p>
          </table:table-cell>
          <table:table-cell table:style-name="ce45" table:formula="of:=HEX2DEC([.M11])" office:value-type="float" office:value="9">
            <text:p>9</text:p>
          </table:table-cell>
          <table:table-cell table:style-name="ce45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57" table:formula="of:=[.M11]" office:value-type="string" office:string-value="09">
            <text:p>09</text:p>
          </table:table-cell>
          <table:table-cell table:style-name="ce45" table:formula="of:=HEX2DEC([.P11])" office:value-type="float" office:value="9">
            <text:p>9</text:p>
          </table:table-cell>
          <table:table-cell table:style-name="ce45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57" table:formula="of:=[.M11]" office:value-type="string" office:string-value="09">
            <text:p>09</text:p>
          </table:table-cell>
          <table:table-cell table:style-name="ce45" table:formula="of:=HEX2DEC([.S11])" office:value-type="float" office:value="9">
            <text:p>9</text:p>
          </table:table-cell>
          <table:table-cell table:style-name="ce45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59" table:formula="of:=[.M11]" office:value-type="string" office:string-value="09">
            <text:p>09</text:p>
          </table:table-cell>
          <table:table-cell table:style-name="ce45" table:formula="of:=HEX2DEC([.V11])" office:value-type="float" office:value="9">
            <text:p>9</text:p>
          </table:table-cell>
          <table:table-cell table:style-name="ce45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11]" office:value-type="string" office:string-value="{brown}">
            <text:p>{brown}</text:p>
          </table:table-cell>
          <table:table-cell table:style-name="ce68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1]+[.I11]" office:value-type="float" office:value="210">
            <text:p>210</text:p>
          </table:table-cell>
          <table:table-cell table:style-name="ce68" office:value-type="string">
            <text:p>}</text:p>
          </table:table-cell>
          <table:table-cell table:style-name="ce68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8" table:formula="of:=[.R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11]+[.J11]" office:value-type="float" office:value="211">
            <text:p>21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8" table:formula="of:=[.U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11]+[.K11]" office:value-type="float" office:value="212">
            <text:p>212</text:p>
          </table:table-cell>
          <table:table-cell table:style-name="ce68" office:value-type="string">
            <text:p>}</text:p>
          </table:table-cell>
          <table:table-cell table:style-name="ce68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8" table:formula="of:=[.X1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11]+[.L11]" office:value-type="float" office:value="213">
            <text:p>213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9">
            <text:p>9</text:p>
          </table:table-cell>
          <table:table-cell table:style-name="ce55"/>
          <table:table-cell table:style-name="ce88" office:value-type="string">
            <text:p>or</text:p>
          </table:table-cell>
          <table:table-cell table:style-name="ce88" office:value-type="float" office:value="8">
            <text:p>8</text:p>
          </table:table-cell>
          <table:table-cell table:style-name="ce96" office:value-type="string">
            <text:p>sw</text:p>
          </table:table-cell>
          <table:table-cell table:style-name="ce96" office:value-type="float" office:value="8">
            <text:p>8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J211];2;2)" office:value-type="string" office:string-value="56">
            <text:p>56</text:p>
          </table:table-cell>
          <table:table-cell table:style-name="ce32" table:formula="of:=MID(['Charpad Export'.K211];2;2)" office:value-type="string" office:string-value="57">
            <text:p>57</text:p>
          </table:table-cell>
          <table:table-cell table:style-name="ce32" table:formula="of:=MID(['Charpad Export'.L211];2;2)" office:value-type="string" office:string-value="58">
            <text:p>58</text:p>
          </table:table-cell>
          <table:table-cell table:style-name="ce32" table:formula="of:=MID(['Charpad Export'.M211];2;2)" office:value-type="string" office:string-value="59">
            <text:p>59</text:p>
          </table:table-cell>
          <table:table-cell table:style-name="ce42" table:formula="of:=HEX2DEC([.A12])" office:value-type="float" office:value="86">
            <text:p>86</text:p>
          </table:table-cell>
          <table:table-cell table:style-name="ce45" table:formula="of:=HEX2DEC([.B12])" office:value-type="float" office:value="87">
            <text:p>87</text:p>
          </table:table-cell>
          <table:table-cell table:style-name="ce45" table:formula="of:=HEX2DEC([.C12])" office:value-type="float" office:value="88">
            <text:p>88</text:p>
          </table:table-cell>
          <table:table-cell table:style-name="ce45" table:formula="of:=HEX2DEC([.D12])" office:value-type="float" office:value="89">
            <text:p>89</text:p>
          </table:table-cell>
          <table:table-cell table:style-name="ce47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8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48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128">
            <text:p>+128</text:p>
          </table:table-cell>
          <table:table-cell table:style-name="ce48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128">
            <text:p>+128</text:p>
          </table:table-cell>
          <table:table-cell table:style-name="ce53" table:formula="of:=MID(['Charpad Export'.L236];2;2)" office:value-type="string" office:string-value="0a">
            <text:p>0a</text:p>
          </table:table-cell>
          <table:table-cell table:style-name="ce45" table:formula="of:=HEX2DEC([.M12])" office:value-type="float" office:value="10">
            <text:p>10</text:p>
          </table:table-cell>
          <table:table-cell table:style-name="ce45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55" table:formula="of:=[.M12]" office:value-type="string" office:string-value="0a">
            <text:p>0a</text:p>
          </table:table-cell>
          <table:table-cell table:style-name="ce45" table:formula="of:=HEX2DEC([.P12])" office:value-type="float" office:value="10">
            <text:p>10</text:p>
          </table:table-cell>
          <table:table-cell table:style-name="ce45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55" table:formula="of:=[.M12]" office:value-type="string" office:string-value="0a">
            <text:p>0a</text:p>
          </table:table-cell>
          <table:table-cell table:style-name="ce45" table:formula="of:=HEX2DEC([.S12])" office:value-type="float" office:value="10">
            <text:p>10</text:p>
          </table:table-cell>
          <table:table-cell table:style-name="ce45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60" table:formula="of:=[.M12]" office:value-type="string" office:string-value="0a">
            <text:p>0a</text:p>
          </table:table-cell>
          <table:table-cell table:style-name="ce45" table:formula="of:=HEX2DEC([.V12])" office:value-type="float" office:value="10">
            <text:p>10</text:p>
          </table:table-cell>
          <table:table-cell table:style-name="ce45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2]" office:value-type="string" office:string-value="{lt. red}">
            <text:p>{lt. red}</text:p>
          </table:table-cell>
          <table:table-cell table:style-name="ce68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2]+[.I12]" office:value-type="float" office:value="214">
            <text:p>214</text:p>
          </table:table-cell>
          <table:table-cell table:style-name="ce68" office:value-type="string">
            <text:p>}</text:p>
          </table:table-cell>
          <table:table-cell table:style-name="ce68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8" table:formula="of:=[.R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2]+[.J12]" office:value-type="float" office:value="215">
            <text:p>215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8" table:formula="of:=[.U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2]+[.K12]" office:value-type="float" office:value="216">
            <text:p>216</text:p>
          </table:table-cell>
          <table:table-cell table:style-name="ce68" office:value-type="string">
            <text:p>}</text:p>
          </table:table-cell>
          <table:table-cell table:style-name="ce68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8" table:formula="of:=[.X12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2]+[.L12]" office:value-type="float" office:value="217">
            <text:p>217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0">
            <text:p>10</text:p>
          </table:table-cell>
          <table:table-cell table:style-name="ce55"/>
          <table:table-cell table:style-name="ce88" office:value-type="string">
            <text:p>br</text:p>
          </table:table-cell>
          <table:table-cell table:style-name="ce88" office:value-type="float" office:value="9">
            <text:p>9</text:p>
          </table:table-cell>
          <table:table-cell table:style-name="ce96" office:value-type="string">
            <text:p>ws</text:p>
          </table:table-cell>
          <table:table-cell table:style-name="ce96" office:value-type="float" office:value="9">
            <text:p>9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N211];2;2)" office:value-type="string" office:string-value="5a">
            <text:p>5a</text:p>
          </table:table-cell>
          <table:table-cell table:style-name="ce32" table:formula="of:=MID(['Charpad Export'.O211];2;2)" office:value-type="string" office:string-value="5b">
            <text:p>5b</text:p>
          </table:table-cell>
          <table:table-cell table:style-name="ce32" table:formula="of:=MID(['Charpad Export'.P211];2;2)" office:value-type="string" office:string-value="5c">
            <text:p>5c</text:p>
          </table:table-cell>
          <table:table-cell table:style-name="ce32" table:formula="of:=MID(['Charpad Export'.Q211];2;2)" office:value-type="string" office:string-value="5d">
            <text:p>5d</text:p>
          </table:table-cell>
          <table:table-cell table:style-name="ce42" table:formula="of:=HEX2DEC([.A13])" office:value-type="float" office:value="90">
            <text:p>90</text:p>
          </table:table-cell>
          <table:table-cell table:style-name="ce45" table:formula="of:=HEX2DEC([.B13])" office:value-type="float" office:value="91">
            <text:p>91</text:p>
          </table:table-cell>
          <table:table-cell table:style-name="ce45" table:formula="of:=HEX2DEC([.C13])" office:value-type="float" office:value="92">
            <text:p>92</text:p>
          </table:table-cell>
          <table:table-cell table:style-name="ce45" table:formula="of:=HEX2DEC([.D13])" office:value-type="float" office:value="93">
            <text:p>93</text:p>
          </table:table-cell>
          <table:table-cell table:style-name="ce47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128">
            <text:p>+128</text:p>
          </table:table-cell>
          <table:table-cell table:style-name="ce48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128">
            <text:p>+128</text:p>
          </table:table-cell>
          <table:table-cell table:style-name="ce48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128">
            <text:p>+128</text:p>
          </table:table-cell>
          <table:table-cell table:style-name="ce48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128">
            <text:p>+128</text:p>
          </table:table-cell>
          <table:table-cell table:style-name="ce52" table:formula="of:=MID(['Charpad Export'.M236];2;2)" office:value-type="string" office:string-value="0b">
            <text:p>0b</text:p>
          </table:table-cell>
          <table:table-cell table:style-name="ce45" table:formula="of:=HEX2DEC([.M13])" office:value-type="float" office:value="11">
            <text:p>11</text:p>
          </table:table-cell>
          <table:table-cell table:style-name="ce45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45" table:formula="of:=HEX2DEC([.P13])" office:value-type="float" office:value="11">
            <text:p>11</text:p>
          </table:table-cell>
          <table:table-cell table:style-name="ce45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gray1}">
            <text:p>{gray1}</text:p>
          </table:table-cell>
          <table:table-cell table:style-name="ce57" table:formula="of:=[.M13]" office:value-type="string" office:string-value="0b">
            <text:p>0b</text:p>
          </table:table-cell>
          <table:table-cell table:style-name="ce45" table:formula="of:=HEX2DEC([.S13])" office:value-type="float" office:value="11">
            <text:p>11</text:p>
          </table:table-cell>
          <table:table-cell table:style-name="ce45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gray1}">
            <text:p>{gray1}</text:p>
          </table:table-cell>
          <table:table-cell table:style-name="ce59" table:formula="of:=[.M13]" office:value-type="string" office:string-value="0b">
            <text:p>0b</text:p>
          </table:table-cell>
          <table:table-cell table:style-name="ce45" table:formula="of:=HEX2DEC([.V13])" office:value-type="float" office:value="11">
            <text:p>11</text:p>
          </table:table-cell>
          <table:table-cell table:style-name="ce45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3]" office:value-type="string" office:string-value="{gray1}">
            <text:p>{gray1}</text:p>
          </table:table-cell>
          <table:table-cell table:style-name="ce68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3]+[.I13]" office:value-type="float" office:value="218">
            <text:p>218</text:p>
          </table:table-cell>
          <table:table-cell table:style-name="ce68" office:value-type="string">
            <text:p>}</text:p>
          </table:table-cell>
          <table:table-cell table:style-name="ce68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8" table:formula="of:=[.R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3]+[.J13]" office:value-type="float" office:value="219">
            <text:p>21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8" table:formula="of:=[.U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3]+[.K13]" office:value-type="float" office:value="220">
            <text:p>220</text:p>
          </table:table-cell>
          <table:table-cell table:style-name="ce68" office:value-type="string">
            <text:p>}</text:p>
          </table:table-cell>
          <table:table-cell table:style-name="ce68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8" table:formula="of:=[.X1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3]+[.L13]" office:value-type="float" office:value="221">
            <text:p>22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1">
            <text:p>11</text:p>
          </table:table-cell>
          <table:table-cell table:style-name="ce55"/>
          <table:table-cell table:style-name="ce88" office:value-type="string">
            <text:p>lrd</text:p>
          </table:table-cell>
          <table:table-cell table:style-name="ce88" office:value-type="float" office:value="10">
            <text:p>10</text:p>
          </table:table-cell>
          <table:table-cell table:style-name="ce96" office:value-type="string">
            <text:p>rd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B212];2;2)" office:value-type="string" office:string-value="62">
            <text:p>62</text:p>
          </table:table-cell>
          <table:table-cell table:style-name="ce33" table:formula="of:=MID(['Charpad Export'.C212];2;2)" office:value-type="string" office:string-value="63">
            <text:p>63</text:p>
          </table:table-cell>
          <table:table-cell table:style-name="ce33" table:formula="of:=MID(['Charpad Export'.D212];2;2)" office:value-type="string" office:string-value="64">
            <text:p>64</text:p>
          </table:table-cell>
          <table:table-cell table:style-name="ce33" table:formula="of:=MID(['Charpad Export'.E212];2;2)" office:value-type="string" office:string-value="65">
            <text:p>65</text:p>
          </table:table-cell>
          <table:table-cell table:style-name="ce42" table:formula="of:=HEX2DEC([.A14])" office:value-type="float" office:value="98">
            <text:p>98</text:p>
          </table:table-cell>
          <table:table-cell table:style-name="ce45" table:formula="of:=HEX2DEC([.B14])" office:value-type="float" office:value="99">
            <text:p>99</text:p>
          </table:table-cell>
          <table:table-cell table:style-name="ce45" table:formula="of:=HEX2DEC([.C14])" office:value-type="float" office:value="100">
            <text:p>100</text:p>
          </table:table-cell>
          <table:table-cell table:style-name="ce45" table:formula="of:=HEX2DEC([.D14])" office:value-type="float" office:value="101">
            <text:p>101</text:p>
          </table:table-cell>
          <table:table-cell table:style-name="ce47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64">
            <text:p>+64</text:p>
          </table:table-cell>
          <table:table-cell table:style-name="ce48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64">
            <text:p>+64</text:p>
          </table:table-cell>
          <table:table-cell table:style-name="ce48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64">
            <text:p>+64</text:p>
          </table:table-cell>
          <table:table-cell table:style-name="ce48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64">
            <text:p>+64</text:p>
          </table:table-cell>
          <table:table-cell table:style-name="ce53" table:formula="of:=MID(['Charpad Export'.N236];2;2)" office:value-type="string" office:string-value="0b">
            <text:p>0b</text:p>
          </table:table-cell>
          <table:table-cell table:style-name="ce45" table:formula="of:=HEX2DEC([.M14])" office:value-type="float" office:value="11">
            <text:p>11</text:p>
          </table:table-cell>
          <table:table-cell table:style-name="ce45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gray1}">
            <text:p>{gray1}</text:p>
          </table:table-cell>
          <table:table-cell table:style-name="ce55" table:formula="of:=[.M14]" office:value-type="string" office:string-value="0b">
            <text:p>0b</text:p>
          </table:table-cell>
          <table:table-cell table:style-name="ce45" table:formula="of:=HEX2DEC([.P14])" office:value-type="float" office:value="11">
            <text:p>11</text:p>
          </table:table-cell>
          <table:table-cell table:style-name="ce45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gray1}">
            <text:p>{gray1}</text:p>
          </table:table-cell>
          <table:table-cell table:style-name="ce55" table:formula="of:=[.M14]" office:value-type="string" office:string-value="0b">
            <text:p>0b</text:p>
          </table:table-cell>
          <table:table-cell table:style-name="ce45" table:formula="of:=HEX2DEC([.S14])" office:value-type="float" office:value="11">
            <text:p>11</text:p>
          </table:table-cell>
          <table:table-cell table:style-name="ce45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gray1}">
            <text:p>{gray1}</text:p>
          </table:table-cell>
          <table:table-cell table:style-name="ce60" table:formula="of:=[.M14]" office:value-type="string" office:string-value="0b">
            <text:p>0b</text:p>
          </table:table-cell>
          <table:table-cell table:style-name="ce45" table:formula="of:=HEX2DEC([.V14])" office:value-type="float" office:value="11">
            <text:p>11</text:p>
          </table:table-cell>
          <table:table-cell table:style-name="ce45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4]" office:value-type="string" office:string-value="{gray1}">
            <text:p>{gray1}</text:p>
          </table:table-cell>
          <table:table-cell table:style-name="ce68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4]+[.I14]" office:value-type="float" office:value="162">
            <text:p>162</text:p>
          </table:table-cell>
          <table:table-cell table:style-name="ce68" office:value-type="string">
            <text:p>}</text:p>
          </table:table-cell>
          <table:table-cell table:style-name="ce68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8" table:formula="of:=[.R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4]+[.J14]" office:value-type="float" office:value="163">
            <text:p>16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8" table:formula="of:=[.U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4]+[.K14]" office:value-type="float" office:value="164">
            <text:p>164</text:p>
          </table:table-cell>
          <table:table-cell table:style-name="ce68" office:value-type="string">
            <text:p>}</text:p>
          </table:table-cell>
          <table:table-cell table:style-name="ce68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8" table:formula="of:=[.X1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4]+[.L14]" office:value-type="float" office:value="165">
            <text:p>16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2">
            <text:p>12</text:p>
          </table:table-cell>
          <table:table-cell table:style-name="ce55"/>
          <table:table-cell table:style-name="ce88" office:value-type="string">
            <text:p>dgr</text:p>
          </table:table-cell>
          <table:table-cell table:style-name="ce88" office:value-type="string">
            <text:p>a</text:p>
          </table:table-cell>
          <table:table-cell table:style-name="ce96" office:value-type="string">
            <text:p>rd</text:p>
          </table:table-cell>
          <table:table-cell table:style-name="ce96" office:value-type="string">
            <text:p>b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F212];2;2)" office:value-type="string" office:string-value="61">
            <text:p>61</text:p>
          </table:table-cell>
          <table:table-cell table:style-name="ce33" table:formula="of:=MID(['Charpad Export'.G212];2;2)" office:value-type="string" office:string-value="61">
            <text:p>61</text:p>
          </table:table-cell>
          <table:table-cell table:style-name="ce33" table:formula="of:=MID(['Charpad Export'.H212];2;2)" office:value-type="string" office:string-value="61">
            <text:p>61</text:p>
          </table:table-cell>
          <table:table-cell table:style-name="ce33" table:formula="of:=MID(['Charpad Export'.I212];2;2)" office:value-type="string" office:string-value="61">
            <text:p>61</text:p>
          </table:table-cell>
          <table:table-cell table:style-name="ce42" table:formula="of:=HEX2DEC([.A15])" office:value-type="float" office:value="97">
            <text:p>97</text:p>
          </table:table-cell>
          <table:table-cell table:style-name="ce45" table:formula="of:=HEX2DEC([.B15])" office:value-type="float" office:value="97">
            <text:p>97</text:p>
          </table:table-cell>
          <table:table-cell table:style-name="ce45" table:formula="of:=HEX2DEC([.C15])" office:value-type="float" office:value="97">
            <text:p>97</text:p>
          </table:table-cell>
          <table:table-cell table:style-name="ce45" table:formula="of:=HEX2DEC([.D15])" office:value-type="float" office:value="97">
            <text:p>97</text:p>
          </table:table-cell>
          <table:table-cell table:style-name="ce47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8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8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8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52" table:formula="of:=MID(['Charpad Export'.O236];2;2)" office:value-type="string" office:string-value="09">
            <text:p>09</text:p>
          </table:table-cell>
          <table:table-cell table:style-name="ce45" table:formula="of:=HEX2DEC([.M15])" office:value-type="float" office:value="9">
            <text:p>9</text:p>
          </table:table-cell>
          <table:table-cell table:style-name="ce45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7" table:formula="of:=[.M15]" office:value-type="string" office:string-value="09">
            <text:p>09</text:p>
          </table:table-cell>
          <table:table-cell table:style-name="ce45" table:formula="of:=HEX2DEC([.P15])" office:value-type="float" office:value="9">
            <text:p>9</text:p>
          </table:table-cell>
          <table:table-cell table:style-name="ce45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7" table:formula="of:=[.M15]" office:value-type="string" office:string-value="09">
            <text:p>09</text:p>
          </table:table-cell>
          <table:table-cell table:style-name="ce45" table:formula="of:=HEX2DEC([.S15])" office:value-type="float" office:value="9">
            <text:p>9</text:p>
          </table:table-cell>
          <table:table-cell table:style-name="ce45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9" table:formula="of:=[.M15]" office:value-type="string" office:string-value="09">
            <text:p>09</text:p>
          </table:table-cell>
          <table:table-cell table:style-name="ce45" table:formula="of:=HEX2DEC([.V15])" office:value-type="float" office:value="9">
            <text:p>9</text:p>
          </table:table-cell>
          <table:table-cell table:style-name="ce45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15]" office:value-type="string" office:string-value="{brown}">
            <text:p>{brown}</text:p>
          </table:table-cell>
          <table:table-cell table:style-name="ce68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5]+[.I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8" table:formula="of:=[.R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15]+[.J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8" table:formula="of:=[.U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15]+[.K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68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8" table:formula="of:=[.X1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15]+[.L15]" office:value-type="float" office:value="161">
            <text:p>16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3">
            <text:p>13</text:p>
          </table:table-cell>
          <table:table-cell table:style-name="ce55"/>
          <table:table-cell table:style-name="ce88" office:value-type="string">
            <text:p>mgr</text:p>
          </table:table-cell>
          <table:table-cell table:style-name="ce88" office:value-type="string">
            <text:p>b</text:p>
          </table:table-cell>
          <table:table-cell table:style-name="ce96" office:value-type="string">
            <text:p>vi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J212];2;2)" office:value-type="string" office:string-value="5e">
            <text:p>5e</text:p>
          </table:table-cell>
          <table:table-cell table:style-name="ce33" table:formula="of:=MID(['Charpad Export'.K212];2;2)" office:value-type="string" office:string-value="5f">
            <text:p>5f</text:p>
          </table:table-cell>
          <table:table-cell table:style-name="ce33" table:formula="of:=MID(['Charpad Export'.L212];2;2)" office:value-type="string" office:string-value="49">
            <text:p>49</text:p>
          </table:table-cell>
          <table:table-cell table:style-name="ce33" table:formula="of:=MID(['Charpad Export'.M212];2;2)" office:value-type="string" office:string-value="4a">
            <text:p>4a</text:p>
          </table:table-cell>
          <table:table-cell table:style-name="ce42" table:formula="of:=HEX2DEC([.A16])" office:value-type="float" office:value="94">
            <text:p>94</text:p>
          </table:table-cell>
          <table:table-cell table:style-name="ce45" table:formula="of:=HEX2DEC([.B16])" office:value-type="float" office:value="95">
            <text:p>95</text:p>
          </table:table-cell>
          <table:table-cell table:style-name="ce45" table:formula="of:=HEX2DEC([.C16])" office:value-type="float" office:value="73">
            <text:p>73</text:p>
          </table:table-cell>
          <table:table-cell table:style-name="ce45" table:formula="of:=HEX2DEC([.D16])" office:value-type="float" office:value="74">
            <text:p>74</text:p>
          </table:table-cell>
          <table:table-cell table:style-name="ce47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128">
            <text:p>+128</text:p>
          </table:table-cell>
          <table:table-cell table:style-name="ce48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128">
            <text:p>+128</text:p>
          </table:table-cell>
          <table:table-cell table:style-name="ce48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128">
            <text:p>+128</text:p>
          </table:table-cell>
          <table:table-cell table:style-name="ce48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128">
            <text:p>+128</text:p>
          </table:table-cell>
          <table:table-cell table:style-name="ce53" table:formula="of:=MID(['Charpad Export'.P236];2;2)" office:value-type="string" office:string-value="0b">
            <text:p>0b</text:p>
          </table:table-cell>
          <table:table-cell table:style-name="ce45" table:formula="of:=HEX2DEC([.M16])" office:value-type="float" office:value="11">
            <text:p>11</text:p>
          </table:table-cell>
          <table:table-cell table:style-name="ce45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55" table:formula="of:=[.M16]" office:value-type="string" office:string-value="0b">
            <text:p>0b</text:p>
          </table:table-cell>
          <table:table-cell table:style-name="ce45" table:formula="of:=HEX2DEC([.P16])" office:value-type="float" office:value="11">
            <text:p>11</text:p>
          </table:table-cell>
          <table:table-cell table:style-name="ce45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55" table:formula="of:=[.M16]" office:value-type="string" office:string-value="0b">
            <text:p>0b</text:p>
          </table:table-cell>
          <table:table-cell table:style-name="ce45" table:formula="of:=HEX2DEC([.S16])" office:value-type="float" office:value="11">
            <text:p>11</text:p>
          </table:table-cell>
          <table:table-cell table:style-name="ce45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60" table:formula="of:=[.M16]" office:value-type="string" office:string-value="0b">
            <text:p>0b</text:p>
          </table:table-cell>
          <table:table-cell table:style-name="ce45" table:formula="of:=HEX2DEC([.V16])" office:value-type="float" office:value="11">
            <text:p>11</text:p>
          </table:table-cell>
          <table:table-cell table:style-name="ce45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6]" office:value-type="string" office:string-value="{gray1}">
            <text:p>{gray1}</text:p>
          </table:table-cell>
          <table:table-cell table:style-name="ce68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6]+[.I16]" office:value-type="float" office:value="222">
            <text:p>222</text:p>
          </table:table-cell>
          <table:table-cell table:style-name="ce68" office:value-type="string">
            <text:p>}</text:p>
          </table:table-cell>
          <table:table-cell table:style-name="ce68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68" table:formula="of:=[.R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6]+[.J16]" office:value-type="float" office:value="223">
            <text:p>22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68" table:formula="of:=[.U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6]+[.K16]" office:value-type="float" office:value="201">
            <text:p>201</text:p>
          </table:table-cell>
          <table:table-cell table:style-name="ce68" office:value-type="string">
            <text:p>}</text:p>
          </table:table-cell>
          <table:table-cell table:style-name="ce68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68" table:formula="of:=[.X1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6]+[.L16]" office:value-type="float" office:value="202">
            <text:p>20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4">
            <text:p>14</text:p>
          </table:table-cell>
          <table:table-cell table:style-name="ce55"/>
          <table:table-cell table:style-name="ce88" office:value-type="string">
            <text:p>lgn</text:p>
          </table:table-cell>
          <table:table-cell table:style-name="ce88" office:value-type="string">
            <text:p>c</text:p>
          </table:table-cell>
          <table:table-cell table:style-name="ce96" office:value-type="string">
            <text:p>gn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3" table:formula="of:=MID(['Charpad Export'.N212];2;2)" office:value-type="string" office:string-value="20">
            <text:p>20</text:p>
          </table:table-cell>
          <table:table-cell table:style-name="ce33" table:formula="of:=MID(['Charpad Export'.O212];2;2)" office:value-type="string" office:string-value="20">
            <text:p>20</text:p>
          </table:table-cell>
          <table:table-cell table:style-name="ce33" table:formula="of:=MID(['Charpad Export'.P212];2;2)" office:value-type="string" office:string-value="20">
            <text:p>20</text:p>
          </table:table-cell>
          <table:table-cell table:style-name="ce33" table:formula="of:=MID(['Charpad Export'.Q212];2;2)" office:value-type="string" office:string-value="20">
            <text:p>20</text:p>
          </table:table-cell>
          <table:table-cell table:style-name="ce42" table:formula="of:=HEX2DEC([.A17])" office:value-type="float" office:value="32">
            <text:p>32</text:p>
          </table:table-cell>
          <table:table-cell table:style-name="ce45" table:formula="of:=HEX2DEC([.B17])" office:value-type="float" office:value="32">
            <text:p>32</text:p>
          </table:table-cell>
          <table:table-cell table:style-name="ce45" table:formula="of:=HEX2DEC([.C17])" office:value-type="float" office:value="32">
            <text:p>32</text:p>
          </table:table-cell>
          <table:table-cell table:style-name="ce45" table:formula="of:=HEX2DEC([.D17])" office:value-type="float" office:value="32">
            <text:p>32</text:p>
          </table:table-cell>
          <table:table-cell table:style-name="ce47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0">
            <text:p>0</text:p>
          </table:table-cell>
          <table:table-cell table:style-name="ce48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0">
            <text:p>0</text:p>
          </table:table-cell>
          <table:table-cell table:style-name="ce48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0">
            <text:p>0</text:p>
          </table:table-cell>
          <table:table-cell table:style-name="ce48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0">
            <text:p>0</text:p>
          </table:table-cell>
          <table:table-cell table:style-name="ce52" table:formula="of:=MID(['Charpad Export'.Q236];2;2)" office:value-type="string" office:string-value="0b">
            <text:p>0b</text:p>
          </table:table-cell>
          <table:table-cell table:style-name="ce45" table:formula="of:=HEX2DEC([.M17])" office:value-type="float" office:value="11">
            <text:p>11</text:p>
          </table:table-cell>
          <table:table-cell table:style-name="ce45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1}">
            <text:p>{gray1}</text:p>
          </table:table-cell>
          <table:table-cell table:style-name="ce57" table:formula="of:=[.M17]" office:value-type="string" office:string-value="0b">
            <text:p>0b</text:p>
          </table:table-cell>
          <table:table-cell table:style-name="ce45" table:formula="of:=HEX2DEC([.P17])" office:value-type="float" office:value="11">
            <text:p>11</text:p>
          </table:table-cell>
          <table:table-cell table:style-name="ce45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1}">
            <text:p>{gray1}</text:p>
          </table:table-cell>
          <table:table-cell table:style-name="ce57" table:formula="of:=[.M17]" office:value-type="string" office:string-value="0b">
            <text:p>0b</text:p>
          </table:table-cell>
          <table:table-cell table:style-name="ce45" table:formula="of:=HEX2DEC([.S17])" office:value-type="float" office:value="11">
            <text:p>11</text:p>
          </table:table-cell>
          <table:table-cell table:style-name="ce45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1}">
            <text:p>{gray1}</text:p>
          </table:table-cell>
          <table:table-cell table:style-name="ce59" table:formula="of:=[.M17]" office:value-type="string" office:string-value="0b">
            <text:p>0b</text:p>
          </table:table-cell>
          <table:table-cell table:style-name="ce45" table:formula="of:=HEX2DEC([.V17])" office:value-type="float" office:value="11">
            <text:p>11</text:p>
          </table:table-cell>
          <table:table-cell table:style-name="ce45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17]" office:value-type="string" office:string-value="{gray1}">
            <text:p>{gray1}</text:p>
          </table:table-cell>
          <table:table-cell table:style-name="ce68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7]+[.I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8" table:formula="of:=[.R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17]+[.J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8" table:formula="of:=[.U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17]+[.K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8" table:formula="of:=[.X1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17]+[.L17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5">
            <text:p>15</text:p>
          </table:table-cell>
          <table:table-cell table:style-name="ce55"/>
          <table:table-cell table:style-name="ce88" office:value-type="string">
            <text:p>lbl</text:p>
          </table:table-cell>
          <table:table-cell table:style-name="ce88" office:value-type="string">
            <text:p>d</text:p>
          </table:table-cell>
          <table:table-cell table:style-name="ce96" office:value-type="string">
            <text:p>bl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multi</text:p>
          </table:table-cell>
        </table:table-row>
        <table:table-row table:style-name="ro1">
          <table:table-cell table:style-name="ce32" table:formula="of:=MID(['Charpad Export'.B213];2;2)" office:value-type="string" office:string-value="66">
            <text:p>66</text:p>
          </table:table-cell>
          <table:table-cell table:style-name="ce32" table:formula="of:=MID(['Charpad Export'.C213];2;2)" office:value-type="string" office:string-value="67">
            <text:p>67</text:p>
          </table:table-cell>
          <table:table-cell table:style-name="ce32" table:formula="of:=MID(['Charpad Export'.D213];2;2)" office:value-type="string" office:string-value="68">
            <text:p>68</text:p>
          </table:table-cell>
          <table:table-cell table:style-name="ce32" table:formula="of:=MID(['Charpad Export'.E213];2;2)" office:value-type="string" office:string-value="69">
            <text:p>69</text:p>
          </table:table-cell>
          <table:table-cell table:style-name="ce42" table:formula="of:=HEX2DEC([.A18])" office:value-type="float" office:value="102">
            <text:p>102</text:p>
          </table:table-cell>
          <table:table-cell table:style-name="ce45" table:formula="of:=HEX2DEC([.B18])" office:value-type="float" office:value="103">
            <text:p>103</text:p>
          </table:table-cell>
          <table:table-cell table:style-name="ce45" table:formula="of:=HEX2DEC([.C18])" office:value-type="float" office:value="104">
            <text:p>104</text:p>
          </table:table-cell>
          <table:table-cell table:style-name="ce45" table:formula="of:=HEX2DEC([.D18])" office:value-type="float" office:value="105">
            <text:p>105</text:p>
          </table:table-cell>
          <table:table-cell table:style-name="ce47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8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8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8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53" table:formula="of:=MID(['Charpad Export'.B237];2;2)" office:value-type="string" office:string-value="0a">
            <text:p>0a</text:p>
          </table:table-cell>
          <table:table-cell table:style-name="ce45" table:formula="of:=HEX2DEC([.M18])" office:value-type="float" office:value="10">
            <text:p>10</text:p>
          </table:table-cell>
          <table:table-cell table:style-name="ce45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lt. red}">
            <text:p>{lt. red}</text:p>
          </table:table-cell>
          <table:table-cell table:style-name="ce55" table:formula="of:=[.M18]" office:value-type="string" office:string-value="0a">
            <text:p>0a</text:p>
          </table:table-cell>
          <table:table-cell table:style-name="ce45" table:formula="of:=HEX2DEC([.P18])" office:value-type="float" office:value="10">
            <text:p>10</text:p>
          </table:table-cell>
          <table:table-cell table:style-name="ce45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lt. red}">
            <text:p>{lt. red}</text:p>
          </table:table-cell>
          <table:table-cell table:style-name="ce55" table:formula="of:=[.M18]" office:value-type="string" office:string-value="0a">
            <text:p>0a</text:p>
          </table:table-cell>
          <table:table-cell table:style-name="ce45" table:formula="of:=HEX2DEC([.S18])" office:value-type="float" office:value="10">
            <text:p>10</text:p>
          </table:table-cell>
          <table:table-cell table:style-name="ce45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lt. red}">
            <text:p>{lt. red}</text:p>
          </table:table-cell>
          <table:table-cell table:style-name="ce60" table:formula="of:=[.M18]" office:value-type="string" office:string-value="0a">
            <text:p>0a</text:p>
          </table:table-cell>
          <table:table-cell table:style-name="ce45" table:formula="of:=HEX2DEC([.V18])" office:value-type="float" office:value="10">
            <text:p>10</text:p>
          </table:table-cell>
          <table:table-cell table:style-name="ce45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8]" office:value-type="string" office:string-value="{lt. red}">
            <text:p>{lt. red}</text:p>
          </table:table-cell>
          <table:table-cell table:style-name="ce68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8]+[.I18]" office:value-type="float" office:value="166">
            <text:p>166</text:p>
          </table:table-cell>
          <table:table-cell table:style-name="ce68" office:value-type="string">
            <text:p>}</text:p>
          </table:table-cell>
          <table:table-cell table:style-name="ce68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8" table:formula="of:=[.R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8]+[.J18]" office:value-type="float" office:value="167">
            <text:p>16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8" table:formula="of:=[.U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8]+[.K18]" office:value-type="float" office:value="168">
            <text:p>168</text:p>
          </table:table-cell>
          <table:table-cell table:style-name="ce68" office:value-type="string">
            <text:p>}</text:p>
          </table:table-cell>
          <table:table-cell table:style-name="ce68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8" table:formula="of:=[.X18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8]+[.L18]" office:value-type="float" office:value="169">
            <text:p>16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6">
            <text:p>16</text:p>
          </table:table-cell>
          <table:table-cell table:style-name="ce55"/>
          <table:table-cell table:style-name="ce89" office:value-type="string">
            <text:p>lgr</text:p>
          </table:table-cell>
          <table:table-cell table:style-name="ce89" office:value-type="string">
            <text:p>e</text:p>
          </table:table-cell>
          <table:table-cell table:style-name="ce97" office:value-type="string">
            <text:p>ge</text:p>
          </table:table-cell>
          <table:table-cell table:style-name="ce97" office:value-type="string">
            <text:p>f</text:p>
          </table:table-cell>
          <table:table-cell table:style-name="ce97" office:value-type="string">
            <text:p>multi</text:p>
          </table:table-cell>
        </table:table-row>
        <table:table-row table:style-name="ro1">
          <table:table-cell table:style-name="ce32" table:formula="of:=MID(['Charpad Export'.F213];2;2)" office:value-type="string" office:string-value="6a">
            <text:p>6a</text:p>
          </table:table-cell>
          <table:table-cell table:style-name="ce32" table:formula="of:=MID(['Charpad Export'.G213];2;2)" office:value-type="string" office:string-value="6a">
            <text:p>6a</text:p>
          </table:table-cell>
          <table:table-cell table:style-name="ce32" table:formula="of:=MID(['Charpad Export'.H213];2;2)" office:value-type="string" office:string-value="6a">
            <text:p>6a</text:p>
          </table:table-cell>
          <table:table-cell table:style-name="ce32" table:formula="of:=MID(['Charpad Export'.I213];2;2)" office:value-type="string" office:string-value="6a">
            <text:p>6a</text:p>
          </table:table-cell>
          <table:table-cell table:style-name="ce42" table:formula="of:=HEX2DEC([.A19])" office:value-type="float" office:value="106">
            <text:p>106</text:p>
          </table:table-cell>
          <table:table-cell table:style-name="ce45" table:formula="of:=HEX2DEC([.B19])" office:value-type="float" office:value="106">
            <text:p>106</text:p>
          </table:table-cell>
          <table:table-cell table:style-name="ce45" table:formula="of:=HEX2DEC([.C19])" office:value-type="float" office:value="106">
            <text:p>106</text:p>
          </table:table-cell>
          <table:table-cell table:style-name="ce45" table:formula="of:=HEX2DEC([.D19])" office:value-type="float" office:value="106">
            <text:p>106</text:p>
          </table:table-cell>
          <table:table-cell table:style-name="ce47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8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8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8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52" table:formula="of:=MID(['Charpad Export'.C237];2;2)" office:value-type="string" office:string-value="0a">
            <text:p>0a</text:p>
          </table:table-cell>
          <table:table-cell table:style-name="ce45" table:formula="of:=HEX2DEC([.M19])" office:value-type="float" office:value="10">
            <text:p>10</text:p>
          </table:table-cell>
          <table:table-cell table:style-name="ce45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red}">
            <text:p>{lt. red}</text:p>
          </table:table-cell>
          <table:table-cell table:style-name="ce57" table:formula="of:=[.M19]" office:value-type="string" office:string-value="0a">
            <text:p>0a</text:p>
          </table:table-cell>
          <table:table-cell table:style-name="ce45" table:formula="of:=HEX2DEC([.P19])" office:value-type="float" office:value="10">
            <text:p>10</text:p>
          </table:table-cell>
          <table:table-cell table:style-name="ce45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red}">
            <text:p>{lt. red}</text:p>
          </table:table-cell>
          <table:table-cell table:style-name="ce57" table:formula="of:=[.M19]" office:value-type="string" office:string-value="0a">
            <text:p>0a</text:p>
          </table:table-cell>
          <table:table-cell table:style-name="ce45" table:formula="of:=HEX2DEC([.S19])" office:value-type="float" office:value="10">
            <text:p>10</text:p>
          </table:table-cell>
          <table:table-cell table:style-name="ce45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red}">
            <text:p>{lt. red}</text:p>
          </table:table-cell>
          <table:table-cell table:style-name="ce59" table:formula="of:=[.M19]" office:value-type="string" office:string-value="0a">
            <text:p>0a</text:p>
          </table:table-cell>
          <table:table-cell table:style-name="ce45" table:formula="of:=HEX2DEC([.V19])" office:value-type="float" office:value="10">
            <text:p>10</text:p>
          </table:table-cell>
          <table:table-cell table:style-name="ce45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red}">
            <text:p>{lt. red}</text:p>
          </table:table-cell>
          <table:table-cell table:style-name="ce62" office:value-type="string">
            <text:p>data"</text:p>
          </table:table-cell>
          <table:table-cell table:style-name="ce68" table:formula="of:=[.O19]" office:value-type="string" office:string-value="{lt. red}">
            <text:p>{lt. red}</text:p>
          </table:table-cell>
          <table:table-cell table:style-name="ce68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19]+[.I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68" table:formula="of:=[.R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F19]+[.J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68" table:formula="of:=[.U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G19]+[.K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68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68" table:formula="of:=[.X19]" office:value-type="string" office:string-value="{lt. red}">
            <text:p>{lt. red}</text:p>
          </table:table-cell>
          <table:table-cell table:style-name="ce68" office:value-type="string">
            <text:p>{</text:p>
          </table:table-cell>
          <table:table-cell table:style-name="ce68" table:formula="of:=[.H19]+[.L19]" office:value-type="float" office:value="170">
            <text:p>170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7">
            <text:p>1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J213];2;2)" office:value-type="string" office:string-value="6b">
            <text:p>6b</text:p>
          </table:table-cell>
          <table:table-cell table:style-name="ce32" table:formula="of:=MID(['Charpad Export'.K213];2;2)" office:value-type="string" office:string-value="6b">
            <text:p>6b</text:p>
          </table:table-cell>
          <table:table-cell table:style-name="ce32" table:formula="of:=MID(['Charpad Export'.L213];2;2)" office:value-type="string" office:string-value="6c">
            <text:p>6c</text:p>
          </table:table-cell>
          <table:table-cell table:style-name="ce32" table:formula="of:=MID(['Charpad Export'.M213];2;2)" office:value-type="string" office:string-value="6c">
            <text:p>6c</text:p>
          </table:table-cell>
          <table:table-cell table:style-name="ce42" table:formula="of:=HEX2DEC([.A20])" office:value-type="float" office:value="107">
            <text:p>107</text:p>
          </table:table-cell>
          <table:table-cell table:style-name="ce45" table:formula="of:=HEX2DEC([.B20])" office:value-type="float" office:value="107">
            <text:p>107</text:p>
          </table:table-cell>
          <table:table-cell table:style-name="ce45" table:formula="of:=HEX2DEC([.C20])" office:value-type="float" office:value="108">
            <text:p>108</text:p>
          </table:table-cell>
          <table:table-cell table:style-name="ce45" table:formula="of:=HEX2DEC([.D20])" office:value-type="float" office:value="108">
            <text:p>108</text:p>
          </table:table-cell>
          <table:table-cell table:style-name="ce47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8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8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8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53" table:formula="of:=MID(['Charpad Export'.D237];2;2)" office:value-type="string" office:string-value="09">
            <text:p>09</text:p>
          </table:table-cell>
          <table:table-cell table:style-name="ce45" table:formula="of:=HEX2DEC([.M20])" office:value-type="float" office:value="9">
            <text:p>9</text:p>
          </table:table-cell>
          <table:table-cell table:style-name="ce45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55" table:formula="of:=[.M20]" office:value-type="string" office:string-value="09">
            <text:p>09</text:p>
          </table:table-cell>
          <table:table-cell table:style-name="ce45" table:formula="of:=HEX2DEC([.P20])" office:value-type="float" office:value="9">
            <text:p>9</text:p>
          </table:table-cell>
          <table:table-cell table:style-name="ce45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55" table:formula="of:=[.M20]" office:value-type="string" office:string-value="09">
            <text:p>09</text:p>
          </table:table-cell>
          <table:table-cell table:style-name="ce45" table:formula="of:=HEX2DEC([.S20])" office:value-type="float" office:value="9">
            <text:p>9</text:p>
          </table:table-cell>
          <table:table-cell table:style-name="ce45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60" table:formula="of:=[.M20]" office:value-type="string" office:string-value="09">
            <text:p>09</text:p>
          </table:table-cell>
          <table:table-cell table:style-name="ce45" table:formula="of:=HEX2DEC([.V20])" office:value-type="float" office:value="9">
            <text:p>9</text:p>
          </table:table-cell>
          <table:table-cell table:style-name="ce45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0]" office:value-type="string" office:string-value="{brown}">
            <text:p>{brown}</text:p>
          </table:table-cell>
          <table:table-cell table:style-name="ce68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0]+[.I20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68" table:formula="of:=[.R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0]+[.J20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68" table:formula="of:=[.U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0]+[.K20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68" table:formula="of:=[.X20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0]+[.L20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8">
            <text:p>1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N213];2;2)" office:value-type="string" office:string-value="6b">
            <text:p>6b</text:p>
          </table:table-cell>
          <table:table-cell table:style-name="ce32" table:formula="of:=MID(['Charpad Export'.O213];2;2)" office:value-type="string" office:string-value="6d">
            <text:p>6d</text:p>
          </table:table-cell>
          <table:table-cell table:style-name="ce32" table:formula="of:=MID(['Charpad Export'.P213];2;2)" office:value-type="string" office:string-value="6c">
            <text:p>6c</text:p>
          </table:table-cell>
          <table:table-cell table:style-name="ce32" table:formula="of:=MID(['Charpad Export'.Q213];2;2)" office:value-type="string" office:string-value="6c">
            <text:p>6c</text:p>
          </table:table-cell>
          <table:table-cell table:style-name="ce42" table:formula="of:=HEX2DEC([.A21])" office:value-type="float" office:value="107">
            <text:p>107</text:p>
          </table:table-cell>
          <table:table-cell table:style-name="ce45" table:formula="of:=HEX2DEC([.B21])" office:value-type="float" office:value="109">
            <text:p>109</text:p>
          </table:table-cell>
          <table:table-cell table:style-name="ce45" table:formula="of:=HEX2DEC([.C21])" office:value-type="float" office:value="108">
            <text:p>108</text:p>
          </table:table-cell>
          <table:table-cell table:style-name="ce45" table:formula="of:=HEX2DEC([.D21])" office:value-type="float" office:value="108">
            <text:p>108</text:p>
          </table:table-cell>
          <table:table-cell table:style-name="ce47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8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8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8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52" table:formula="of:=MID(['Charpad Export'.E237];2;2)" office:value-type="string" office:string-value="09">
            <text:p>09</text:p>
          </table:table-cell>
          <table:table-cell table:style-name="ce45" table:formula="of:=HEX2DEC([.M21])" office:value-type="float" office:value="9">
            <text:p>9</text:p>
          </table:table-cell>
          <table:table-cell table:style-name="ce45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45" table:formula="of:=HEX2DEC([.P21])" office:value-type="float" office:value="9">
            <text:p>9</text:p>
          </table:table-cell>
          <table:table-cell table:style-name="ce45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57" table:formula="of:=[.M21]" office:value-type="string" office:string-value="09">
            <text:p>09</text:p>
          </table:table-cell>
          <table:table-cell table:style-name="ce45" table:formula="of:=HEX2DEC([.S21])" office:value-type="float" office:value="9">
            <text:p>9</text:p>
          </table:table-cell>
          <table:table-cell table:style-name="ce45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59" table:formula="of:=[.M21]" office:value-type="string" office:string-value="09">
            <text:p>09</text:p>
          </table:table-cell>
          <table:table-cell table:style-name="ce45" table:formula="of:=HEX2DEC([.V21])" office:value-type="float" office:value="9">
            <text:p>9</text:p>
          </table:table-cell>
          <table:table-cell table:style-name="ce45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1]" office:value-type="string" office:string-value="{brown}">
            <text:p>{brown}</text:p>
          </table:table-cell>
          <table:table-cell table:style-name="ce68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1]+[.I21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68" table:formula="of:=[.R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1]+[.J21]" office:value-type="float" office:value="173">
            <text:p>17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68" table:formula="of:=[.U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1]+[.K21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68" table:formula="of:=[.X21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1]+[.L21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19">
            <text:p>1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B214];2;2)" office:value-type="string" office:string-value="6d">
            <text:p>6d</text:p>
          </table:table-cell>
          <table:table-cell table:style-name="ce33" table:formula="of:=MID(['Charpad Export'.C214];2;2)" office:value-type="string" office:string-value="6b">
            <text:p>6b</text:p>
          </table:table-cell>
          <table:table-cell table:style-name="ce33" table:formula="of:=MID(['Charpad Export'.D214];2;2)" office:value-type="string" office:string-value="6c">
            <text:p>6c</text:p>
          </table:table-cell>
          <table:table-cell table:style-name="ce33" table:formula="of:=MID(['Charpad Export'.E214];2;2)" office:value-type="string" office:string-value="6c">
            <text:p>6c</text:p>
          </table:table-cell>
          <table:table-cell table:style-name="ce42" table:formula="of:=HEX2DEC([.A22])" office:value-type="float" office:value="109">
            <text:p>109</text:p>
          </table:table-cell>
          <table:table-cell table:style-name="ce45" table:formula="of:=HEX2DEC([.B22])" office:value-type="float" office:value="107">
            <text:p>107</text:p>
          </table:table-cell>
          <table:table-cell table:style-name="ce45" table:formula="of:=HEX2DEC([.C22])" office:value-type="float" office:value="108">
            <text:p>108</text:p>
          </table:table-cell>
          <table:table-cell table:style-name="ce45" table:formula="of:=HEX2DEC([.D22])" office:value-type="float" office:value="108">
            <text:p>108</text:p>
          </table:table-cell>
          <table:table-cell table:style-name="ce47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8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8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8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53" table:formula="of:=MID(['Charpad Export'.F237];2;2)" office:value-type="string" office:string-value="09">
            <text:p>09</text:p>
          </table:table-cell>
          <table:table-cell table:style-name="ce45" table:formula="of:=HEX2DEC([.M22])" office:value-type="float" office:value="9">
            <text:p>9</text:p>
          </table:table-cell>
          <table:table-cell table:style-name="ce45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5" table:formula="of:=[.M22]" office:value-type="string" office:string-value="09">
            <text:p>09</text:p>
          </table:table-cell>
          <table:table-cell table:style-name="ce45" table:formula="of:=HEX2DEC([.P22])" office:value-type="float" office:value="9">
            <text:p>9</text:p>
          </table:table-cell>
          <table:table-cell table:style-name="ce45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5" table:formula="of:=[.M22]" office:value-type="string" office:string-value="09">
            <text:p>09</text:p>
          </table:table-cell>
          <table:table-cell table:style-name="ce45" table:formula="of:=HEX2DEC([.S22])" office:value-type="float" office:value="9">
            <text:p>9</text:p>
          </table:table-cell>
          <table:table-cell table:style-name="ce45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60" table:formula="of:=[.M22]" office:value-type="string" office:string-value="09">
            <text:p>09</text:p>
          </table:table-cell>
          <table:table-cell table:style-name="ce45" table:formula="of:=HEX2DEC([.V22])" office:value-type="float" office:value="9">
            <text:p>9</text:p>
          </table:table-cell>
          <table:table-cell table:style-name="ce45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22]" office:value-type="string" office:string-value="{brown}">
            <text:p>{brown}</text:p>
          </table:table-cell>
          <table:table-cell table:style-name="ce68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2]+[.I22]" office:value-type="float" office:value="173">
            <text:p>173</text:p>
          </table:table-cell>
          <table:table-cell table:style-name="ce68" office:value-type="string">
            <text:p>}</text:p>
          </table:table-cell>
          <table:table-cell table:style-name="ce68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68" table:formula="of:=[.R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22]+[.J22]" office:value-type="float" office:value="171">
            <text:p>17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68" table:formula="of:=[.U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22]+[.K22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68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68" table:formula="of:=[.X22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22]+[.L22]" office:value-type="float" office:value="172">
            <text:p>1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0">
            <text:p>20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F214];2;2)" office:value-type="string" office:string-value="20">
            <text:p>20</text:p>
          </table:table-cell>
          <table:table-cell table:style-name="ce33" table:formula="of:=MID(['Charpad Export'.G214];2;2)" office:value-type="string" office:string-value="20">
            <text:p>20</text:p>
          </table:table-cell>
          <table:table-cell table:style-name="ce33" table:formula="of:=MID(['Charpad Export'.H214];2;2)" office:value-type="string" office:string-value="20">
            <text:p>20</text:p>
          </table:table-cell>
          <table:table-cell table:style-name="ce33" table:formula="of:=MID(['Charpad Export'.I214];2;2)" office:value-type="string" office:string-value="20">
            <text:p>20</text:p>
          </table:table-cell>
          <table:table-cell table:style-name="ce42" table:formula="of:=HEX2DEC([.A23])" office:value-type="float" office:value="32">
            <text:p>32</text:p>
          </table:table-cell>
          <table:table-cell table:style-name="ce45" table:formula="of:=HEX2DEC([.B23])" office:value-type="float" office:value="32">
            <text:p>32</text:p>
          </table:table-cell>
          <table:table-cell table:style-name="ce45" table:formula="of:=HEX2DEC([.C23])" office:value-type="float" office:value="32">
            <text:p>32</text:p>
          </table:table-cell>
          <table:table-cell table:style-name="ce45" table:formula="of:=HEX2DEC([.D23])" office:value-type="float" office:value="32">
            <text:p>32</text:p>
          </table:table-cell>
          <table:table-cell table:style-name="ce47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0">
            <text:p>0</text:p>
          </table:table-cell>
          <table:table-cell table:style-name="ce48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0">
            <text:p>0</text:p>
          </table:table-cell>
          <table:table-cell table:style-name="ce48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0">
            <text:p>0</text:p>
          </table:table-cell>
          <table:table-cell table:style-name="ce48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0">
            <text:p>0</text:p>
          </table:table-cell>
          <table:table-cell table:style-name="ce52" table:formula="of:=MID(['Charpad Export'.G237];2;2)" office:value-type="string" office:string-value="0b">
            <text:p>0b</text:p>
          </table:table-cell>
          <table:table-cell table:style-name="ce45" table:formula="of:=HEX2DEC([.M23])" office:value-type="float" office:value="11">
            <text:p>11</text:p>
          </table:table-cell>
          <table:table-cell table:style-name="ce45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45" table:formula="of:=HEX2DEC([.P23])" office:value-type="float" office:value="11">
            <text:p>11</text:p>
          </table:table-cell>
          <table:table-cell table:style-name="ce45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57" table:formula="of:=[.M23]" office:value-type="string" office:string-value="0b">
            <text:p>0b</text:p>
          </table:table-cell>
          <table:table-cell table:style-name="ce45" table:formula="of:=HEX2DEC([.S23])" office:value-type="float" office:value="11">
            <text:p>11</text:p>
          </table:table-cell>
          <table:table-cell table:style-name="ce45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59" table:formula="of:=[.M23]" office:value-type="string" office:string-value="0b">
            <text:p>0b</text:p>
          </table:table-cell>
          <table:table-cell table:style-name="ce45" table:formula="of:=HEX2DEC([.V23])" office:value-type="float" office:value="11">
            <text:p>11</text:p>
          </table:table-cell>
          <table:table-cell table:style-name="ce45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3]" office:value-type="string" office:string-value="{gray1}">
            <text:p>{gray1}</text:p>
          </table:table-cell>
          <table:table-cell table:style-name="ce68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3]+[.I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68" table:formula="of:=[.R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3]+[.J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68" table:formula="of:=[.U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3]+[.K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68" table:formula="of:=[.X2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3]+[.L2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1">
            <text:p>21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J214];2;2)" office:value-type="string" office:string-value="20">
            <text:p>20</text:p>
          </table:table-cell>
          <table:table-cell table:style-name="ce33" table:formula="of:=MID(['Charpad Export'.K214];2;2)" office:value-type="string" office:string-value="20">
            <text:p>20</text:p>
          </table:table-cell>
          <table:table-cell table:style-name="ce33" table:formula="of:=MID(['Charpad Export'.L214];2;2)" office:value-type="string" office:string-value="20">
            <text:p>20</text:p>
          </table:table-cell>
          <table:table-cell table:style-name="ce33" table:formula="of:=MID(['Charpad Export'.M214];2;2)" office:value-type="string" office:string-value="20">
            <text:p>20</text:p>
          </table:table-cell>
          <table:table-cell table:style-name="ce42" table:formula="of:=HEX2DEC([.A24])" office:value-type="float" office:value="32">
            <text:p>32</text:p>
          </table:table-cell>
          <table:table-cell table:style-name="ce45" table:formula="of:=HEX2DEC([.B24])" office:value-type="float" office:value="32">
            <text:p>32</text:p>
          </table:table-cell>
          <table:table-cell table:style-name="ce45" table:formula="of:=HEX2DEC([.C24])" office:value-type="float" office:value="32">
            <text:p>32</text:p>
          </table:table-cell>
          <table:table-cell table:style-name="ce45" table:formula="of:=HEX2DEC([.D24])" office:value-type="float" office:value="32">
            <text:p>32</text:p>
          </table:table-cell>
          <table:table-cell table:style-name="ce47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0">
            <text:p>0</text:p>
          </table:table-cell>
          <table:table-cell table:style-name="ce48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0">
            <text:p>0</text:p>
          </table:table-cell>
          <table:table-cell table:style-name="ce48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0">
            <text:p>0</text:p>
          </table:table-cell>
          <table:table-cell table:style-name="ce48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0">
            <text:p>0</text:p>
          </table:table-cell>
          <table:table-cell table:style-name="ce53" table:formula="of:=MID(['Charpad Export'.H237];2;2)" office:value-type="string" office:string-value="0b">
            <text:p>0b</text:p>
          </table:table-cell>
          <table:table-cell table:style-name="ce45" table:formula="of:=HEX2DEC([.M24])" office:value-type="float" office:value="11">
            <text:p>11</text:p>
          </table:table-cell>
          <table:table-cell table:style-name="ce45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gray1}">
            <text:p>{gray1}</text:p>
          </table:table-cell>
          <table:table-cell table:style-name="ce55" table:formula="of:=[.M24]" office:value-type="string" office:string-value="0b">
            <text:p>0b</text:p>
          </table:table-cell>
          <table:table-cell table:style-name="ce45" table:formula="of:=HEX2DEC([.P24])" office:value-type="float" office:value="11">
            <text:p>11</text:p>
          </table:table-cell>
          <table:table-cell table:style-name="ce45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gray1}">
            <text:p>{gray1}</text:p>
          </table:table-cell>
          <table:table-cell table:style-name="ce55" table:formula="of:=[.M24]" office:value-type="string" office:string-value="0b">
            <text:p>0b</text:p>
          </table:table-cell>
          <table:table-cell table:style-name="ce45" table:formula="of:=HEX2DEC([.S24])" office:value-type="float" office:value="11">
            <text:p>11</text:p>
          </table:table-cell>
          <table:table-cell table:style-name="ce45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gray1}">
            <text:p>{gray1}</text:p>
          </table:table-cell>
          <table:table-cell table:style-name="ce60" table:formula="of:=[.M24]" office:value-type="string" office:string-value="0b">
            <text:p>0b</text:p>
          </table:table-cell>
          <table:table-cell table:style-name="ce45" table:formula="of:=HEX2DEC([.V24])" office:value-type="float" office:value="11">
            <text:p>11</text:p>
          </table:table-cell>
          <table:table-cell table:style-name="ce45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4]" office:value-type="string" office:string-value="{gray1}">
            <text:p>{gray1}</text:p>
          </table:table-cell>
          <table:table-cell table:style-name="ce68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4]+[.I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68" table:formula="of:=[.R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4]+[.J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68" table:formula="of:=[.U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4]+[.K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68" table:formula="of:=[.X24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4]+[.L24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2">
            <text:p>22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N214];2;2)" office:value-type="string" office:string-value="20">
            <text:p>20</text:p>
          </table:table-cell>
          <table:table-cell table:style-name="ce33" table:formula="of:=MID(['Charpad Export'.O214];2;2)" office:value-type="string" office:string-value="20">
            <text:p>20</text:p>
          </table:table-cell>
          <table:table-cell table:style-name="ce33" table:formula="of:=MID(['Charpad Export'.P214];2;2)" office:value-type="string" office:string-value="20">
            <text:p>20</text:p>
          </table:table-cell>
          <table:table-cell table:style-name="ce33" table:formula="of:=MID(['Charpad Export'.Q214];2;2)" office:value-type="string" office:string-value="20">
            <text:p>20</text:p>
          </table:table-cell>
          <table:table-cell table:style-name="ce42" table:formula="of:=HEX2DEC([.A25])" office:value-type="float" office:value="32">
            <text:p>32</text:p>
          </table:table-cell>
          <table:table-cell table:style-name="ce45" table:formula="of:=HEX2DEC([.B25])" office:value-type="float" office:value="32">
            <text:p>32</text:p>
          </table:table-cell>
          <table:table-cell table:style-name="ce45" table:formula="of:=HEX2DEC([.C25])" office:value-type="float" office:value="32">
            <text:p>32</text:p>
          </table:table-cell>
          <table:table-cell table:style-name="ce45" table:formula="of:=HEX2DEC([.D25])" office:value-type="float" office:value="32">
            <text:p>32</text:p>
          </table:table-cell>
          <table:table-cell table:style-name="ce47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0">
            <text:p>0</text:p>
          </table:table-cell>
          <table:table-cell table:style-name="ce48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0">
            <text:p>0</text:p>
          </table:table-cell>
          <table:table-cell table:style-name="ce48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0">
            <text:p>0</text:p>
          </table:table-cell>
          <table:table-cell table:style-name="ce48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0">
            <text:p>0</text:p>
          </table:table-cell>
          <table:table-cell table:style-name="ce52" table:formula="of:=MID(['Charpad Export'.I237];2;2)" office:value-type="string" office:string-value="0b">
            <text:p>0b</text:p>
          </table:table-cell>
          <table:table-cell table:style-name="ce45" table:formula="of:=HEX2DEC([.M25])" office:value-type="float" office:value="11">
            <text:p>11</text:p>
          </table:table-cell>
          <table:table-cell table:style-name="ce45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gray1}">
            <text:p>{gray1}</text:p>
          </table:table-cell>
          <table:table-cell table:style-name="ce57" table:formula="of:=[.M25]" office:value-type="string" office:string-value="0b">
            <text:p>0b</text:p>
          </table:table-cell>
          <table:table-cell table:style-name="ce45" table:formula="of:=HEX2DEC([.P25])" office:value-type="float" office:value="11">
            <text:p>11</text:p>
          </table:table-cell>
          <table:table-cell table:style-name="ce45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gray1}">
            <text:p>{gray1}</text:p>
          </table:table-cell>
          <table:table-cell table:style-name="ce57" table:formula="of:=[.M25]" office:value-type="string" office:string-value="0b">
            <text:p>0b</text:p>
          </table:table-cell>
          <table:table-cell table:style-name="ce45" table:formula="of:=HEX2DEC([.S25])" office:value-type="float" office:value="11">
            <text:p>11</text:p>
          </table:table-cell>
          <table:table-cell table:style-name="ce45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gray1}">
            <text:p>{gray1}</text:p>
          </table:table-cell>
          <table:table-cell table:style-name="ce59" table:formula="of:=[.M25]" office:value-type="string" office:string-value="0b">
            <text:p>0b</text:p>
          </table:table-cell>
          <table:table-cell table:style-name="ce45" table:formula="of:=HEX2DEC([.V25])" office:value-type="float" office:value="11">
            <text:p>11</text:p>
          </table:table-cell>
          <table:table-cell table:style-name="ce45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25]" office:value-type="string" office:string-value="{gray1}">
            <text:p>{gray1}</text:p>
          </table:table-cell>
          <table:table-cell table:style-name="ce68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5]+[.I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8" table:formula="of:=[.R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25]+[.J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8" table:formula="of:=[.U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25]+[.K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8" table:formula="of:=[.X25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25]+[.L25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3">
            <text:p>23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B215];2;2)" office:value-type="string" office:string-value="6e">
            <text:p>6e</text:p>
          </table:table-cell>
          <table:table-cell table:style-name="ce32" table:formula="of:=MID(['Charpad Export'.C215];2;2)" office:value-type="string" office:string-value="51">
            <text:p>51</text:p>
          </table:table-cell>
          <table:table-cell table:style-name="ce32" table:formula="of:=MID(['Charpad Export'.D215];2;2)" office:value-type="string" office:string-value="51">
            <text:p>51</text:p>
          </table:table-cell>
          <table:table-cell table:style-name="ce32" table:formula="of:=MID(['Charpad Export'.E215];2;2)" office:value-type="string" office:string-value="6f">
            <text:p>6f</text:p>
          </table:table-cell>
          <table:table-cell table:style-name="ce42" table:formula="of:=HEX2DEC([.A26])" office:value-type="float" office:value="110">
            <text:p>110</text:p>
          </table:table-cell>
          <table:table-cell table:style-name="ce45" table:formula="of:=HEX2DEC([.B26])" office:value-type="float" office:value="81">
            <text:p>81</text:p>
          </table:table-cell>
          <table:table-cell table:style-name="ce45" table:formula="of:=HEX2DEC([.C26])" office:value-type="float" office:value="81">
            <text:p>81</text:p>
          </table:table-cell>
          <table:table-cell table:style-name="ce45" table:formula="of:=HEX2DEC([.D26])" office:value-type="float" office:value="111">
            <text:p>111</text:p>
          </table:table-cell>
          <table:table-cell table:style-name="ce47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8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128">
            <text:p>+128</text:p>
          </table:table-cell>
          <table:table-cell table:style-name="ce48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128">
            <text:p>+128</text:p>
          </table:table-cell>
          <table:table-cell table:style-name="ce48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53" table:formula="of:=MID(['Charpad Export'.J237];2;2)" office:value-type="string" office:string-value="0d">
            <text:p>0d</text:p>
          </table:table-cell>
          <table:table-cell table:style-name="ce45" table:formula="of:=HEX2DEC([.M26])" office:value-type="float" office:value="13">
            <text:p>13</text:p>
          </table:table-cell>
          <table:table-cell table:style-name="ce45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lt. green}">
            <text:p>{lt. green}</text:p>
          </table:table-cell>
          <table:table-cell table:style-name="ce55" table:formula="of:=[.M26]" office:value-type="string" office:string-value="0d">
            <text:p>0d</text:p>
          </table:table-cell>
          <table:table-cell table:style-name="ce45" table:formula="of:=HEX2DEC([.P26])" office:value-type="float" office:value="13">
            <text:p>13</text:p>
          </table:table-cell>
          <table:table-cell table:style-name="ce45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lt. green}">
            <text:p>{lt. green}</text:p>
          </table:table-cell>
          <table:table-cell table:style-name="ce55" table:formula="of:=[.M26]" office:value-type="string" office:string-value="0d">
            <text:p>0d</text:p>
          </table:table-cell>
          <table:table-cell table:style-name="ce45" table:formula="of:=HEX2DEC([.S26])" office:value-type="float" office:value="13">
            <text:p>13</text:p>
          </table:table-cell>
          <table:table-cell table:style-name="ce45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lt. green}">
            <text:p>{lt. green}</text:p>
          </table:table-cell>
          <table:table-cell table:style-name="ce60" table:formula="of:=[.M26]" office:value-type="string" office:string-value="0d">
            <text:p>0d</text:p>
          </table:table-cell>
          <table:table-cell table:style-name="ce45" table:formula="of:=HEX2DEC([.V26])" office:value-type="float" office:value="13">
            <text:p>13</text:p>
          </table:table-cell>
          <table:table-cell table:style-name="ce45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6]" office:value-type="string" office:string-value="{lt. green}">
            <text:p>{lt. green}</text:p>
          </table:table-cell>
          <table:table-cell table:style-name="ce68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6]+[.I26]" office:value-type="float" office:value="174">
            <text:p>174</text:p>
          </table:table-cell>
          <table:table-cell table:style-name="ce68" office:value-type="string">
            <text:p>}</text:p>
          </table:table-cell>
          <table:table-cell table:style-name="ce68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8" table:formula="of:=[.R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6]+[.J26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8" table:formula="of:=[.U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6]+[.K26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8" table:formula="of:=[.X26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6]+[.L26]" office:value-type="float" office:value="175">
            <text:p>17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4">
            <text:p>24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F215];2;2)" office:value-type="string" office:string-value="70">
            <text:p>70</text:p>
          </table:table-cell>
          <table:table-cell table:style-name="ce32" table:formula="of:=MID(['Charpad Export'.G215];2;2)" office:value-type="string" office:string-value="71">
            <text:p>71</text:p>
          </table:table-cell>
          <table:table-cell table:style-name="ce32" table:formula="of:=MID(['Charpad Export'.H215];2;2)" office:value-type="string" office:string-value="72">
            <text:p>72</text:p>
          </table:table-cell>
          <table:table-cell table:style-name="ce32" table:formula="of:=MID(['Charpad Export'.I215];2;2)" office:value-type="string" office:string-value="73">
            <text:p>73</text:p>
          </table:table-cell>
          <table:table-cell table:style-name="ce42" table:formula="of:=HEX2DEC([.A27])" office:value-type="float" office:value="112">
            <text:p>112</text:p>
          </table:table-cell>
          <table:table-cell table:style-name="ce45" table:formula="of:=HEX2DEC([.B27])" office:value-type="float" office:value="113">
            <text:p>113</text:p>
          </table:table-cell>
          <table:table-cell table:style-name="ce45" table:formula="of:=HEX2DEC([.C27])" office:value-type="float" office:value="114">
            <text:p>114</text:p>
          </table:table-cell>
          <table:table-cell table:style-name="ce45" table:formula="of:=HEX2DEC([.D27])" office:value-type="float" office:value="115">
            <text:p>115</text:p>
          </table:table-cell>
          <table:table-cell table:style-name="ce47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8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8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48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+64">
            <text:p>+64</text:p>
          </table:table-cell>
          <table:table-cell table:style-name="ce52" table:formula="of:=MID(['Charpad Export'.K237];2;2)" office:value-type="string" office:string-value="0d">
            <text:p>0d</text:p>
          </table:table-cell>
          <table:table-cell table:style-name="ce45" table:formula="of:=HEX2DEC([.M27])" office:value-type="float" office:value="13">
            <text:p>13</text:p>
          </table:table-cell>
          <table:table-cell table:style-name="ce45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45" table:formula="of:=HEX2DEC([.P27])" office:value-type="float" office:value="13">
            <text:p>13</text:p>
          </table:table-cell>
          <table:table-cell table:style-name="ce45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lt. green}">
            <text:p>{lt. green}</text:p>
          </table:table-cell>
          <table:table-cell table:style-name="ce57" table:formula="of:=[.M27]" office:value-type="string" office:string-value="0d">
            <text:p>0d</text:p>
          </table:table-cell>
          <table:table-cell table:style-name="ce45" table:formula="of:=HEX2DEC([.S27])" office:value-type="float" office:value="13">
            <text:p>13</text:p>
          </table:table-cell>
          <table:table-cell table:style-name="ce45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lt. green}">
            <text:p>{lt. green}</text:p>
          </table:table-cell>
          <table:table-cell table:style-name="ce59" table:formula="of:=[.M27]" office:value-type="string" office:string-value="0d">
            <text:p>0d</text:p>
          </table:table-cell>
          <table:table-cell table:style-name="ce45" table:formula="of:=HEX2DEC([.V27])" office:value-type="float" office:value="13">
            <text:p>13</text:p>
          </table:table-cell>
          <table:table-cell table:style-name="ce45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7]" office:value-type="string" office:string-value="{lt. green}">
            <text:p>{lt. green}</text:p>
          </table:table-cell>
          <table:table-cell table:style-name="ce68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7]+[.I27]" office:value-type="float" office:value="176">
            <text:p>176</text:p>
          </table:table-cell>
          <table:table-cell table:style-name="ce68" office:value-type="string">
            <text:p>}</text:p>
          </table:table-cell>
          <table:table-cell table:style-name="ce68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8" table:formula="of:=[.R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7]+[.J27]" office:value-type="float" office:value="177">
            <text:p>17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68" table:formula="of:=[.U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7]+[.K27]" office:value-type="float" office:value="178">
            <text:p>178</text:p>
          </table:table-cell>
          <table:table-cell table:style-name="ce68" office:value-type="string">
            <text:p>}</text:p>
          </table:table-cell>
          <table:table-cell table:style-name="ce68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68" table:formula="of:=[.X27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7]+[.L27]" office:value-type="float" office:value="179">
            <text:p>17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5">
            <text:p>25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J215];2;2)" office:value-type="string" office:string-value="74">
            <text:p>74</text:p>
          </table:table-cell>
          <table:table-cell table:style-name="ce32" table:formula="of:=MID(['Charpad Export'.K215];2;2)" office:value-type="string" office:string-value="75">
            <text:p>75</text:p>
          </table:table-cell>
          <table:table-cell table:style-name="ce32" table:formula="of:=MID(['Charpad Export'.L215];2;2)" office:value-type="string" office:string-value="74">
            <text:p>74</text:p>
          </table:table-cell>
          <table:table-cell table:style-name="ce32" table:formula="of:=MID(['Charpad Export'.M215];2;2)" office:value-type="string" office:string-value="75">
            <text:p>75</text:p>
          </table:table-cell>
          <table:table-cell table:style-name="ce42" table:formula="of:=HEX2DEC([.A28])" office:value-type="float" office:value="116">
            <text:p>116</text:p>
          </table:table-cell>
          <table:table-cell table:style-name="ce45" table:formula="of:=HEX2DEC([.B28])" office:value-type="float" office:value="117">
            <text:p>117</text:p>
          </table:table-cell>
          <table:table-cell table:style-name="ce45" table:formula="of:=HEX2DEC([.C28])" office:value-type="float" office:value="116">
            <text:p>116</text:p>
          </table:table-cell>
          <table:table-cell table:style-name="ce45" table:formula="of:=HEX2DEC([.D28])" office:value-type="float" office:value="117">
            <text:p>117</text:p>
          </table:table-cell>
          <table:table-cell table:style-name="ce47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8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+64">
            <text:p>+64</text:p>
          </table:table-cell>
          <table:table-cell table:style-name="ce48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8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53" table:formula="of:=MID(['Charpad Export'.L237];2;2)" office:value-type="string" office:string-value="0d">
            <text:p>0d</text:p>
          </table:table-cell>
          <table:table-cell table:style-name="ce45" table:formula="of:=HEX2DEC([.M28])" office:value-type="float" office:value="13">
            <text:p>13</text:p>
          </table:table-cell>
          <table:table-cell table:style-name="ce45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lt. green}">
            <text:p>{lt. green}</text:p>
          </table:table-cell>
          <table:table-cell table:style-name="ce55" table:formula="of:=[.M28]" office:value-type="string" office:string-value="0d">
            <text:p>0d</text:p>
          </table:table-cell>
          <table:table-cell table:style-name="ce45" table:formula="of:=HEX2DEC([.P28])" office:value-type="float" office:value="13">
            <text:p>13</text:p>
          </table:table-cell>
          <table:table-cell table:style-name="ce45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lt. green}">
            <text:p>{lt. green}</text:p>
          </table:table-cell>
          <table:table-cell table:style-name="ce55" table:formula="of:=[.M28]" office:value-type="string" office:string-value="0d">
            <text:p>0d</text:p>
          </table:table-cell>
          <table:table-cell table:style-name="ce45" table:formula="of:=HEX2DEC([.S28])" office:value-type="float" office:value="13">
            <text:p>13</text:p>
          </table:table-cell>
          <table:table-cell table:style-name="ce45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lt. green}">
            <text:p>{lt. green}</text:p>
          </table:table-cell>
          <table:table-cell table:style-name="ce60" table:formula="of:=[.M28]" office:value-type="string" office:string-value="0d">
            <text:p>0d</text:p>
          </table:table-cell>
          <table:table-cell table:style-name="ce45" table:formula="of:=HEX2DEC([.V28])" office:value-type="float" office:value="13">
            <text:p>13</text:p>
          </table:table-cell>
          <table:table-cell table:style-name="ce45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8]" office:value-type="string" office:string-value="{lt. green}">
            <text:p>{lt. green}</text:p>
          </table:table-cell>
          <table:table-cell table:style-name="ce68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8]+[.I28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68" table:formula="of:=[.R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8]+[.J28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8" table:formula="of:=[.U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8]+[.K28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8" table:formula="of:=[.X28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8]+[.L28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6">
            <text:p>26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2" table:formula="of:=MID(['Charpad Export'.N215];2;2)" office:value-type="string" office:string-value="76">
            <text:p>76</text:p>
          </table:table-cell>
          <table:table-cell table:style-name="ce32" table:formula="of:=MID(['Charpad Export'.O215];2;2)" office:value-type="string" office:string-value="77">
            <text:p>77</text:p>
          </table:table-cell>
          <table:table-cell table:style-name="ce32" table:formula="of:=MID(['Charpad Export'.P215];2;2)" office:value-type="string" office:string-value="78">
            <text:p>78</text:p>
          </table:table-cell>
          <table:table-cell table:style-name="ce32" table:formula="of:=MID(['Charpad Export'.Q215];2;2)" office:value-type="string" office:string-value="79">
            <text:p>79</text:p>
          </table:table-cell>
          <table:table-cell table:style-name="ce42" table:formula="of:=HEX2DEC([.A29])" office:value-type="float" office:value="118">
            <text:p>118</text:p>
          </table:table-cell>
          <table:table-cell table:style-name="ce45" table:formula="of:=HEX2DEC([.B29])" office:value-type="float" office:value="119">
            <text:p>119</text:p>
          </table:table-cell>
          <table:table-cell table:style-name="ce45" table:formula="of:=HEX2DEC([.C29])" office:value-type="float" office:value="120">
            <text:p>120</text:p>
          </table:table-cell>
          <table:table-cell table:style-name="ce45" table:formula="of:=HEX2DEC([.D29])" office:value-type="float" office:value="121">
            <text:p>121</text:p>
          </table:table-cell>
          <table:table-cell table:style-name="ce47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64">
            <text:p>+64</text:p>
          </table:table-cell>
          <table:table-cell table:style-name="ce48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8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8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52" table:formula="of:=MID(['Charpad Export'.M237];2;2)" office:value-type="string" office:string-value="0d">
            <text:p>0d</text:p>
          </table:table-cell>
          <table:table-cell table:style-name="ce45" table:formula="of:=HEX2DEC([.M29])" office:value-type="float" office:value="13">
            <text:p>13</text:p>
          </table:table-cell>
          <table:table-cell table:style-name="ce45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lt. green}">
            <text:p>{lt. green}</text:p>
          </table:table-cell>
          <table:table-cell table:style-name="ce57" table:formula="of:=[.M29]" office:value-type="string" office:string-value="0d">
            <text:p>0d</text:p>
          </table:table-cell>
          <table:table-cell table:style-name="ce45" table:formula="of:=HEX2DEC([.P29])" office:value-type="float" office:value="13">
            <text:p>13</text:p>
          </table:table-cell>
          <table:table-cell table:style-name="ce45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lt. green}">
            <text:p>{lt. green}</text:p>
          </table:table-cell>
          <table:table-cell table:style-name="ce57" table:formula="of:=[.M29]" office:value-type="string" office:string-value="0d">
            <text:p>0d</text:p>
          </table:table-cell>
          <table:table-cell table:style-name="ce45" table:formula="of:=HEX2DEC([.S29])" office:value-type="float" office:value="13">
            <text:p>13</text:p>
          </table:table-cell>
          <table:table-cell table:style-name="ce45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lt. green}">
            <text:p>{lt. green}</text:p>
          </table:table-cell>
          <table:table-cell table:style-name="ce59" table:formula="of:=[.M29]" office:value-type="string" office:string-value="0d">
            <text:p>0d</text:p>
          </table:table-cell>
          <table:table-cell table:style-name="ce45" table:formula="of:=HEX2DEC([.V29])" office:value-type="float" office:value="13">
            <text:p>13</text:p>
          </table:table-cell>
          <table:table-cell table:style-name="ce45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lt. green}">
            <text:p>{lt. green}</text:p>
          </table:table-cell>
          <table:table-cell table:style-name="ce62" office:value-type="string">
            <text:p>data"</text:p>
          </table:table-cell>
          <table:table-cell table:style-name="ce68" table:formula="of:=[.O29]" office:value-type="string" office:string-value="{lt. green}">
            <text:p>{lt. green}</text:p>
          </table:table-cell>
          <table:table-cell table:style-name="ce68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29]+[.I29]" office:value-type="float" office:value="182">
            <text:p>182</text:p>
          </table:table-cell>
          <table:table-cell table:style-name="ce68" office:value-type="string">
            <text:p>}</text:p>
          </table:table-cell>
          <table:table-cell table:style-name="ce68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8" table:formula="of:=[.R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F29]+[.J29]" office:value-type="float" office:value="183">
            <text:p>18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8" table:formula="of:=[.U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G29]+[.K29]" office:value-type="float" office:value="184">
            <text:p>184</text:p>
          </table:table-cell>
          <table:table-cell table:style-name="ce68" office:value-type="string">
            <text:p>}</text:p>
          </table:table-cell>
          <table:table-cell table:style-name="ce68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8" table:formula="of:=[.X29]" office:value-type="string" office:string-value="{lt. green}">
            <text:p>{lt. green}</text:p>
          </table:table-cell>
          <table:table-cell table:style-name="ce68" office:value-type="string">
            <text:p>{</text:p>
          </table:table-cell>
          <table:table-cell table:style-name="ce68" table:formula="of:=[.H29]+[.L29]" office:value-type="float" office:value="185">
            <text:p>18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7">
            <text:p>2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B216];2;2)" office:value-type="string" office:string-value="20">
            <text:p>20</text:p>
          </table:table-cell>
          <table:table-cell table:style-name="ce33" table:formula="of:=MID(['Charpad Export'.C216];2;2)" office:value-type="string" office:string-value="20">
            <text:p>20</text:p>
          </table:table-cell>
          <table:table-cell table:style-name="ce33" table:formula="of:=MID(['Charpad Export'.D216];2;2)" office:value-type="string" office:string-value="20">
            <text:p>20</text:p>
          </table:table-cell>
          <table:table-cell table:style-name="ce33" table:formula="of:=MID(['Charpad Export'.E216];2;2)" office:value-type="string" office:string-value="20">
            <text:p>20</text:p>
          </table:table-cell>
          <table:table-cell table:style-name="ce42" table:formula="of:=HEX2DEC([.A30])" office:value-type="float" office:value="32">
            <text:p>32</text:p>
          </table:table-cell>
          <table:table-cell table:style-name="ce45" table:formula="of:=HEX2DEC([.B30])" office:value-type="float" office:value="32">
            <text:p>32</text:p>
          </table:table-cell>
          <table:table-cell table:style-name="ce45" table:formula="of:=HEX2DEC([.C30])" office:value-type="float" office:value="32">
            <text:p>32</text:p>
          </table:table-cell>
          <table:table-cell table:style-name="ce45" table:formula="of:=HEX2DEC([.D30])" office:value-type="float" office:value="32">
            <text:p>32</text:p>
          </table:table-cell>
          <table:table-cell table:style-name="ce47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0">
            <text:p>0</text:p>
          </table:table-cell>
          <table:table-cell table:style-name="ce48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0">
            <text:p>0</text:p>
          </table:table-cell>
          <table:table-cell table:style-name="ce48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0">
            <text:p>0</text:p>
          </table:table-cell>
          <table:table-cell table:style-name="ce48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0">
            <text:p>0</text:p>
          </table:table-cell>
          <table:table-cell table:style-name="ce53" table:formula="of:=MID(['Charpad Export'.N237];2;2)" office:value-type="string" office:string-value="0b">
            <text:p>0b</text:p>
          </table:table-cell>
          <table:table-cell table:style-name="ce45" table:formula="of:=HEX2DEC([.M30])" office:value-type="float" office:value="11">
            <text:p>11</text:p>
          </table:table-cell>
          <table:table-cell table:style-name="ce45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5" table:formula="of:=[.M30]" office:value-type="string" office:string-value="0b">
            <text:p>0b</text:p>
          </table:table-cell>
          <table:table-cell table:style-name="ce45" table:formula="of:=HEX2DEC([.P30])" office:value-type="float" office:value="11">
            <text:p>11</text:p>
          </table:table-cell>
          <table:table-cell table:style-name="ce45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5" table:formula="of:=[.M30]" office:value-type="string" office:string-value="0b">
            <text:p>0b</text:p>
          </table:table-cell>
          <table:table-cell table:style-name="ce45" table:formula="of:=HEX2DEC([.S30])" office:value-type="float" office:value="11">
            <text:p>11</text:p>
          </table:table-cell>
          <table:table-cell table:style-name="ce45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60" table:formula="of:=[.M30]" office:value-type="string" office:string-value="0b">
            <text:p>0b</text:p>
          </table:table-cell>
          <table:table-cell table:style-name="ce45" table:formula="of:=HEX2DEC([.V30])" office:value-type="float" office:value="11">
            <text:p>11</text:p>
          </table:table-cell>
          <table:table-cell table:style-name="ce45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0]" office:value-type="string" office:string-value="{gray1}">
            <text:p>{gray1}</text:p>
          </table:table-cell>
          <table:table-cell table:style-name="ce68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0]+[.I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8" table:formula="of:=[.R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0]+[.J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8" table:formula="of:=[.U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0]+[.K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8" table:formula="of:=[.X3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0]+[.L3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8">
            <text:p>2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F216];2;2)" office:value-type="string" office:string-value="20">
            <text:p>20</text:p>
          </table:table-cell>
          <table:table-cell table:style-name="ce33" table:formula="of:=MID(['Charpad Export'.G216];2;2)" office:value-type="string" office:string-value="20">
            <text:p>20</text:p>
          </table:table-cell>
          <table:table-cell table:style-name="ce33" table:formula="of:=MID(['Charpad Export'.H216];2;2)" office:value-type="string" office:string-value="20">
            <text:p>20</text:p>
          </table:table-cell>
          <table:table-cell table:style-name="ce33" table:formula="of:=MID(['Charpad Export'.I216];2;2)" office:value-type="string" office:string-value="20">
            <text:p>20</text:p>
          </table:table-cell>
          <table:table-cell table:style-name="ce42" table:formula="of:=HEX2DEC([.A31])" office:value-type="float" office:value="32">
            <text:p>32</text:p>
          </table:table-cell>
          <table:table-cell table:style-name="ce45" table:formula="of:=HEX2DEC([.B31])" office:value-type="float" office:value="32">
            <text:p>32</text:p>
          </table:table-cell>
          <table:table-cell table:style-name="ce45" table:formula="of:=HEX2DEC([.C31])" office:value-type="float" office:value="32">
            <text:p>32</text:p>
          </table:table-cell>
          <table:table-cell table:style-name="ce45" table:formula="of:=HEX2DEC([.D31])" office:value-type="float" office:value="32">
            <text:p>32</text:p>
          </table:table-cell>
          <table:table-cell table:style-name="ce47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0">
            <text:p>0</text:p>
          </table:table-cell>
          <table:table-cell table:style-name="ce48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0">
            <text:p>0</text:p>
          </table:table-cell>
          <table:table-cell table:style-name="ce48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0">
            <text:p>0</text:p>
          </table:table-cell>
          <table:table-cell table:style-name="ce48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0">
            <text:p>0</text:p>
          </table:table-cell>
          <table:table-cell table:style-name="ce52" table:formula="of:=MID(['Charpad Export'.O237];2;2)" office:value-type="string" office:string-value="0b">
            <text:p>0b</text:p>
          </table:table-cell>
          <table:table-cell table:style-name="ce45" table:formula="of:=HEX2DEC([.M31])" office:value-type="float" office:value="11">
            <text:p>11</text:p>
          </table:table-cell>
          <table:table-cell table:style-name="ce45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45" table:formula="of:=HEX2DEC([.P31])" office:value-type="float" office:value="11">
            <text:p>11</text:p>
          </table:table-cell>
          <table:table-cell table:style-name="ce45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7" table:formula="of:=[.M31]" office:value-type="string" office:string-value="0b">
            <text:p>0b</text:p>
          </table:table-cell>
          <table:table-cell table:style-name="ce45" table:formula="of:=HEX2DEC([.S31])" office:value-type="float" office:value="11">
            <text:p>11</text:p>
          </table:table-cell>
          <table:table-cell table:style-name="ce45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9" table:formula="of:=[.M31]" office:value-type="string" office:string-value="0b">
            <text:p>0b</text:p>
          </table:table-cell>
          <table:table-cell table:style-name="ce45" table:formula="of:=HEX2DEC([.V31])" office:value-type="float" office:value="11">
            <text:p>11</text:p>
          </table:table-cell>
          <table:table-cell table:style-name="ce45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1]" office:value-type="string" office:string-value="{gray1}">
            <text:p>{gray1}</text:p>
          </table:table-cell>
          <table:table-cell table:style-name="ce68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1]+[.I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8" table:formula="of:=[.R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1]+[.J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68" table:formula="of:=[.U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1]+[.K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8" table:formula="of:=[.X31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1]+[.L31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29">
            <text:p>2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J216];2;2)" office:value-type="string" office:string-value="20">
            <text:p>20</text:p>
          </table:table-cell>
          <table:table-cell table:style-name="ce33" table:formula="of:=MID(['Charpad Export'.K216];2;2)" office:value-type="string" office:string-value="20">
            <text:p>20</text:p>
          </table:table-cell>
          <table:table-cell table:style-name="ce33" table:formula="of:=MID(['Charpad Export'.L216];2;2)" office:value-type="string" office:string-value="20">
            <text:p>20</text:p>
          </table:table-cell>
          <table:table-cell table:style-name="ce33" table:formula="of:=MID(['Charpad Export'.M216];2;2)" office:value-type="string" office:string-value="20">
            <text:p>20</text:p>
          </table:table-cell>
          <table:table-cell table:style-name="ce42" table:formula="of:=HEX2DEC([.A32])" office:value-type="float" office:value="32">
            <text:p>32</text:p>
          </table:table-cell>
          <table:table-cell table:style-name="ce45" table:formula="of:=HEX2DEC([.B32])" office:value-type="float" office:value="32">
            <text:p>32</text:p>
          </table:table-cell>
          <table:table-cell table:style-name="ce45" table:formula="of:=HEX2DEC([.C32])" office:value-type="float" office:value="32">
            <text:p>32</text:p>
          </table:table-cell>
          <table:table-cell table:style-name="ce45" table:formula="of:=HEX2DEC([.D32])" office:value-type="float" office:value="32">
            <text:p>32</text:p>
          </table:table-cell>
          <table:table-cell table:style-name="ce47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0">
            <text:p>0</text:p>
          </table:table-cell>
          <table:table-cell table:style-name="ce48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0">
            <text:p>0</text:p>
          </table:table-cell>
          <table:table-cell table:style-name="ce48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0">
            <text:p>0</text:p>
          </table:table-cell>
          <table:table-cell table:style-name="ce48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0">
            <text:p>0</text:p>
          </table:table-cell>
          <table:table-cell table:style-name="ce53" table:formula="of:=MID(['Charpad Export'.P237];2;2)" office:value-type="string" office:string-value="0b">
            <text:p>0b</text:p>
          </table:table-cell>
          <table:table-cell table:style-name="ce45" table:formula="of:=HEX2DEC([.M32])" office:value-type="float" office:value="11">
            <text:p>11</text:p>
          </table:table-cell>
          <table:table-cell table:style-name="ce45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5" table:formula="of:=[.M32]" office:value-type="string" office:string-value="0b">
            <text:p>0b</text:p>
          </table:table-cell>
          <table:table-cell table:style-name="ce45" table:formula="of:=HEX2DEC([.P32])" office:value-type="float" office:value="11">
            <text:p>11</text:p>
          </table:table-cell>
          <table:table-cell table:style-name="ce45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5" table:formula="of:=[.M32]" office:value-type="string" office:string-value="0b">
            <text:p>0b</text:p>
          </table:table-cell>
          <table:table-cell table:style-name="ce45" table:formula="of:=HEX2DEC([.S32])" office:value-type="float" office:value="11">
            <text:p>11</text:p>
          </table:table-cell>
          <table:table-cell table:style-name="ce45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60" table:formula="of:=[.M32]" office:value-type="string" office:string-value="0b">
            <text:p>0b</text:p>
          </table:table-cell>
          <table:table-cell table:style-name="ce45" table:formula="of:=HEX2DEC([.V32])" office:value-type="float" office:value="11">
            <text:p>11</text:p>
          </table:table-cell>
          <table:table-cell table:style-name="ce45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2]" office:value-type="string" office:string-value="{gray1}">
            <text:p>{gray1}</text:p>
          </table:table-cell>
          <table:table-cell table:style-name="ce68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2]+[.I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8" table:formula="of:=[.R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2]+[.J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68" table:formula="of:=[.U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2]+[.K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8" table:formula="of:=[.X32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2]+[.L32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0">
            <text:p>30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3" table:formula="of:=MID(['Charpad Export'.N216];2;2)" office:value-type="string" office:string-value="20">
            <text:p>20</text:p>
          </table:table-cell>
          <table:table-cell table:style-name="ce33" table:formula="of:=MID(['Charpad Export'.O216];2;2)" office:value-type="string" office:string-value="20">
            <text:p>20</text:p>
          </table:table-cell>
          <table:table-cell table:style-name="ce33" table:formula="of:=MID(['Charpad Export'.P216];2;2)" office:value-type="string" office:string-value="20">
            <text:p>20</text:p>
          </table:table-cell>
          <table:table-cell table:style-name="ce33" table:formula="of:=MID(['Charpad Export'.Q216];2;2)" office:value-type="string" office:string-value="20">
            <text:p>20</text:p>
          </table:table-cell>
          <table:table-cell table:style-name="ce42" table:formula="of:=HEX2DEC([.A33])" office:value-type="float" office:value="32">
            <text:p>32</text:p>
          </table:table-cell>
          <table:table-cell table:style-name="ce45" table:formula="of:=HEX2DEC([.B33])" office:value-type="float" office:value="32">
            <text:p>32</text:p>
          </table:table-cell>
          <table:table-cell table:style-name="ce45" table:formula="of:=HEX2DEC([.C33])" office:value-type="float" office:value="32">
            <text:p>32</text:p>
          </table:table-cell>
          <table:table-cell table:style-name="ce45" table:formula="of:=HEX2DEC([.D33])" office:value-type="float" office:value="32">
            <text:p>32</text:p>
          </table:table-cell>
          <table:table-cell table:style-name="ce47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0">
            <text:p>0</text:p>
          </table:table-cell>
          <table:table-cell table:style-name="ce48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0">
            <text:p>0</text:p>
          </table:table-cell>
          <table:table-cell table:style-name="ce48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0">
            <text:p>0</text:p>
          </table:table-cell>
          <table:table-cell table:style-name="ce48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0">
            <text:p>0</text:p>
          </table:table-cell>
          <table:table-cell table:style-name="ce52" table:formula="of:=MID(['Charpad Export'.Q237];2;2)" office:value-type="string" office:string-value="0b">
            <text:p>0b</text:p>
          </table:table-cell>
          <table:table-cell table:style-name="ce45" table:formula="of:=HEX2DEC([.M33])" office:value-type="float" office:value="11">
            <text:p>11</text:p>
          </table:table-cell>
          <table:table-cell table:style-name="ce45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7" table:formula="of:=[.M33]" office:value-type="string" office:string-value="0b">
            <text:p>0b</text:p>
          </table:table-cell>
          <table:table-cell table:style-name="ce45" table:formula="of:=HEX2DEC([.P33])" office:value-type="float" office:value="11">
            <text:p>11</text:p>
          </table:table-cell>
          <table:table-cell table:style-name="ce45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7" table:formula="of:=[.M33]" office:value-type="string" office:string-value="0b">
            <text:p>0b</text:p>
          </table:table-cell>
          <table:table-cell table:style-name="ce45" table:formula="of:=HEX2DEC([.S33])" office:value-type="float" office:value="11">
            <text:p>11</text:p>
          </table:table-cell>
          <table:table-cell table:style-name="ce45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9" table:formula="of:=[.M33]" office:value-type="string" office:string-value="0b">
            <text:p>0b</text:p>
          </table:table-cell>
          <table:table-cell table:style-name="ce45" table:formula="of:=HEX2DEC([.V33])" office:value-type="float" office:value="11">
            <text:p>11</text:p>
          </table:table-cell>
          <table:table-cell table:style-name="ce45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3]" office:value-type="string" office:string-value="{gray1}">
            <text:p>{gray1}</text:p>
          </table:table-cell>
          <table:table-cell table:style-name="ce68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3]+[.I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68" table:formula="of:=[.R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3]+[.J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68" table:formula="of:=[.U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3]+[.K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68" table:formula="of:=[.X33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3]+[.L33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1">
            <text:p>31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B217];2;2)" office:value-type="string" office:string-value="6e">
            <text:p>6e</text:p>
          </table:table-cell>
          <table:table-cell table:style-name="ce34" table:formula="of:=MID(['Charpad Export'.C217];2;2)" office:value-type="string" office:string-value="51">
            <text:p>51</text:p>
          </table:table-cell>
          <table:table-cell table:style-name="ce34" table:formula="of:=MID(['Charpad Export'.D217];2;2)" office:value-type="string" office:string-value="51">
            <text:p>51</text:p>
          </table:table-cell>
          <table:table-cell table:style-name="ce34" table:formula="of:=MID(['Charpad Export'.E217];2;2)" office:value-type="string" office:string-value="6f">
            <text:p>6f</text:p>
          </table:table-cell>
          <table:table-cell table:style-name="ce42" table:formula="of:=HEX2DEC([.A34])" office:value-type="float" office:value="110">
            <text:p>110</text:p>
          </table:table-cell>
          <table:table-cell table:style-name="ce45" table:formula="of:=HEX2DEC([.B34])" office:value-type="float" office:value="81">
            <text:p>81</text:p>
          </table:table-cell>
          <table:table-cell table:style-name="ce45" table:formula="of:=HEX2DEC([.C34])" office:value-type="float" office:value="81">
            <text:p>81</text:p>
          </table:table-cell>
          <table:table-cell table:style-name="ce45" table:formula="of:=HEX2DEC([.D34])" office:value-type="float" office:value="111">
            <text:p>111</text:p>
          </table:table-cell>
          <table:table-cell table:style-name="ce47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64">
            <text:p>+64</text:p>
          </table:table-cell>
          <table:table-cell table:style-name="ce48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+128">
            <text:p>+128</text:p>
          </table:table-cell>
          <table:table-cell table:style-name="ce48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+128">
            <text:p>+128</text:p>
          </table:table-cell>
          <table:table-cell table:style-name="ce48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+64">
            <text:p>+64</text:p>
          </table:table-cell>
          <table:table-cell table:style-name="ce53" table:formula="of:=MID(['Charpad Export'.B238];2;2)" office:value-type="string" office:string-value="09">
            <text:p>09</text:p>
          </table:table-cell>
          <table:table-cell table:style-name="ce45" table:formula="of:=HEX2DEC([.M34])" office:value-type="float" office:value="9">
            <text:p>9</text:p>
          </table:table-cell>
          <table:table-cell table:style-name="ce45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brown}">
            <text:p>{brown}</text:p>
          </table:table-cell>
          <table:table-cell table:style-name="ce55" table:formula="of:=[.M34]" office:value-type="string" office:string-value="09">
            <text:p>09</text:p>
          </table:table-cell>
          <table:table-cell table:style-name="ce45" table:formula="of:=HEX2DEC([.P34])" office:value-type="float" office:value="9">
            <text:p>9</text:p>
          </table:table-cell>
          <table:table-cell table:style-name="ce45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brown}">
            <text:p>{brown}</text:p>
          </table:table-cell>
          <table:table-cell table:style-name="ce55" table:formula="of:=[.M34]" office:value-type="string" office:string-value="09">
            <text:p>09</text:p>
          </table:table-cell>
          <table:table-cell table:style-name="ce45" table:formula="of:=HEX2DEC([.S34])" office:value-type="float" office:value="9">
            <text:p>9</text:p>
          </table:table-cell>
          <table:table-cell table:style-name="ce45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brown}">
            <text:p>{brown}</text:p>
          </table:table-cell>
          <table:table-cell table:style-name="ce60" table:formula="of:=[.M34]" office:value-type="string" office:string-value="09">
            <text:p>09</text:p>
          </table:table-cell>
          <table:table-cell table:style-name="ce45" table:formula="of:=HEX2DEC([.V34])" office:value-type="float" office:value="9">
            <text:p>9</text:p>
          </table:table-cell>
          <table:table-cell table:style-name="ce45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4]" office:value-type="string" office:string-value="{brown}">
            <text:p>{brown}</text:p>
          </table:table-cell>
          <table:table-cell table:style-name="ce68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4]+[.I34]" office:value-type="float" office:value="174">
            <text:p>174</text:p>
          </table:table-cell>
          <table:table-cell table:style-name="ce68" office:value-type="string">
            <text:p>}</text:p>
          </table:table-cell>
          <table:table-cell table:style-name="ce68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68" table:formula="of:=[.R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4]+[.J3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68" table:formula="of:=[.U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4]+[.K3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68" table:formula="of:=[.X3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4]+[.L34]" office:value-type="float" office:value="175">
            <text:p>17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2">
            <text:p>32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F217];2;2)" office:value-type="string" office:string-value="70">
            <text:p>70</text:p>
          </table:table-cell>
          <table:table-cell table:style-name="ce34" table:formula="of:=MID(['Charpad Export'.G217];2;2)" office:value-type="string" office:string-value="71">
            <text:p>71</text:p>
          </table:table-cell>
          <table:table-cell table:style-name="ce34" table:formula="of:=MID(['Charpad Export'.H217];2;2)" office:value-type="string" office:string-value="72">
            <text:p>72</text:p>
          </table:table-cell>
          <table:table-cell table:style-name="ce34" table:formula="of:=MID(['Charpad Export'.I217];2;2)" office:value-type="string" office:string-value="73">
            <text:p>73</text:p>
          </table:table-cell>
          <table:table-cell table:style-name="ce42" table:formula="of:=HEX2DEC([.A35])" office:value-type="float" office:value="112">
            <text:p>112</text:p>
          </table:table-cell>
          <table:table-cell table:style-name="ce45" table:formula="of:=HEX2DEC([.B35])" office:value-type="float" office:value="113">
            <text:p>113</text:p>
          </table:table-cell>
          <table:table-cell table:style-name="ce45" table:formula="of:=HEX2DEC([.C35])" office:value-type="float" office:value="114">
            <text:p>114</text:p>
          </table:table-cell>
          <table:table-cell table:style-name="ce45" table:formula="of:=HEX2DEC([.D35])" office:value-type="float" office:value="115">
            <text:p>115</text:p>
          </table:table-cell>
          <table:table-cell table:style-name="ce47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64">
            <text:p>+64</text:p>
          </table:table-cell>
          <table:table-cell table:style-name="ce48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+64">
            <text:p>+64</text:p>
          </table:table-cell>
          <table:table-cell table:style-name="ce48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+64">
            <text:p>+64</text:p>
          </table:table-cell>
          <table:table-cell table:style-name="ce48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+64">
            <text:p>+64</text:p>
          </table:table-cell>
          <table:table-cell table:style-name="ce54" table:formula="of:=MID(['Charpad Export'.C238];2;2)" office:value-type="string" office:string-value="09">
            <text:p>09</text:p>
          </table:table-cell>
          <table:table-cell table:style-name="ce45" table:formula="of:=HEX2DEC([.M35])" office:value-type="float" office:value="9">
            <text:p>9</text:p>
          </table:table-cell>
          <table:table-cell table:style-name="ce45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45" table:formula="of:=HEX2DEC([.P35])" office:value-type="float" office:value="9">
            <text:p>9</text:p>
          </table:table-cell>
          <table:table-cell table:style-name="ce45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brown}">
            <text:p>{brown}</text:p>
          </table:table-cell>
          <table:table-cell table:style-name="ce57" table:formula="of:=[.M35]" office:value-type="string" office:string-value="09">
            <text:p>09</text:p>
          </table:table-cell>
          <table:table-cell table:style-name="ce45" table:formula="of:=HEX2DEC([.S35])" office:value-type="float" office:value="9">
            <text:p>9</text:p>
          </table:table-cell>
          <table:table-cell table:style-name="ce45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brown}">
            <text:p>{brown}</text:p>
          </table:table-cell>
          <table:table-cell table:style-name="ce59" table:formula="of:=[.M35]" office:value-type="string" office:string-value="09">
            <text:p>09</text:p>
          </table:table-cell>
          <table:table-cell table:style-name="ce45" table:formula="of:=HEX2DEC([.V35])" office:value-type="float" office:value="9">
            <text:p>9</text:p>
          </table:table-cell>
          <table:table-cell table:style-name="ce45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5]" office:value-type="string" office:string-value="{brown}">
            <text:p>{brown}</text:p>
          </table:table-cell>
          <table:table-cell table:style-name="ce68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5]+[.I35]" office:value-type="float" office:value="176">
            <text:p>176</text:p>
          </table:table-cell>
          <table:table-cell table:style-name="ce68" office:value-type="string">
            <text:p>}</text:p>
          </table:table-cell>
          <table:table-cell table:style-name="ce68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8" table:formula="of:=[.R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5]+[.J35]" office:value-type="float" office:value="177">
            <text:p>177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8" table:formula="of:=[.U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5]+[.K35]" office:value-type="float" office:value="178">
            <text:p>178</text:p>
          </table:table-cell>
          <table:table-cell table:style-name="ce68" office:value-type="string">
            <text:p>}</text:p>
          </table:table-cell>
          <table:table-cell table:style-name="ce68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8" table:formula="of:=[.X3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5]+[.L35]" office:value-type="float" office:value="179">
            <text:p>17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3">
            <text:p>33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J217];2;2)" office:value-type="string" office:string-value="74">
            <text:p>74</text:p>
          </table:table-cell>
          <table:table-cell table:style-name="ce34" table:formula="of:=MID(['Charpad Export'.K217];2;2)" office:value-type="string" office:string-value="75">
            <text:p>75</text:p>
          </table:table-cell>
          <table:table-cell table:style-name="ce34" table:formula="of:=MID(['Charpad Export'.L217];2;2)" office:value-type="string" office:string-value="74">
            <text:p>74</text:p>
          </table:table-cell>
          <table:table-cell table:style-name="ce34" table:formula="of:=MID(['Charpad Export'.M217];2;2)" office:value-type="string" office:string-value="75">
            <text:p>75</text:p>
          </table:table-cell>
          <table:table-cell table:style-name="ce42" table:formula="of:=HEX2DEC([.A36])" office:value-type="float" office:value="116">
            <text:p>116</text:p>
          </table:table-cell>
          <table:table-cell table:style-name="ce45" table:formula="of:=HEX2DEC([.B36])" office:value-type="float" office:value="117">
            <text:p>117</text:p>
          </table:table-cell>
          <table:table-cell table:style-name="ce45" table:formula="of:=HEX2DEC([.C36])" office:value-type="float" office:value="116">
            <text:p>116</text:p>
          </table:table-cell>
          <table:table-cell table:style-name="ce45" table:formula="of:=HEX2DEC([.D36])" office:value-type="float" office:value="117">
            <text:p>117</text:p>
          </table:table-cell>
          <table:table-cell table:style-name="ce47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64">
            <text:p>+64</text:p>
          </table:table-cell>
          <table:table-cell table:style-name="ce48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+64">
            <text:p>+64</text:p>
          </table:table-cell>
          <table:table-cell table:style-name="ce48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+64">
            <text:p>+64</text:p>
          </table:table-cell>
          <table:table-cell table:style-name="ce48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+64">
            <text:p>+64</text:p>
          </table:table-cell>
          <table:table-cell table:style-name="ce53" table:formula="of:=MID(['Charpad Export'.D238];2;2)" office:value-type="string" office:string-value="09">
            <text:p>09</text:p>
          </table:table-cell>
          <table:table-cell table:style-name="ce45" table:formula="of:=HEX2DEC([.M36])" office:value-type="float" office:value="9">
            <text:p>9</text:p>
          </table:table-cell>
          <table:table-cell table:style-name="ce45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brown}">
            <text:p>{brown}</text:p>
          </table:table-cell>
          <table:table-cell table:style-name="ce55" table:formula="of:=[.M36]" office:value-type="string" office:string-value="09">
            <text:p>09</text:p>
          </table:table-cell>
          <table:table-cell table:style-name="ce45" table:formula="of:=HEX2DEC([.P36])" office:value-type="float" office:value="9">
            <text:p>9</text:p>
          </table:table-cell>
          <table:table-cell table:style-name="ce45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brown}">
            <text:p>{brown}</text:p>
          </table:table-cell>
          <table:table-cell table:style-name="ce55" table:formula="of:=[.M36]" office:value-type="string" office:string-value="09">
            <text:p>09</text:p>
          </table:table-cell>
          <table:table-cell table:style-name="ce45" table:formula="of:=HEX2DEC([.S36])" office:value-type="float" office:value="9">
            <text:p>9</text:p>
          </table:table-cell>
          <table:table-cell table:style-name="ce45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brown}">
            <text:p>{brown}</text:p>
          </table:table-cell>
          <table:table-cell table:style-name="ce60" table:formula="of:=[.M36]" office:value-type="string" office:string-value="09">
            <text:p>09</text:p>
          </table:table-cell>
          <table:table-cell table:style-name="ce45" table:formula="of:=HEX2DEC([.V36])" office:value-type="float" office:value="9">
            <text:p>9</text:p>
          </table:table-cell>
          <table:table-cell table:style-name="ce45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6]" office:value-type="string" office:string-value="{brown}">
            <text:p>{brown}</text:p>
          </table:table-cell>
          <table:table-cell table:style-name="ce68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6]+[.I36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8" table:formula="of:=[.R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6]+[.J36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8" table:formula="of:=[.U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6]+[.K36]" office:value-type="float" office:value="180">
            <text:p>180</text:p>
          </table:table-cell>
          <table:table-cell table:style-name="ce68" office:value-type="string">
            <text:p>}</text:p>
          </table:table-cell>
          <table:table-cell table:style-name="ce68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8" table:formula="of:=[.X36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6]+[.L36]" office:value-type="float" office:value="181">
            <text:p>181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4">
            <text:p>34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4" table:formula="of:=MID(['Charpad Export'.N217];2;2)" office:value-type="string" office:string-value="76">
            <text:p>76</text:p>
          </table:table-cell>
          <table:table-cell table:style-name="ce34" table:formula="of:=MID(['Charpad Export'.O217];2;2)" office:value-type="string" office:string-value="77">
            <text:p>77</text:p>
          </table:table-cell>
          <table:table-cell table:style-name="ce34" table:formula="of:=MID(['Charpad Export'.P217];2;2)" office:value-type="string" office:string-value="78">
            <text:p>78</text:p>
          </table:table-cell>
          <table:table-cell table:style-name="ce34" table:formula="of:=MID(['Charpad Export'.Q217];2;2)" office:value-type="string" office:string-value="79">
            <text:p>79</text:p>
          </table:table-cell>
          <table:table-cell table:style-name="ce42" table:formula="of:=HEX2DEC([.A37])" office:value-type="float" office:value="118">
            <text:p>118</text:p>
          </table:table-cell>
          <table:table-cell table:style-name="ce45" table:formula="of:=HEX2DEC([.B37])" office:value-type="float" office:value="119">
            <text:p>119</text:p>
          </table:table-cell>
          <table:table-cell table:style-name="ce45" table:formula="of:=HEX2DEC([.C37])" office:value-type="float" office:value="120">
            <text:p>120</text:p>
          </table:table-cell>
          <table:table-cell table:style-name="ce45" table:formula="of:=HEX2DEC([.D37])" office:value-type="float" office:value="121">
            <text:p>121</text:p>
          </table:table-cell>
          <table:table-cell table:style-name="ce47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64">
            <text:p>+64</text:p>
          </table:table-cell>
          <table:table-cell table:style-name="ce48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+64">
            <text:p>+64</text:p>
          </table:table-cell>
          <table:table-cell table:style-name="ce48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+64">
            <text:p>+64</text:p>
          </table:table-cell>
          <table:table-cell table:style-name="ce48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+64">
            <text:p>+64</text:p>
          </table:table-cell>
          <table:table-cell table:style-name="ce54" table:formula="of:=MID(['Charpad Export'.E238];2;2)" office:value-type="string" office:string-value="09">
            <text:p>09</text:p>
          </table:table-cell>
          <table:table-cell table:style-name="ce45" table:formula="of:=HEX2DEC([.M37])" office:value-type="float" office:value="9">
            <text:p>9</text:p>
          </table:table-cell>
          <table:table-cell table:style-name="ce45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brown}">
            <text:p>{brown}</text:p>
          </table:table-cell>
          <table:table-cell table:style-name="ce57" table:formula="of:=[.M37]" office:value-type="string" office:string-value="09">
            <text:p>09</text:p>
          </table:table-cell>
          <table:table-cell table:style-name="ce45" table:formula="of:=HEX2DEC([.P37])" office:value-type="float" office:value="9">
            <text:p>9</text:p>
          </table:table-cell>
          <table:table-cell table:style-name="ce45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brown}">
            <text:p>{brown}</text:p>
          </table:table-cell>
          <table:table-cell table:style-name="ce57" table:formula="of:=[.M37]" office:value-type="string" office:string-value="09">
            <text:p>09</text:p>
          </table:table-cell>
          <table:table-cell table:style-name="ce45" table:formula="of:=HEX2DEC([.S37])" office:value-type="float" office:value="9">
            <text:p>9</text:p>
          </table:table-cell>
          <table:table-cell table:style-name="ce45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brown}">
            <text:p>{brown}</text:p>
          </table:table-cell>
          <table:table-cell table:style-name="ce59" table:formula="of:=[.M37]" office:value-type="string" office:string-value="09">
            <text:p>09</text:p>
          </table:table-cell>
          <table:table-cell table:style-name="ce45" table:formula="of:=HEX2DEC([.V37])" office:value-type="float" office:value="9">
            <text:p>9</text:p>
          </table:table-cell>
          <table:table-cell table:style-name="ce45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37]" office:value-type="string" office:string-value="{brown}">
            <text:p>{brown}</text:p>
          </table:table-cell>
          <table:table-cell table:style-name="ce68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7]+[.I37]" office:value-type="float" office:value="182">
            <text:p>182</text:p>
          </table:table-cell>
          <table:table-cell table:style-name="ce68" office:value-type="string">
            <text:p>}</text:p>
          </table:table-cell>
          <table:table-cell table:style-name="ce68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8" table:formula="of:=[.R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37]+[.J37]" office:value-type="float" office:value="183">
            <text:p>18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8" table:formula="of:=[.U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37]+[.K37]" office:value-type="float" office:value="184">
            <text:p>184</text:p>
          </table:table-cell>
          <table:table-cell table:style-name="ce68" office:value-type="string">
            <text:p>}</text:p>
          </table:table-cell>
          <table:table-cell table:style-name="ce68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8" table:formula="of:=[.X37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37]+[.L37]" office:value-type="float" office:value="185">
            <text:p>185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5">
            <text:p>35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B218];2;2)" office:value-type="string" office:string-value="20">
            <text:p>20</text:p>
          </table:table-cell>
          <table:table-cell table:style-name="ce35" table:formula="of:=MID(['Charpad Export'.C218];2;2)" office:value-type="string" office:string-value="20">
            <text:p>20</text:p>
          </table:table-cell>
          <table:table-cell table:style-name="ce35" table:formula="of:=MID(['Charpad Export'.D218];2;2)" office:value-type="string" office:string-value="20">
            <text:p>20</text:p>
          </table:table-cell>
          <table:table-cell table:style-name="ce35" table:formula="of:=MID(['Charpad Export'.E218];2;2)" office:value-type="string" office:string-value="20">
            <text:p>20</text:p>
          </table:table-cell>
          <table:table-cell table:style-name="ce42" table:formula="of:=HEX2DEC([.A38])" office:value-type="float" office:value="32">
            <text:p>32</text:p>
          </table:table-cell>
          <table:table-cell table:style-name="ce45" table:formula="of:=HEX2DEC([.B38])" office:value-type="float" office:value="32">
            <text:p>32</text:p>
          </table:table-cell>
          <table:table-cell table:style-name="ce45" table:formula="of:=HEX2DEC([.C38])" office:value-type="float" office:value="32">
            <text:p>32</text:p>
          </table:table-cell>
          <table:table-cell table:style-name="ce45" table:formula="of:=HEX2DEC([.D38])" office:value-type="float" office:value="32">
            <text:p>32</text:p>
          </table:table-cell>
          <table:table-cell table:style-name="ce47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8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8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8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53" table:formula="of:=MID(['Charpad Export'.F238];2;2)" office:value-type="string" office:string-value="0b">
            <text:p>0b</text:p>
          </table:table-cell>
          <table:table-cell table:style-name="ce45" table:formula="of:=HEX2DEC([.M38])" office:value-type="float" office:value="11">
            <text:p>11</text:p>
          </table:table-cell>
          <table:table-cell table:style-name="ce45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55" table:formula="of:=[.M38]" office:value-type="string" office:string-value="0b">
            <text:p>0b</text:p>
          </table:table-cell>
          <table:table-cell table:style-name="ce45" table:formula="of:=HEX2DEC([.P38])" office:value-type="float" office:value="11">
            <text:p>11</text:p>
          </table:table-cell>
          <table:table-cell table:style-name="ce45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55" table:formula="of:=[.M38]" office:value-type="string" office:string-value="0b">
            <text:p>0b</text:p>
          </table:table-cell>
          <table:table-cell table:style-name="ce45" table:formula="of:=HEX2DEC([.S38])" office:value-type="float" office:value="11">
            <text:p>11</text:p>
          </table:table-cell>
          <table:table-cell table:style-name="ce45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60" table:formula="of:=[.M38]" office:value-type="string" office:string-value="0b">
            <text:p>0b</text:p>
          </table:table-cell>
          <table:table-cell table:style-name="ce45" table:formula="of:=HEX2DEC([.V38])" office:value-type="float" office:value="11">
            <text:p>11</text:p>
          </table:table-cell>
          <table:table-cell table:style-name="ce45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8]" office:value-type="string" office:string-value="{gray1}">
            <text:p>{gray1}</text:p>
          </table:table-cell>
          <table:table-cell table:style-name="ce68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8]+[.I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8" table:formula="of:=[.R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8]+[.J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8" table:formula="of:=[.U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8]+[.K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8" table:formula="of:=[.X3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8]+[.L38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6">
            <text:p>36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F218];2;2)" office:value-type="string" office:string-value="20">
            <text:p>20</text:p>
          </table:table-cell>
          <table:table-cell table:style-name="ce35" table:formula="of:=MID(['Charpad Export'.G218];2;2)" office:value-type="string" office:string-value="20">
            <text:p>20</text:p>
          </table:table-cell>
          <table:table-cell table:style-name="ce35" table:formula="of:=MID(['Charpad Export'.H218];2;2)" office:value-type="string" office:string-value="20">
            <text:p>20</text:p>
          </table:table-cell>
          <table:table-cell table:style-name="ce35" table:formula="of:=MID(['Charpad Export'.I218];2;2)" office:value-type="string" office:string-value="20">
            <text:p>20</text:p>
          </table:table-cell>
          <table:table-cell table:style-name="ce42" table:formula="of:=HEX2DEC([.A39])" office:value-type="float" office:value="32">
            <text:p>32</text:p>
          </table:table-cell>
          <table:table-cell table:style-name="ce45" table:formula="of:=HEX2DEC([.B39])" office:value-type="float" office:value="32">
            <text:p>32</text:p>
          </table:table-cell>
          <table:table-cell table:style-name="ce45" table:formula="of:=HEX2DEC([.C39])" office:value-type="float" office:value="32">
            <text:p>32</text:p>
          </table:table-cell>
          <table:table-cell table:style-name="ce45" table:formula="of:=HEX2DEC([.D39])" office:value-type="float" office:value="32">
            <text:p>32</text:p>
          </table:table-cell>
          <table:table-cell table:style-name="ce47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8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8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8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54" table:formula="of:=MID(['Charpad Export'.G238];2;2)" office:value-type="string" office:string-value="0b">
            <text:p>0b</text:p>
          </table:table-cell>
          <table:table-cell table:style-name="ce45" table:formula="of:=HEX2DEC([.M39])" office:value-type="float" office:value="11">
            <text:p>11</text:p>
          </table:table-cell>
          <table:table-cell table:style-name="ce45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45" table:formula="of:=HEX2DEC([.P39])" office:value-type="float" office:value="11">
            <text:p>11</text:p>
          </table:table-cell>
          <table:table-cell table:style-name="ce45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7" table:formula="of:=[.M39]" office:value-type="string" office:string-value="0b">
            <text:p>0b</text:p>
          </table:table-cell>
          <table:table-cell table:style-name="ce45" table:formula="of:=HEX2DEC([.S39])" office:value-type="float" office:value="11">
            <text:p>11</text:p>
          </table:table-cell>
          <table:table-cell table:style-name="ce45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9" table:formula="of:=[.M39]" office:value-type="string" office:string-value="0b">
            <text:p>0b</text:p>
          </table:table-cell>
          <table:table-cell table:style-name="ce45" table:formula="of:=HEX2DEC([.V39])" office:value-type="float" office:value="11">
            <text:p>11</text:p>
          </table:table-cell>
          <table:table-cell table:style-name="ce45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39]" office:value-type="string" office:string-value="{gray1}">
            <text:p>{gray1}</text:p>
          </table:table-cell>
          <table:table-cell table:style-name="ce68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39]+[.I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8" table:formula="of:=[.R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39]+[.J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8" table:formula="of:=[.U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39]+[.K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8" table:formula="of:=[.X3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39]+[.L39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7">
            <text:p>37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J218];2;2)" office:value-type="string" office:string-value="20">
            <text:p>20</text:p>
          </table:table-cell>
          <table:table-cell table:style-name="ce35" table:formula="of:=MID(['Charpad Export'.K218];2;2)" office:value-type="string" office:string-value="20">
            <text:p>20</text:p>
          </table:table-cell>
          <table:table-cell table:style-name="ce35" table:formula="of:=MID(['Charpad Export'.L218];2;2)" office:value-type="string" office:string-value="20">
            <text:p>20</text:p>
          </table:table-cell>
          <table:table-cell table:style-name="ce35" table:formula="of:=MID(['Charpad Export'.M218];2;2)" office:value-type="string" office:string-value="20">
            <text:p>20</text:p>
          </table:table-cell>
          <table:table-cell table:style-name="ce42" table:formula="of:=HEX2DEC([.A40])" office:value-type="float" office:value="32">
            <text:p>32</text:p>
          </table:table-cell>
          <table:table-cell table:style-name="ce45" table:formula="of:=HEX2DEC([.B40])" office:value-type="float" office:value="32">
            <text:p>32</text:p>
          </table:table-cell>
          <table:table-cell table:style-name="ce45" table:formula="of:=HEX2DEC([.C40])" office:value-type="float" office:value="32">
            <text:p>32</text:p>
          </table:table-cell>
          <table:table-cell table:style-name="ce45" table:formula="of:=HEX2DEC([.D40])" office:value-type="float" office:value="32">
            <text:p>32</text:p>
          </table:table-cell>
          <table:table-cell table:style-name="ce47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8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8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8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53" table:formula="of:=MID(['Charpad Export'.H238];2;2)" office:value-type="string" office:string-value="0b">
            <text:p>0b</text:p>
          </table:table-cell>
          <table:table-cell table:style-name="ce45" table:formula="of:=HEX2DEC([.M40])" office:value-type="float" office:value="11">
            <text:p>11</text:p>
          </table:table-cell>
          <table:table-cell table:style-name="ce45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5" table:formula="of:=[.M40]" office:value-type="string" office:string-value="0b">
            <text:p>0b</text:p>
          </table:table-cell>
          <table:table-cell table:style-name="ce45" table:formula="of:=HEX2DEC([.P40])" office:value-type="float" office:value="11">
            <text:p>11</text:p>
          </table:table-cell>
          <table:table-cell table:style-name="ce45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5" table:formula="of:=[.M40]" office:value-type="string" office:string-value="0b">
            <text:p>0b</text:p>
          </table:table-cell>
          <table:table-cell table:style-name="ce45" table:formula="of:=HEX2DEC([.S40])" office:value-type="float" office:value="11">
            <text:p>11</text:p>
          </table:table-cell>
          <table:table-cell table:style-name="ce45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60" table:formula="of:=[.M40]" office:value-type="string" office:string-value="0b">
            <text:p>0b</text:p>
          </table:table-cell>
          <table:table-cell table:style-name="ce45" table:formula="of:=HEX2DEC([.V40])" office:value-type="float" office:value="11">
            <text:p>11</text:p>
          </table:table-cell>
          <table:table-cell table:style-name="ce45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0]" office:value-type="string" office:string-value="{gray1}">
            <text:p>{gray1}</text:p>
          </table:table-cell>
          <table:table-cell table:style-name="ce68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0]+[.I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8" table:formula="of:=[.R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0]+[.J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8" table:formula="of:=[.U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0]+[.K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68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8" table:formula="of:=[.X40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0]+[.L40]" office:value-type="float" office:value="32">
            <text:p>3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38">
            <text:p>38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5" table:formula="of:=MID(['Charpad Export'.N218];2;2)" office:value-type="string" office:string-value="20">
            <text:p>20</text:p>
          </table:table-cell>
          <table:table-cell table:style-name="ce35" table:formula="of:=MID(['Charpad Export'.O218];2;2)" office:value-type="string" office:string-value="20">
            <text:p>20</text:p>
          </table:table-cell>
          <table:table-cell table:style-name="ce35" table:formula="of:=MID(['Charpad Export'.P218];2;2)" office:value-type="string" office:string-value="20">
            <text:p>20</text:p>
          </table:table-cell>
          <table:table-cell table:style-name="ce35" table:formula="of:=MID(['Charpad Export'.Q218];2;2)" office:value-type="string" office:string-value="20">
            <text:p>20</text:p>
          </table:table-cell>
          <table:table-cell table:style-name="ce42" table:formula="of:=HEX2DEC([.A41])" office:value-type="float" office:value="32">
            <text:p>32</text:p>
          </table:table-cell>
          <table:table-cell table:style-name="ce43" table:formula="of:=HEX2DEC([.B41])" office:value-type="float" office:value="32">
            <text:p>32</text:p>
          </table:table-cell>
          <table:table-cell table:style-name="ce43" table:formula="of:=HEX2DEC([.C41])" office:value-type="float" office:value="32">
            <text:p>32</text:p>
          </table:table-cell>
          <table:table-cell table:style-name="ce43" table:formula="of:=HEX2DEC([.D41])" office:value-type="float" office:value="32">
            <text:p>32</text:p>
          </table:table-cell>
          <table:table-cell table:style-name="ce47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8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8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8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54" table:formula="of:=MID(['Charpad Export'.I238];2;2)" office:value-type="string" office:string-value="0b">
            <text:p>0b</text:p>
          </table:table-cell>
          <table:table-cell table:style-name="ce43" table:formula="of:=HEX2DEC([.M41])" office:value-type="float" office:value="11">
            <text:p>11</text:p>
          </table:table-cell>
          <table:table-cell table:style-name="ce43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3" table:formula="of:=HEX2DEC([.P41])" office:value-type="float" office:value="11">
            <text:p>11</text:p>
          </table:table-cell>
          <table:table-cell table:style-name="ce43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7" table:formula="of:=[.M41]" office:value-type="string" office:string-value="0b">
            <text:p>0b</text:p>
          </table:table-cell>
          <table:table-cell table:style-name="ce43" table:formula="of:=HEX2DEC([.S41])" office:value-type="float" office:value="11">
            <text:p>11</text:p>
          </table:table-cell>
          <table:table-cell table:style-name="ce43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9" table:formula="of:=[.M41]" office:value-type="string" office:string-value="0b">
            <text:p>0b</text:p>
          </table:table-cell>
          <table:table-cell table:style-name="ce43" table:formula="of:=HEX2DEC([.V41])" office:value-type="float" office:value="11">
            <text:p>11</text:p>
          </table:table-cell>
          <table:table-cell table:style-name="ce43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63" office:value-type="string">
            <text:p>data"</text:p>
          </table:table-cell>
          <table:table-cell table:style-name="ce69" table:formula="of:=[.O41]" office:value-type="string" office:string-value="{gray1}">
            <text:p>{gray1}</text:p>
          </table:table-cell>
          <table:table-cell table:style-name="ce69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9" office:value-type="string">
            <text:p>{</text:p>
          </table:table-cell>
          <table:table-cell table:style-name="ce69" table:formula="of:=[.E41]+[.I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9" table:formula="of:=[.R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F41]+[.J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down}{left:2}</text:p>
          </table:table-cell>
          <table:table-cell table:style-name="ce69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9" table:formula="of:=[.U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G41]+[.K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9" table:formula="of:=[.X41]" office:value-type="string" office:string-value="{gray1}">
            <text:p>{gray1}</text:p>
          </table:table-cell>
          <table:table-cell table:style-name="ce69" office:value-type="string">
            <text:p>{</text:p>
          </table:table-cell>
          <table:table-cell table:style-name="ce69" table:formula="of:=[.H41]+[.L41]" office:value-type="float" office:value="32">
            <text:p>32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80" office:value-type="float" office:value="39">
            <text:p>39</text:p>
          </table:table-cell>
          <table:table-cell table:style-name="ce55"/>
          <table:table-cell table:style-name="ce90" table:number-columns-repeated="5"/>
        </table:table-row>
        <table:table-row table:style-name="ro1">
          <table:table-cell table:style-name="ce36" table:formula="of:=MID(['Charpad Export'.B219];2;2)" office:value-type="string" office:string-value="51">
            <text:p>51</text:p>
          </table:table-cell>
          <table:table-cell table:style-name="ce36" table:formula="of:=MID(['Charpad Export'.C219];2;2)" office:value-type="string" office:string-value="51">
            <text:p>51</text:p>
          </table:table-cell>
          <table:table-cell table:style-name="ce36" table:formula="of:=MID(['Charpad Export'.D219];2;2)" office:value-type="string" office:string-value="51">
            <text:p>51</text:p>
          </table:table-cell>
          <table:table-cell table:style-name="ce36" table:formula="of:=MID(['Charpad Export'.E219];2;2)" office:value-type="string" office:string-value="51">
            <text:p>51</text:p>
          </table:table-cell>
          <table:table-cell table:style-name="ce42" table:formula="of:=HEX2DEC([.A42])" office:value-type="float" office:value="81">
            <text:p>81</text:p>
          </table:table-cell>
          <table:table-cell table:style-name="ce45" table:formula="of:=HEX2DEC([.B42])" office:value-type="float" office:value="81">
            <text:p>81</text:p>
          </table:table-cell>
          <table:table-cell table:style-name="ce45" table:formula="of:=HEX2DEC([.C42])" office:value-type="float" office:value="81">
            <text:p>81</text:p>
          </table:table-cell>
          <table:table-cell table:style-name="ce45" table:formula="of:=HEX2DEC([.D42])" office:value-type="float" office:value="81">
            <text:p>81</text:p>
          </table:table-cell>
          <table:table-cell table:style-name="ce47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+128">
            <text:p>+128</text:p>
          </table:table-cell>
          <table:table-cell table:style-name="ce48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+128">
            <text:p>+128</text:p>
          </table:table-cell>
          <table:table-cell table:style-name="ce48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+128">
            <text:p>+128</text:p>
          </table:table-cell>
          <table:table-cell table:style-name="ce48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+128">
            <text:p>+128</text:p>
          </table:table-cell>
          <table:table-cell table:style-name="ce53" table:formula="of:=MID(['Charpad Export'.B238];2;2)" office:value-type="string" office:string-value="09">
            <text:p>09</text:p>
          </table:table-cell>
          <table:table-cell table:style-name="ce43" table:formula="of:=HEX2DEC([.M42])" office:value-type="float" office:value="9">
            <text:p>9</text:p>
          </table:table-cell>
          <table:table-cell table:style-name="ce43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brown}">
            <text:p>{brown}</text:p>
          </table:table-cell>
          <table:table-cell table:style-name="ce55" table:formula="of:=[.M42]" office:value-type="string" office:string-value="09">
            <text:p>09</text:p>
          </table:table-cell>
          <table:table-cell table:style-name="ce43" table:formula="of:=HEX2DEC([.P42])" office:value-type="float" office:value="9">
            <text:p>9</text:p>
          </table:table-cell>
          <table:table-cell table:style-name="ce43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brown}">
            <text:p>{brown}</text:p>
          </table:table-cell>
          <table:table-cell table:style-name="ce55" table:formula="of:=[.M42]" office:value-type="string" office:string-value="09">
            <text:p>09</text:p>
          </table:table-cell>
          <table:table-cell table:style-name="ce43" table:formula="of:=HEX2DEC([.S42])" office:value-type="float" office:value="9">
            <text:p>9</text:p>
          </table:table-cell>
          <table:table-cell table:style-name="ce43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brown}">
            <text:p>{brown}</text:p>
          </table:table-cell>
          <table:table-cell table:style-name="ce60" table:formula="of:=[.M42]" office:value-type="string" office:string-value="09">
            <text:p>09</text:p>
          </table:table-cell>
          <table:table-cell table:style-name="ce43" table:formula="of:=HEX2DEC([.V42])" office:value-type="float" office:value="9">
            <text:p>9</text:p>
          </table:table-cell>
          <table:table-cell table:style-name="ce43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brown}">
            <text:p>{brown}</text:p>
          </table:table-cell>
          <table:table-cell table:style-name="ce63" office:value-type="string">
            <text:p>data"</text:p>
          </table:table-cell>
          <table:table-cell table:style-name="ce69" table:formula="of:=[.O42]" office:value-type="string" office:string-value="{brown}">
            <text:p>{brown}</text:p>
          </table:table-cell>
          <table:table-cell table:style-name="ce69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9" office:value-type="string">
            <text:p>{</text:p>
          </table:table-cell>
          <table:table-cell table:style-name="ce69" table:formula="of:=[.E42]+[.I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9" table:formula="of:=[.R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F42]+[.J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down}{left:2}</text:p>
          </table:table-cell>
          <table:table-cell table:style-name="ce69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9" table:formula="of:=[.U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G42]+[.K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9" table:formula="of:=[.X42]" office:value-type="string" office:string-value="{brown}">
            <text:p>{brown}</text:p>
          </table:table-cell>
          <table:table-cell table:style-name="ce69" office:value-type="string">
            <text:p>{</text:p>
          </table:table-cell>
          <table:table-cell table:style-name="ce69" table:formula="of:=[.H42]+[.L42]" office:value-type="float" office:value="209">
            <text:p>209</text:p>
          </table:table-cell>
          <table:table-cell table:style-name="ce69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80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6" table:formula="of:=MID(['Charpad Export'.F219];2;2)" office:value-type="string" office:string-value="7a">
            <text:p>7a</text:p>
          </table:table-cell>
          <table:table-cell table:style-name="ce36" table:formula="of:=MID(['Charpad Export'.G219];2;2)" office:value-type="string" office:string-value="51">
            <text:p>51</text:p>
          </table:table-cell>
          <table:table-cell table:style-name="ce36" table:formula="of:=MID(['Charpad Export'.H219];2;2)" office:value-type="string" office:string-value="7a">
            <text:p>7a</text:p>
          </table:table-cell>
          <table:table-cell table:style-name="ce36" table:formula="of:=MID(['Charpad Export'.I219];2;2)" office:value-type="string" office:string-value="51">
            <text:p>51</text:p>
          </table:table-cell>
          <table:table-cell table:style-name="ce42" table:formula="of:=HEX2DEC([.A43])" office:value-type="float" office:value="122">
            <text:p>122</text:p>
          </table:table-cell>
          <table:table-cell table:style-name="ce45" table:formula="of:=HEX2DEC([.B43])" office:value-type="float" office:value="81">
            <text:p>81</text:p>
          </table:table-cell>
          <table:table-cell table:style-name="ce45" table:formula="of:=HEX2DEC([.C43])" office:value-type="float" office:value="122">
            <text:p>122</text:p>
          </table:table-cell>
          <table:table-cell table:style-name="ce45" table:formula="of:=HEX2DEC([.D43])" office:value-type="float" office:value="81">
            <text:p>81</text:p>
          </table:table-cell>
          <table:table-cell table:style-name="ce47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+64">
            <text:p>+64</text:p>
          </table:table-cell>
          <table:table-cell table:style-name="ce48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+128">
            <text:p>+128</text:p>
          </table:table-cell>
          <table:table-cell table:style-name="ce48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+64">
            <text:p>+64</text:p>
          </table:table-cell>
          <table:table-cell table:style-name="ce48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+128">
            <text:p>+128</text:p>
          </table:table-cell>
          <table:table-cell table:style-name="ce54" table:formula="of:=MID(['Charpad Export'.C238];2;2)" office:value-type="string" office:string-value="09">
            <text:p>09</text:p>
          </table:table-cell>
          <table:table-cell table:style-name="ce45" table:formula="of:=HEX2DEC([.M43])" office:value-type="float" office:value="9">
            <text:p>9</text:p>
          </table:table-cell>
          <table:table-cell table:style-name="ce45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brown}">
            <text:p>{brown}</text:p>
          </table:table-cell>
          <table:table-cell table:style-name="ce57" table:formula="of:=[.M43]" office:value-type="string" office:string-value="09">
            <text:p>09</text:p>
          </table:table-cell>
          <table:table-cell table:style-name="ce45" table:formula="of:=HEX2DEC([.P43])" office:value-type="float" office:value="9">
            <text:p>9</text:p>
          </table:table-cell>
          <table:table-cell table:style-name="ce45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brown}">
            <text:p>{brown}</text:p>
          </table:table-cell>
          <table:table-cell table:style-name="ce57" table:formula="of:=[.M43]" office:value-type="string" office:string-value="09">
            <text:p>09</text:p>
          </table:table-cell>
          <table:table-cell table:style-name="ce45" table:formula="of:=HEX2DEC([.S43])" office:value-type="float" office:value="9">
            <text:p>9</text:p>
          </table:table-cell>
          <table:table-cell table:style-name="ce45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brown}">
            <text:p>{brown}</text:p>
          </table:table-cell>
          <table:table-cell table:style-name="ce59" table:formula="of:=[.M43]" office:value-type="string" office:string-value="09">
            <text:p>09</text:p>
          </table:table-cell>
          <table:table-cell table:style-name="ce45" table:formula="of:=HEX2DEC([.V43])" office:value-type="float" office:value="9">
            <text:p>9</text:p>
          </table:table-cell>
          <table:table-cell table:style-name="ce45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3]" office:value-type="string" office:string-value="{brown}">
            <text:p>{brown}</text:p>
          </table:table-cell>
          <table:table-cell table:style-name="ce68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3]+[.I43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68" table:formula="of:=[.R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3]+[.J43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68" table:formula="of:=[.U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3]+[.K43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68" table:formula="of:=[.X43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3]+[.L43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6" table:formula="of:=MID(['Charpad Export'.J219];2;2)" office:value-type="string" office:string-value="7a">
            <text:p>7a</text:p>
          </table:table-cell>
          <table:table-cell table:style-name="ce36" table:formula="of:=MID(['Charpad Export'.K219];2;2)" office:value-type="string" office:string-value="51">
            <text:p>51</text:p>
          </table:table-cell>
          <table:table-cell table:style-name="ce36" table:formula="of:=MID(['Charpad Export'.L219];2;2)" office:value-type="string" office:string-value="7b">
            <text:p>7b</text:p>
          </table:table-cell>
          <table:table-cell table:style-name="ce36" table:formula="of:=MID(['Charpad Export'.M219];2;2)" office:value-type="string" office:string-value="51">
            <text:p>51</text:p>
          </table:table-cell>
          <table:table-cell table:style-name="ce42" table:formula="of:=HEX2DEC([.A44])" office:value-type="float" office:value="122">
            <text:p>122</text:p>
          </table:table-cell>
          <table:table-cell table:style-name="ce45" table:formula="of:=HEX2DEC([.B44])" office:value-type="float" office:value="81">
            <text:p>81</text:p>
          </table:table-cell>
          <table:table-cell table:style-name="ce45" table:formula="of:=HEX2DEC([.C44])" office:value-type="float" office:value="123">
            <text:p>123</text:p>
          </table:table-cell>
          <table:table-cell table:style-name="ce45" table:formula="of:=HEX2DEC([.D44])" office:value-type="float" office:value="81">
            <text:p>81</text:p>
          </table:table-cell>
          <table:table-cell table:style-name="ce47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+64">
            <text:p>+64</text:p>
          </table:table-cell>
          <table:table-cell table:style-name="ce48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+128">
            <text:p>+128</text:p>
          </table:table-cell>
          <table:table-cell table:style-name="ce48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+64">
            <text:p>+64</text:p>
          </table:table-cell>
          <table:table-cell table:style-name="ce48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+128">
            <text:p>+128</text:p>
          </table:table-cell>
          <table:table-cell table:style-name="ce53" table:formula="of:=MID(['Charpad Export'.D238];2;2)" office:value-type="string" office:string-value="09">
            <text:p>09</text:p>
          </table:table-cell>
          <table:table-cell table:style-name="ce45" table:formula="of:=HEX2DEC([.M44])" office:value-type="float" office:value="9">
            <text:p>9</text:p>
          </table:table-cell>
          <table:table-cell table:style-name="ce45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brown}">
            <text:p>{brown}</text:p>
          </table:table-cell>
          <table:table-cell table:style-name="ce55" table:formula="of:=[.M44]" office:value-type="string" office:string-value="09">
            <text:p>09</text:p>
          </table:table-cell>
          <table:table-cell table:style-name="ce45" table:formula="of:=HEX2DEC([.P44])" office:value-type="float" office:value="9">
            <text:p>9</text:p>
          </table:table-cell>
          <table:table-cell table:style-name="ce45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brown}">
            <text:p>{brown}</text:p>
          </table:table-cell>
          <table:table-cell table:style-name="ce55" table:formula="of:=[.M44]" office:value-type="string" office:string-value="09">
            <text:p>09</text:p>
          </table:table-cell>
          <table:table-cell table:style-name="ce45" table:formula="of:=HEX2DEC([.S44])" office:value-type="float" office:value="9">
            <text:p>9</text:p>
          </table:table-cell>
          <table:table-cell table:style-name="ce45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brown}">
            <text:p>{brown}</text:p>
          </table:table-cell>
          <table:table-cell table:style-name="ce60" table:formula="of:=[.M44]" office:value-type="string" office:string-value="09">
            <text:p>09</text:p>
          </table:table-cell>
          <table:table-cell table:style-name="ce45" table:formula="of:=HEX2DEC([.V44])" office:value-type="float" office:value="9">
            <text:p>9</text:p>
          </table:table-cell>
          <table:table-cell table:style-name="ce45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4]" office:value-type="string" office:string-value="{brown}">
            <text:p>{brown}</text:p>
          </table:table-cell>
          <table:table-cell table:style-name="ce68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4]+[.I44]" office:value-type="float" office:value="186">
            <text:p>186</text:p>
          </table:table-cell>
          <table:table-cell table:style-name="ce68" office:value-type="string">
            <text:p>}</text:p>
          </table:table-cell>
          <table:table-cell table:style-name="ce68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68" table:formula="of:=[.R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4]+[.J4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68" table:formula="of:=[.U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4]+[.K44]" office:value-type="float" office:value="187">
            <text:p>187</text:p>
          </table:table-cell>
          <table:table-cell table:style-name="ce68" office:value-type="string">
            <text:p>}</text:p>
          </table:table-cell>
          <table:table-cell table:style-name="ce68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68" table:formula="of:=[.X44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4]+[.L44]" office:value-type="float" office:value="209">
            <text:p>209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6" table:formula="of:=MID(['Charpad Export'.N219];2;2)" office:value-type="string" office:string-value="7c">
            <text:p>7c</text:p>
          </table:table-cell>
          <table:table-cell table:style-name="ce36" table:formula="of:=MID(['Charpad Export'.O219];2;2)" office:value-type="string" office:string-value="7d">
            <text:p>7d</text:p>
          </table:table-cell>
          <table:table-cell table:style-name="ce36" table:formula="of:=MID(['Charpad Export'.P219];2;2)" office:value-type="string" office:string-value="7e">
            <text:p>7e</text:p>
          </table:table-cell>
          <table:table-cell table:style-name="ce36" table:formula="of:=MID(['Charpad Export'.Q219];2;2)" office:value-type="string" office:string-value="7e">
            <text:p>7e</text:p>
          </table:table-cell>
          <table:table-cell table:style-name="ce42" table:formula="of:=HEX2DEC([.A45])" office:value-type="float" office:value="124">
            <text:p>124</text:p>
          </table:table-cell>
          <table:table-cell table:style-name="ce43" table:formula="of:=HEX2DEC([.B45])" office:value-type="float" office:value="125">
            <text:p>125</text:p>
          </table:table-cell>
          <table:table-cell table:style-name="ce43" table:formula="of:=HEX2DEC([.C45])" office:value-type="float" office:value="126">
            <text:p>126</text:p>
          </table:table-cell>
          <table:table-cell table:style-name="ce43" table:formula="of:=HEX2DEC([.D45])" office:value-type="float" office:value="126">
            <text:p>126</text:p>
          </table:table-cell>
          <table:table-cell table:style-name="ce47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+64">
            <text:p>+64</text:p>
          </table:table-cell>
          <table:table-cell table:style-name="ce48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+64">
            <text:p>+64</text:p>
          </table:table-cell>
          <table:table-cell table:style-name="ce48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+64">
            <text:p>+64</text:p>
          </table:table-cell>
          <table:table-cell table:style-name="ce48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+64">
            <text:p>+64</text:p>
          </table:table-cell>
          <table:table-cell table:style-name="ce54" table:formula="of:=MID(['Charpad Export'.E238];2;2)" office:value-type="string" office:string-value="09">
            <text:p>09</text:p>
          </table:table-cell>
          <table:table-cell table:style-name="ce45" table:formula="of:=HEX2DEC([.M45])" office:value-type="float" office:value="9">
            <text:p>9</text:p>
          </table:table-cell>
          <table:table-cell table:style-name="ce45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brown}">
            <text:p>{brown}</text:p>
          </table:table-cell>
          <table:table-cell table:style-name="ce57" table:formula="of:=[.M45]" office:value-type="string" office:string-value="09">
            <text:p>09</text:p>
          </table:table-cell>
          <table:table-cell table:style-name="ce45" table:formula="of:=HEX2DEC([.P45])" office:value-type="float" office:value="9">
            <text:p>9</text:p>
          </table:table-cell>
          <table:table-cell table:style-name="ce45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brown}">
            <text:p>{brown}</text:p>
          </table:table-cell>
          <table:table-cell table:style-name="ce57" table:formula="of:=[.M45]" office:value-type="string" office:string-value="09">
            <text:p>09</text:p>
          </table:table-cell>
          <table:table-cell table:style-name="ce45" table:formula="of:=HEX2DEC([.S45])" office:value-type="float" office:value="9">
            <text:p>9</text:p>
          </table:table-cell>
          <table:table-cell table:style-name="ce45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brown}">
            <text:p>{brown}</text:p>
          </table:table-cell>
          <table:table-cell table:style-name="ce59" table:formula="of:=[.M45]" office:value-type="string" office:string-value="09">
            <text:p>09</text:p>
          </table:table-cell>
          <table:table-cell table:style-name="ce45" table:formula="of:=HEX2DEC([.V45])" office:value-type="float" office:value="9">
            <text:p>9</text:p>
          </table:table-cell>
          <table:table-cell table:style-name="ce45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brown}">
            <text:p>{brown}</text:p>
          </table:table-cell>
          <table:table-cell table:style-name="ce62" office:value-type="string">
            <text:p>data"</text:p>
          </table:table-cell>
          <table:table-cell table:style-name="ce68" table:formula="of:=[.O45]" office:value-type="string" office:string-value="{brown}">
            <text:p>{brown}</text:p>
          </table:table-cell>
          <table:table-cell table:style-name="ce68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5]+[.I45]" office:value-type="float" office:value="188">
            <text:p>188</text:p>
          </table:table-cell>
          <table:table-cell table:style-name="ce68" office:value-type="string">
            <text:p>}</text:p>
          </table:table-cell>
          <table:table-cell table:style-name="ce68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68" table:formula="of:=[.R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F45]+[.J45]" office:value-type="float" office:value="189">
            <text:p>189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68" table:formula="of:=[.U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G45]+[.K45]" office:value-type="float" office:value="190">
            <text:p>190</text:p>
          </table:table-cell>
          <table:table-cell table:style-name="ce68" office:value-type="string">
            <text:p>}</text:p>
          </table:table-cell>
          <table:table-cell table:style-name="ce68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68" table:formula="of:=[.X45]" office:value-type="string" office:string-value="{brown}">
            <text:p>{brown}</text:p>
          </table:table-cell>
          <table:table-cell table:style-name="ce68" office:value-type="string">
            <text:p>{</text:p>
          </table:table-cell>
          <table:table-cell table:style-name="ce68" table:formula="of:=[.H45]+[.L45]" office:value-type="float" office:value="190">
            <text:p>190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37" table:formula="of:=MID(['Charpad Export'.B220];2;2)" office:value-type="string" office:string-value="7f">
            <text:p>7f</text:p>
          </table:table-cell>
          <table:table-cell table:style-name="ce37" table:formula="of:=MID(['Charpad Export'.C220];2;2)" office:value-type="string" office:string-value="7f">
            <text:p>7f</text:p>
          </table:table-cell>
          <table:table-cell table:style-name="ce37" table:formula="of:=MID(['Charpad Export'.D220];2;2)" office:value-type="string" office:string-value="80">
            <text:p>80</text:p>
          </table:table-cell>
          <table:table-cell table:style-name="ce37" table:formula="of:=MID(['Charpad Export'.E220];2;2)" office:value-type="string" office:string-value="80">
            <text:p>80</text:p>
          </table:table-cell>
          <table:table-cell table:style-name="ce42" table:formula="of:=HEX2DEC([.A46])" office:value-type="float" office:value="127">
            <text:p>127</text:p>
          </table:table-cell>
          <table:table-cell table:style-name="ce45" table:formula="of:=HEX2DEC([.B46])" office:value-type="float" office:value="127">
            <text:p>127</text:p>
          </table:table-cell>
          <table:table-cell table:style-name="ce45" table:formula="of:=HEX2DEC([.C46])" office:value-type="float" office:value="128">
            <text:p>128</text:p>
          </table:table-cell>
          <table:table-cell table:style-name="ce45" table:formula="of:=HEX2DEC([.D46])" office:value-type="float" office:value="128">
            <text:p>128</text:p>
          </table:table-cell>
          <table:table-cell table:style-name="ce47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+64">
            <text:p>+64</text:p>
          </table:table-cell>
          <table:table-cell table:style-name="ce48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+64">
            <text:p>+64</text:p>
          </table:table-cell>
          <table:table-cell table:style-name="ce48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-64">
            <text:p>-64</text:p>
          </table:table-cell>
          <table:table-cell table:style-name="ce48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-64">
            <text:p>-64</text:p>
          </table:table-cell>
          <table:table-cell table:style-name="ce53" table:formula="of:=MID(['Charpad Export'.F238];2;2)" office:value-type="string" office:string-value="0b">
            <text:p>0b</text:p>
          </table:table-cell>
          <table:table-cell table:style-name="ce45" table:formula="of:=HEX2DEC([.M46])" office:value-type="float" office:value="11">
            <text:p>11</text:p>
          </table:table-cell>
          <table:table-cell table:style-name="ce45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55" table:formula="of:=[.M46]" office:value-type="string" office:string-value="0b">
            <text:p>0b</text:p>
          </table:table-cell>
          <table:table-cell table:style-name="ce45" table:formula="of:=HEX2DEC([.P46])" office:value-type="float" office:value="11">
            <text:p>11</text:p>
          </table:table-cell>
          <table:table-cell table:style-name="ce45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55" table:formula="of:=[.M46]" office:value-type="string" office:string-value="0b">
            <text:p>0b</text:p>
          </table:table-cell>
          <table:table-cell table:style-name="ce45" table:formula="of:=HEX2DEC([.S46])" office:value-type="float" office:value="11">
            <text:p>11</text:p>
          </table:table-cell>
          <table:table-cell table:style-name="ce45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60" table:formula="of:=[.M46]" office:value-type="string" office:string-value="0b">
            <text:p>0b</text:p>
          </table:table-cell>
          <table:table-cell table:style-name="ce45" table:formula="of:=HEX2DEC([.V46])" office:value-type="float" office:value="11">
            <text:p>11</text:p>
          </table:table-cell>
          <table:table-cell table:style-name="ce45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6]" office:value-type="string" office:string-value="{gray1}">
            <text:p>{gray1}</text:p>
          </table:table-cell>
          <table:table-cell table:style-name="ce68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68" office:value-type="string">
            <text:p>{</text:p>
          </table:table-cell>
          <table:table-cell table:style-name="ce68" table:formula="of:=[.E46]+[.I46]" office:value-type="float" office:value="191">
            <text:p>191</text:p>
          </table:table-cell>
          <table:table-cell table:style-name="ce68" office:value-type="string">
            <text:p>}</text:p>
          </table:table-cell>
          <table:table-cell table:style-name="ce68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68" table:formula="of:=[.R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6]+[.J46]" office:value-type="float" office:value="191">
            <text:p>191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6]&gt;=128;[.G46]&lt;=255);&quot;{rvrs on}&quot;;&quot;{rvrs off}&quot;)" office:value-type="string" office:string-value="{rvrs on}">
            <text:p>{rvrs on}</text:p>
          </table:table-cell>
          <table:table-cell table:style-name="ce68" table:formula="of:=[.U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6]+[.K46]" office:value-type="float" office:value="64">
            <text:p>64</text:p>
          </table:table-cell>
          <table:table-cell table:style-name="ce68" office:value-type="string">
            <text:p>}</text:p>
          </table:table-cell>
          <table:table-cell table:style-name="ce68" table:formula="of:=IF(AND([.H46]&gt;=128;[.H46]&lt;=255);&quot;{rvrs on}&quot;;&quot;{rvrs off}&quot;)" office:value-type="string" office:string-value="{rvrs on}">
            <text:p>{rvrs on}</text:p>
          </table:table-cell>
          <table:table-cell table:style-name="ce68" table:formula="of:=[.X46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6]+[.L46]" office:value-type="float" office:value="64">
            <text:p>64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37" table:formula="of:=MID(['Charpad Export'.F220];2;2)" office:value-type="string" office:string-value="81">
            <text:p>81</text:p>
          </table:table-cell>
          <table:table-cell table:style-name="ce37" table:formula="of:=MID(['Charpad Export'.G220];2;2)" office:value-type="string" office:string-value="82">
            <text:p>82</text:p>
          </table:table-cell>
          <table:table-cell table:style-name="ce37" table:formula="of:=MID(['Charpad Export'.H220];2;2)" office:value-type="string" office:string-value="83">
            <text:p>83</text:p>
          </table:table-cell>
          <table:table-cell table:style-name="ce37" table:formula="of:=MID(['Charpad Export'.I220];2;2)" office:value-type="string" office:string-value="84">
            <text:p>84</text:p>
          </table:table-cell>
          <table:table-cell table:style-name="ce42" table:formula="of:=HEX2DEC([.A47])" office:value-type="float" office:value="129">
            <text:p>129</text:p>
          </table:table-cell>
          <table:table-cell table:style-name="ce45" table:formula="of:=HEX2DEC([.B47])" office:value-type="float" office:value="130">
            <text:p>130</text:p>
          </table:table-cell>
          <table:table-cell table:style-name="ce45" table:formula="of:=HEX2DEC([.C47])" office:value-type="float" office:value="131">
            <text:p>131</text:p>
          </table:table-cell>
          <table:table-cell table:style-name="ce45" table:formula="of:=HEX2DEC([.D47])" office:value-type="float" office:value="132">
            <text:p>132</text:p>
          </table:table-cell>
          <table:table-cell table:style-name="ce47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-64">
            <text:p>-64</text:p>
          </table:table-cell>
          <table:table-cell table:style-name="ce48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-64">
            <text:p>-64</text:p>
          </table:table-cell>
          <table:table-cell table:style-name="ce48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-64">
            <text:p>-64</text:p>
          </table:table-cell>
          <table:table-cell table:style-name="ce48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-64">
            <text:p>-64</text:p>
          </table:table-cell>
          <table:table-cell table:style-name="ce54" table:formula="of:=MID(['Charpad Export'.G238];2;2)" office:value-type="string" office:string-value="0b">
            <text:p>0b</text:p>
          </table:table-cell>
          <table:table-cell table:style-name="ce45" table:formula="of:=HEX2DEC([.M47])" office:value-type="float" office:value="11">
            <text:p>11</text:p>
          </table:table-cell>
          <table:table-cell table:style-name="ce45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45" table:formula="of:=HEX2DEC([.P47])" office:value-type="float" office:value="11">
            <text:p>11</text:p>
          </table:table-cell>
          <table:table-cell table:style-name="ce45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7" table:formula="of:=[.M47]" office:value-type="string" office:string-value="0b">
            <text:p>0b</text:p>
          </table:table-cell>
          <table:table-cell table:style-name="ce45" table:formula="of:=HEX2DEC([.S47])" office:value-type="float" office:value="11">
            <text:p>11</text:p>
          </table:table-cell>
          <table:table-cell table:style-name="ce45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9" table:formula="of:=[.M47]" office:value-type="string" office:string-value="0b">
            <text:p>0b</text:p>
          </table:table-cell>
          <table:table-cell table:style-name="ce45" table:formula="of:=HEX2DEC([.V47])" office:value-type="float" office:value="11">
            <text:p>11</text:p>
          </table:table-cell>
          <table:table-cell table:style-name="ce45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7]" office:value-type="string" office:string-value="{gray1}">
            <text:p>{gray1}</text:p>
          </table:table-cell>
          <table:table-cell table:style-name="ce68" table:formula="of:=IF(AND([.E47]&gt;=128;[.E47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7]+[.I47]" office:value-type="float" office:value="65">
            <text:p>65</text:p>
          </table:table-cell>
          <table:table-cell table:style-name="ce68" office:value-type="string">
            <text:p>}</text:p>
          </table:table-cell>
          <table:table-cell table:style-name="ce68" table:formula="of:=IF(AND([.F47]&gt;=128;[.F47]&lt;=255);&quot;{rvrs on}&quot;;&quot;{rvrs off}&quot;)" office:value-type="string" office:string-value="{rvrs on}">
            <text:p>{rvrs on}</text:p>
          </table:table-cell>
          <table:table-cell table:style-name="ce68" table:formula="of:=[.R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7]+[.J47]" office:value-type="float" office:value="66">
            <text:p>66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7]&gt;=128;[.G47]&lt;=255);&quot;{rvrs on}&quot;;&quot;{rvrs off}&quot;)" office:value-type="string" office:string-value="{rvrs on}">
            <text:p>{rvrs on}</text:p>
          </table:table-cell>
          <table:table-cell table:style-name="ce68" table:formula="of:=[.U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7]+[.K47]" office:value-type="float" office:value="67">
            <text:p>67</text:p>
          </table:table-cell>
          <table:table-cell table:style-name="ce68" office:value-type="string">
            <text:p>}</text:p>
          </table:table-cell>
          <table:table-cell table:style-name="ce68" table:formula="of:=IF(AND([.H47]&gt;=128;[.H47]&lt;=255);&quot;{rvrs on}&quot;;&quot;{rvrs off}&quot;)" office:value-type="string" office:string-value="{rvrs on}">
            <text:p>{rvrs on}</text:p>
          </table:table-cell>
          <table:table-cell table:style-name="ce68" table:formula="of:=[.X47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7]+[.L47]" office:value-type="float" office:value="68">
            <text:p>68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37" table:formula="of:=MID(['Charpad Export'.J220];2;2)" office:value-type="string" office:string-value="85">
            <text:p>85</text:p>
          </table:table-cell>
          <table:table-cell table:style-name="ce37" table:formula="of:=MID(['Charpad Export'.K220];2;2)" office:value-type="string" office:string-value="86">
            <text:p>86</text:p>
          </table:table-cell>
          <table:table-cell table:style-name="ce37" table:formula="of:=MID(['Charpad Export'.L220];2;2)" office:value-type="string" office:string-value="87">
            <text:p>87</text:p>
          </table:table-cell>
          <table:table-cell table:style-name="ce37" table:formula="of:=MID(['Charpad Export'.M220];2;2)" office:value-type="string" office:string-value="88">
            <text:p>88</text:p>
          </table:table-cell>
          <table:table-cell table:style-name="ce42" table:formula="of:=HEX2DEC([.A48])" office:value-type="float" office:value="133">
            <text:p>133</text:p>
          </table:table-cell>
          <table:table-cell table:style-name="ce45" table:formula="of:=HEX2DEC([.B48])" office:value-type="float" office:value="134">
            <text:p>134</text:p>
          </table:table-cell>
          <table:table-cell table:style-name="ce45" table:formula="of:=HEX2DEC([.C48])" office:value-type="float" office:value="135">
            <text:p>135</text:p>
          </table:table-cell>
          <table:table-cell table:style-name="ce45" table:formula="of:=HEX2DEC([.D48])" office:value-type="float" office:value="136">
            <text:p>136</text:p>
          </table:table-cell>
          <table:table-cell table:style-name="ce47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-64">
            <text:p>-64</text:p>
          </table:table-cell>
          <table:table-cell table:style-name="ce48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-64">
            <text:p>-64</text:p>
          </table:table-cell>
          <table:table-cell table:style-name="ce48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-64">
            <text:p>-64</text:p>
          </table:table-cell>
          <table:table-cell table:style-name="ce48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-64">
            <text:p>-64</text:p>
          </table:table-cell>
          <table:table-cell table:style-name="ce53" table:formula="of:=MID(['Charpad Export'.H238];2;2)" office:value-type="string" office:string-value="0b">
            <text:p>0b</text:p>
          </table:table-cell>
          <table:table-cell table:style-name="ce45" table:formula="of:=HEX2DEC([.M48])" office:value-type="float" office:value="11">
            <text:p>11</text:p>
          </table:table-cell>
          <table:table-cell table:style-name="ce45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55" table:formula="of:=[.M48]" office:value-type="string" office:string-value="0b">
            <text:p>0b</text:p>
          </table:table-cell>
          <table:table-cell table:style-name="ce45" table:formula="of:=HEX2DEC([.P48])" office:value-type="float" office:value="11">
            <text:p>11</text:p>
          </table:table-cell>
          <table:table-cell table:style-name="ce45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55" table:formula="of:=[.M48]" office:value-type="string" office:string-value="0b">
            <text:p>0b</text:p>
          </table:table-cell>
          <table:table-cell table:style-name="ce45" table:formula="of:=HEX2DEC([.S48])" office:value-type="float" office:value="11">
            <text:p>11</text:p>
          </table:table-cell>
          <table:table-cell table:style-name="ce45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60" table:formula="of:=[.M48]" office:value-type="string" office:string-value="0b">
            <text:p>0b</text:p>
          </table:table-cell>
          <table:table-cell table:style-name="ce45" table:formula="of:=HEX2DEC([.V48])" office:value-type="float" office:value="11">
            <text:p>11</text:p>
          </table:table-cell>
          <table:table-cell table:style-name="ce45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8]" office:value-type="string" office:string-value="{gray1}">
            <text:p>{gray1}</text:p>
          </table:table-cell>
          <table:table-cell table:style-name="ce68" table:formula="of:=IF(AND([.E48]&gt;=128;[.E48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8]+[.I48]" office:value-type="float" office:value="69">
            <text:p>69</text:p>
          </table:table-cell>
          <table:table-cell table:style-name="ce68" office:value-type="string">
            <text:p>}</text:p>
          </table:table-cell>
          <table:table-cell table:style-name="ce68" table:formula="of:=IF(AND([.F48]&gt;=128;[.F48]&lt;=255);&quot;{rvrs on}&quot;;&quot;{rvrs off}&quot;)" office:value-type="string" office:string-value="{rvrs on}">
            <text:p>{rvrs on}</text:p>
          </table:table-cell>
          <table:table-cell table:style-name="ce68" table:formula="of:=[.R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8]+[.J48]" office:value-type="float" office:value="70">
            <text:p>70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8]&gt;=128;[.G48]&lt;=255);&quot;{rvrs on}&quot;;&quot;{rvrs off}&quot;)" office:value-type="string" office:string-value="{rvrs on}">
            <text:p>{rvrs on}</text:p>
          </table:table-cell>
          <table:table-cell table:style-name="ce68" table:formula="of:=[.U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8]+[.K48]" office:value-type="float" office:value="71">
            <text:p>71</text:p>
          </table:table-cell>
          <table:table-cell table:style-name="ce68" office:value-type="string">
            <text:p>}</text:p>
          </table:table-cell>
          <table:table-cell table:style-name="ce68" table:formula="of:=IF(AND([.H48]&gt;=128;[.H48]&lt;=255);&quot;{rvrs on}&quot;;&quot;{rvrs off}&quot;)" office:value-type="string" office:string-value="{rvrs on}">
            <text:p>{rvrs on}</text:p>
          </table:table-cell>
          <table:table-cell table:style-name="ce68" table:formula="of:=[.X48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8]+[.L48]" office:value-type="float" office:value="72">
            <text:p>72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37" table:formula="of:=MID(['Charpad Export'.N220];2;2)" office:value-type="string" office:string-value="89">
            <text:p>89</text:p>
          </table:table-cell>
          <table:table-cell table:style-name="ce37" table:formula="of:=MID(['Charpad Export'.O220];2;2)" office:value-type="string" office:string-value="89">
            <text:p>89</text:p>
          </table:table-cell>
          <table:table-cell table:style-name="ce37" table:formula="of:=MID(['Charpad Export'.P220];2;2)" office:value-type="string" office:string-value="89">
            <text:p>89</text:p>
          </table:table-cell>
          <table:table-cell table:style-name="ce37" table:formula="of:=MID(['Charpad Export'.Q220];2;2)" office:value-type="string" office:string-value="89">
            <text:p>89</text:p>
          </table:table-cell>
          <table:table-cell table:style-name="ce43" table:formula="of:=HEX2DEC([.A49])" office:value-type="float" office:value="137">
            <text:p>137</text:p>
          </table:table-cell>
          <table:table-cell table:style-name="ce43" table:formula="of:=HEX2DEC([.B49])" office:value-type="float" office:value="137">
            <text:p>137</text:p>
          </table:table-cell>
          <table:table-cell table:style-name="ce43" table:formula="of:=HEX2DEC([.C49])" office:value-type="float" office:value="137">
            <text:p>137</text:p>
          </table:table-cell>
          <table:table-cell table:style-name="ce43" table:formula="of:=HEX2DEC([.D49])" office:value-type="float" office:value="137">
            <text:p>137</text:p>
          </table:table-cell>
          <table:table-cell table:style-name="ce47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-64">
            <text:p>-64</text:p>
          </table:table-cell>
          <table:table-cell table:style-name="ce48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-64">
            <text:p>-64</text:p>
          </table:table-cell>
          <table:table-cell table:style-name="ce48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-64">
            <text:p>-64</text:p>
          </table:table-cell>
          <table:table-cell table:style-name="ce48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-64">
            <text:p>-64</text:p>
          </table:table-cell>
          <table:table-cell table:style-name="ce54" table:formula="of:=MID(['Charpad Export'.I238];2;2)" office:value-type="string" office:string-value="0b">
            <text:p>0b</text:p>
          </table:table-cell>
          <table:table-cell table:style-name="ce45" table:formula="of:=HEX2DEC([.M49])" office:value-type="float" office:value="11">
            <text:p>11</text:p>
          </table:table-cell>
          <table:table-cell table:style-name="ce45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7" table:formula="of:=[.M49]" office:value-type="string" office:string-value="0b">
            <text:p>0b</text:p>
          </table:table-cell>
          <table:table-cell table:style-name="ce45" table:formula="of:=HEX2DEC([.P49])" office:value-type="float" office:value="11">
            <text:p>11</text:p>
          </table:table-cell>
          <table:table-cell table:style-name="ce45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7" table:formula="of:=[.M49]" office:value-type="string" office:string-value="0b">
            <text:p>0b</text:p>
          </table:table-cell>
          <table:table-cell table:style-name="ce45" table:formula="of:=HEX2DEC([.S49])" office:value-type="float" office:value="11">
            <text:p>11</text:p>
          </table:table-cell>
          <table:table-cell table:style-name="ce45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9" table:formula="of:=[.M49]" office:value-type="string" office:string-value="0b">
            <text:p>0b</text:p>
          </table:table-cell>
          <table:table-cell table:style-name="ce45" table:formula="of:=HEX2DEC([.V49])" office:value-type="float" office:value="11">
            <text:p>11</text:p>
          </table:table-cell>
          <table:table-cell table:style-name="ce45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62" office:value-type="string">
            <text:p>data"</text:p>
          </table:table-cell>
          <table:table-cell table:style-name="ce68" table:formula="of:=[.O49]" office:value-type="string" office:string-value="{gray1}">
            <text:p>{gray1}</text:p>
          </table:table-cell>
          <table:table-cell table:style-name="ce68" table:formula="of:=IF(AND([.E49]&gt;=128;[.E49]&lt;=255);&quot;{rvrs on}&quot;;&quot;{rvrs off}&quot;)" office:value-type="string" office:string-value="{rvrs on}">
            <text:p>{rvrs on}</text:p>
          </table:table-cell>
          <table:table-cell table:style-name="ce68" office:value-type="string">
            <text:p>{</text:p>
          </table:table-cell>
          <table:table-cell table:style-name="ce68" table:formula="of:=[.E49]+[.I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table:formula="of:=IF(AND([.F49]&gt;=128;[.F49]&lt;=255);&quot;{rvrs on}&quot;;&quot;{rvrs off}&quot;)" office:value-type="string" office:string-value="{rvrs on}">
            <text:p>{rvrs on}</text:p>
          </table:table-cell>
          <table:table-cell table:style-name="ce68" table:formula="of:=[.R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F49]+[.J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office:value-type="string">
            <text:p>{down}{left:2}</text:p>
          </table:table-cell>
          <table:table-cell table:style-name="ce68" table:formula="of:=IF(AND([.G49]&gt;=128;[.G49]&lt;=255);&quot;{rvrs on}&quot;;&quot;{rvrs off}&quot;)" office:value-type="string" office:string-value="{rvrs on}">
            <text:p>{rvrs on}</text:p>
          </table:table-cell>
          <table:table-cell table:style-name="ce68" table:formula="of:=[.U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G49]+[.K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68" table:formula="of:=IF(AND([.H49]&gt;=128;[.H49]&lt;=255);&quot;{rvrs on}&quot;;&quot;{rvrs off}&quot;)" office:value-type="string" office:string-value="{rvrs on}">
            <text:p>{rvrs on}</text:p>
          </table:table-cell>
          <table:table-cell table:style-name="ce68" table:formula="of:=[.X49]" office:value-type="string" office:string-value="{gray1}">
            <text:p>{gray1}</text:p>
          </table:table-cell>
          <table:table-cell table:style-name="ce68" office:value-type="string">
            <text:p>{</text:p>
          </table:table-cell>
          <table:table-cell table:style-name="ce68" table:formula="of:=[.H49]+[.L49]" office:value-type="float" office:value="73">
            <text:p>73</text:p>
          </table:table-cell>
          <table:table-cell table:style-name="ce68" office:value-type="string">
            <text:p>}</text:p>
          </table:table-cell>
          <table:table-cell table:style-name="ce75" office:value-type="string">
            <text:p>{rvrs off}"</text:p>
          </table:table-cell>
          <table:table-cell table:style-name="ce80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33" table:formula="of:=MID(['Charpad Export'.B221];2;2)" office:value-type="string" office:string-value="8a">
            <text:p>8a</text:p>
          </table:table-cell>
          <table:table-cell table:style-name="ce33" table:formula="of:=MID(['Charpad Export'.C221];2;2)" office:value-type="string" office:string-value="8b">
            <text:p>8b</text:p>
          </table:table-cell>
          <table:table-cell table:style-name="ce33" table:formula="of:=MID(['Charpad Export'.D221];2;2)" office:value-type="string" office:string-value="8c">
            <text:p>8c</text:p>
          </table:table-cell>
          <table:table-cell table:style-name="ce33" table:formula="of:=MID(['Charpad Export'.E221];2;2)" office:value-type="string" office:string-value="8d">
            <text:p>8d</text:p>
          </table:table-cell>
          <table:table-cell table:style-name="ce43" table:formula="of:=HEX2DEC([.A50])" office:value-type="float" office:value="138">
            <text:p>138</text:p>
          </table:table-cell>
          <table:table-cell table:style-name="ce43" table:formula="of:=HEX2DEC([.B50])" office:value-type="float" office:value="139">
            <text:p>139</text:p>
          </table:table-cell>
          <table:table-cell table:style-name="ce43" table:formula="of:=HEX2DEC([.C50])" office:value-type="float" office:value="140">
            <text:p>140</text:p>
          </table:table-cell>
          <table:table-cell table:style-name="ce43" table:formula="of:=HEX2DEC([.D50])" office:value-type="float" office:value="141">
            <text:p>141</text:p>
          </table:table-cell>
          <table:table-cell table:style-name="ce47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48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48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48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53" table:formula="of:=MID(['Charpad Export'.B239];2;2)" office:value-type="string" office:string-value="08">
            <text:p>08</text:p>
          </table:table-cell>
          <table:table-cell table:style-name="ce43" table:formula="of:=HEX2DEC([.M50])" office:value-type="float" office:value="8">
            <text:p>8</text:p>
          </table:table-cell>
          <table:table-cell table:style-name="ce43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55" table:formula="of:=[.M50]" office:value-type="string" office:string-value="08">
            <text:p>08</text:p>
          </table:table-cell>
          <table:table-cell table:style-name="ce43" table:formula="of:=HEX2DEC([.P50])" office:value-type="float" office:value="8">
            <text:p>8</text:p>
          </table:table-cell>
          <table:table-cell table:style-name="ce43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55" table:formula="of:=[.M50]" office:value-type="string" office:string-value="08">
            <text:p>08</text:p>
          </table:table-cell>
          <table:table-cell table:style-name="ce43" table:formula="of:=HEX2DEC([.S50])" office:value-type="float" office:value="8">
            <text:p>8</text:p>
          </table:table-cell>
          <table:table-cell table:style-name="ce43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60" table:formula="of:=[.M50]" office:value-type="string" office:string-value="08">
            <text:p>08</text:p>
          </table:table-cell>
          <table:table-cell table:style-name="ce43" table:formula="of:=HEX2DEC([.V50])" office:value-type="float" office:value="8">
            <text:p>8</text:p>
          </table:table-cell>
          <table:table-cell table:style-name="ce43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64" office:value-type="string">
            <text:p>data"</text:p>
          </table:table-cell>
          <table:table-cell table:style-name="ce70" table:formula="of:=[.O50]" office:value-type="string" office:string-value="{orange}">
            <text:p>{orange}</text:p>
          </table:table-cell>
          <table:table-cell table:style-name="ce70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70" office:value-type="string">
            <text:p>{</text:p>
          </table:table-cell>
          <table:table-cell table:style-name="ce70" table:formula="of:=[.E50]+[.I50]" office:value-type="float" office:value="74">
            <text:p>74</text:p>
          </table:table-cell>
          <table:table-cell table:style-name="ce70" office:value-type="string">
            <text:p>}</text:p>
          </table:table-cell>
          <table:table-cell table:style-name="ce70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70" table:formula="of:=[.R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F50]+[.J50]" office:value-type="float" office:value="75">
            <text:p>75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70" table:formula="of:=[.U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G50]+[.K50]" office:value-type="float" office:value="76">
            <text:p>76</text:p>
          </table:table-cell>
          <table:table-cell table:style-name="ce70" office:value-type="string">
            <text:p>}</text:p>
          </table:table-cell>
          <table:table-cell table:style-name="ce70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70" table:formula="of:=[.X50]" office:value-type="string" office:string-value="{orange}">
            <text:p>{orange}</text:p>
          </table:table-cell>
          <table:table-cell table:style-name="ce70" office:value-type="string">
            <text:p>{</text:p>
          </table:table-cell>
          <table:table-cell table:style-name="ce70" table:formula="of:=[.H50]+[.L50]" office:value-type="float" office:value="77">
            <text:p>77</text:p>
          </table:table-cell>
          <table:table-cell table:style-name="ce70" office:value-type="string">
            <text:p>}</text:p>
          </table:table-cell>
          <table:table-cell table:style-name="ce76" office:value-type="string">
            <text:p>{rvrs off}"</text:p>
          </table:table-cell>
          <table:table-cell table:style-name="ce81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33" table:formula="of:=MID(['Charpad Export'.F221];2;2)" office:value-type="string" office:string-value="8e">
            <text:p>8e</text:p>
          </table:table-cell>
          <table:table-cell table:style-name="ce33" table:formula="of:=MID(['Charpad Export'.G221];2;2)" office:value-type="string" office:string-value="8b">
            <text:p>8b</text:p>
          </table:table-cell>
          <table:table-cell table:style-name="ce33" table:formula="of:=MID(['Charpad Export'.H221];2;2)" office:value-type="string" office:string-value="8c">
            <text:p>8c</text:p>
          </table:table-cell>
          <table:table-cell table:style-name="ce33" table:formula="of:=MID(['Charpad Export'.I221];2;2)" office:value-type="string" office:string-value="8d">
            <text:p>8d</text:p>
          </table:table-cell>
          <table:table-cell table:style-name="ce42" table:formula="of:=HEX2DEC([.A51])" office:value-type="float" office:value="142">
            <text:p>142</text:p>
          </table:table-cell>
          <table:table-cell table:style-name="ce45" table:formula="of:=HEX2DEC([.B51])" office:value-type="float" office:value="139">
            <text:p>139</text:p>
          </table:table-cell>
          <table:table-cell table:style-name="ce45" table:formula="of:=HEX2DEC([.C51])" office:value-type="float" office:value="140">
            <text:p>140</text:p>
          </table:table-cell>
          <table:table-cell table:style-name="ce45" table:formula="of:=HEX2DEC([.D51])" office:value-type="float" office:value="141">
            <text:p>141</text:p>
          </table:table-cell>
          <table:table-cell table:style-name="ce47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48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48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48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54" table:formula="of:=MID(['Charpad Export'.C239];2;2)" office:value-type="string" office:string-value="0b">
            <text:p>0b</text:p>
          </table:table-cell>
          <table:table-cell table:style-name="ce45" table:formula="of:=HEX2DEC([.M51])" office:value-type="float" office:value="11">
            <text:p>11</text:p>
          </table:table-cell>
          <table:table-cell table:style-name="ce45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57" table:formula="of:=[.M51]" office:value-type="string" office:string-value="0b">
            <text:p>0b</text:p>
          </table:table-cell>
          <table:table-cell table:style-name="ce45" table:formula="of:=HEX2DEC([.P51])" office:value-type="float" office:value="11">
            <text:p>11</text:p>
          </table:table-cell>
          <table:table-cell table:style-name="ce45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57" table:formula="of:=[.M51]" office:value-type="string" office:string-value="0b">
            <text:p>0b</text:p>
          </table:table-cell>
          <table:table-cell table:style-name="ce45" table:formula="of:=HEX2DEC([.S51])" office:value-type="float" office:value="11">
            <text:p>11</text:p>
          </table:table-cell>
          <table:table-cell table:style-name="ce45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59" table:formula="of:=[.M51]" office:value-type="string" office:string-value="0b">
            <text:p>0b</text:p>
          </table:table-cell>
          <table:table-cell table:style-name="ce45" table:formula="of:=HEX2DEC([.V51])" office:value-type="float" office:value="11">
            <text:p>11</text:p>
          </table:table-cell>
          <table:table-cell table:style-name="ce45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1]" office:value-type="string" office:string-value="{gray1}">
            <text:p>{gray1}</text:p>
          </table:table-cell>
          <table:table-cell table:style-name="ce71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1]+[.I51]" office:value-type="float" office:value="78">
            <text:p>78</text:p>
          </table:table-cell>
          <table:table-cell table:style-name="ce71" office:value-type="string">
            <text:p>}</text:p>
          </table:table-cell>
          <table:table-cell table:style-name="ce71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71" table:formula="of:=[.R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1]+[.J51]" office:value-type="float" office:value="75">
            <text:p>7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71" table:formula="of:=[.U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1]+[.K51]" office:value-type="float" office:value="76">
            <text:p>76</text:p>
          </table:table-cell>
          <table:table-cell table:style-name="ce71" office:value-type="string">
            <text:p>}</text:p>
          </table:table-cell>
          <table:table-cell table:style-name="ce71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71" table:formula="of:=[.X5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1]+[.L51]" office:value-type="float" office:value="77">
            <text:p>77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33" table:formula="of:=MID(['Charpad Export'.J221];2;2)" office:value-type="string" office:string-value="8f">
            <text:p>8f</text:p>
          </table:table-cell>
          <table:table-cell table:style-name="ce33" table:formula="of:=MID(['Charpad Export'.K221];2;2)" office:value-type="string" office:string-value="90">
            <text:p>90</text:p>
          </table:table-cell>
          <table:table-cell table:style-name="ce33" table:formula="of:=MID(['Charpad Export'.L221];2;2)" office:value-type="string" office:string-value="91">
            <text:p>91</text:p>
          </table:table-cell>
          <table:table-cell table:style-name="ce33" table:formula="of:=MID(['Charpad Export'.M221];2;2)" office:value-type="string" office:string-value="92">
            <text:p>92</text:p>
          </table:table-cell>
          <table:table-cell table:style-name="ce42" table:formula="of:=HEX2DEC([.A52])" office:value-type="float" office:value="143">
            <text:p>143</text:p>
          </table:table-cell>
          <table:table-cell table:style-name="ce45" table:formula="of:=HEX2DEC([.B52])" office:value-type="float" office:value="144">
            <text:p>144</text:p>
          </table:table-cell>
          <table:table-cell table:style-name="ce45" table:formula="of:=HEX2DEC([.C52])" office:value-type="float" office:value="145">
            <text:p>145</text:p>
          </table:table-cell>
          <table:table-cell table:style-name="ce45" table:formula="of:=HEX2DEC([.D52])" office:value-type="float" office:value="146">
            <text:p>146</text:p>
          </table:table-cell>
          <table:table-cell table:style-name="ce47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48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48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48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53" table:formula="of:=MID(['Charpad Export'.D239];2;2)" office:value-type="string" office:string-value="0d">
            <text:p>0d</text:p>
          </table:table-cell>
          <table:table-cell table:style-name="ce45" table:formula="of:=HEX2DEC([.M52])" office:value-type="float" office:value="13">
            <text:p>13</text:p>
          </table:table-cell>
          <table:table-cell table:style-name="ce45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55" table:formula="of:=[.M52]" office:value-type="string" office:string-value="0d">
            <text:p>0d</text:p>
          </table:table-cell>
          <table:table-cell table:style-name="ce45" table:formula="of:=HEX2DEC([.P52])" office:value-type="float" office:value="13">
            <text:p>13</text:p>
          </table:table-cell>
          <table:table-cell table:style-name="ce45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55" table:formula="of:=[.M52]" office:value-type="string" office:string-value="0d">
            <text:p>0d</text:p>
          </table:table-cell>
          <table:table-cell table:style-name="ce45" table:formula="of:=HEX2DEC([.S52])" office:value-type="float" office:value="13">
            <text:p>13</text:p>
          </table:table-cell>
          <table:table-cell table:style-name="ce45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60" table:formula="of:=[.M52]" office:value-type="string" office:string-value="0d">
            <text:p>0d</text:p>
          </table:table-cell>
          <table:table-cell table:style-name="ce45" table:formula="of:=HEX2DEC([.V52])" office:value-type="float" office:value="13">
            <text:p>13</text:p>
          </table:table-cell>
          <table:table-cell table:style-name="ce45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52]" office:value-type="string" office:string-value="{lt. green}">
            <text:p>{lt. green}</text:p>
          </table:table-cell>
          <table:table-cell table:style-name="ce71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2]+[.I52]" office:value-type="float" office:value="79">
            <text:p>79</text:p>
          </table:table-cell>
          <table:table-cell table:style-name="ce71" office:value-type="string">
            <text:p>}</text:p>
          </table:table-cell>
          <table:table-cell table:style-name="ce71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71" table:formula="of:=[.R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52]+[.J52]" office:value-type="float" office:value="80">
            <text:p>80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71" table:formula="of:=[.U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52]+[.K52]" office:value-type="float" office:value="81">
            <text:p>81</text:p>
          </table:table-cell>
          <table:table-cell table:style-name="ce71" office:value-type="string">
            <text:p>}</text:p>
          </table:table-cell>
          <table:table-cell table:style-name="ce71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71" table:formula="of:=[.X52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52]+[.L52]" office:value-type="float" office:value="82">
            <text:p>8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33" table:formula="of:=MID(['Charpad Export'.N221];2;2)" office:value-type="string" office:string-value="93">
            <text:p>93</text:p>
          </table:table-cell>
          <table:table-cell table:style-name="ce33" table:formula="of:=MID(['Charpad Export'.O221];2;2)" office:value-type="string" office:string-value="94">
            <text:p>94</text:p>
          </table:table-cell>
          <table:table-cell table:style-name="ce33" table:formula="of:=MID(['Charpad Export'.P221];2;2)" office:value-type="string" office:string-value="95">
            <text:p>95</text:p>
          </table:table-cell>
          <table:table-cell table:style-name="ce33" table:formula="of:=MID(['Charpad Export'.Q221];2;2)" office:value-type="string" office:string-value="96">
            <text:p>96</text:p>
          </table:table-cell>
          <table:table-cell table:style-name="ce42" table:formula="of:=HEX2DEC([.A53])" office:value-type="float" office:value="147">
            <text:p>147</text:p>
          </table:table-cell>
          <table:table-cell table:style-name="ce45" table:formula="of:=HEX2DEC([.B53])" office:value-type="float" office:value="148">
            <text:p>148</text:p>
          </table:table-cell>
          <table:table-cell table:style-name="ce45" table:formula="of:=HEX2DEC([.C53])" office:value-type="float" office:value="149">
            <text:p>149</text:p>
          </table:table-cell>
          <table:table-cell table:style-name="ce45" table:formula="of:=HEX2DEC([.D53])" office:value-type="float" office:value="150">
            <text:p>150</text:p>
          </table:table-cell>
          <table:table-cell table:style-name="ce47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48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48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48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54" table:formula="of:=MID(['Charpad Export'.E239];2;2)" office:value-type="string" office:string-value="0c">
            <text:p>0c</text:p>
          </table:table-cell>
          <table:table-cell table:style-name="ce45" table:formula="of:=HEX2DEC([.M53])" office:value-type="float" office:value="12">
            <text:p>12</text:p>
          </table:table-cell>
          <table:table-cell table:style-name="ce45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57" table:formula="of:=[.M53]" office:value-type="string" office:string-value="0c">
            <text:p>0c</text:p>
          </table:table-cell>
          <table:table-cell table:style-name="ce45" table:formula="of:=HEX2DEC([.P53])" office:value-type="float" office:value="12">
            <text:p>12</text:p>
          </table:table-cell>
          <table:table-cell table:style-name="ce45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57" table:formula="of:=[.M53]" office:value-type="string" office:string-value="0c">
            <text:p>0c</text:p>
          </table:table-cell>
          <table:table-cell table:style-name="ce45" table:formula="of:=HEX2DEC([.S53])" office:value-type="float" office:value="12">
            <text:p>12</text:p>
          </table:table-cell>
          <table:table-cell table:style-name="ce45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59" table:formula="of:=[.M53]" office:value-type="string" office:string-value="0c">
            <text:p>0c</text:p>
          </table:table-cell>
          <table:table-cell table:style-name="ce45" table:formula="of:=HEX2DEC([.V53])" office:value-type="float" office:value="12">
            <text:p>12</text:p>
          </table:table-cell>
          <table:table-cell table:style-name="ce45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65" office:value-type="string">
            <text:p>data"</text:p>
          </table:table-cell>
          <table:table-cell table:style-name="ce71" table:formula="of:=[.O53]" office:value-type="string" office:string-value="{gray2}">
            <text:p>{gray2}</text:p>
          </table:table-cell>
          <table:table-cell table:style-name="ce71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3]+[.I53]" office:value-type="float" office:value="83">
            <text:p>83</text:p>
          </table:table-cell>
          <table:table-cell table:style-name="ce71" office:value-type="string">
            <text:p>}</text:p>
          </table:table-cell>
          <table:table-cell table:style-name="ce71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71" table:formula="of:=[.R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F53]+[.J53]" office:value-type="float" office:value="84">
            <text:p>8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71" table:formula="of:=[.U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G53]+[.K53]" office:value-type="float" office:value="85">
            <text:p>85</text:p>
          </table:table-cell>
          <table:table-cell table:style-name="ce71" office:value-type="string">
            <text:p>}</text:p>
          </table:table-cell>
          <table:table-cell table:style-name="ce71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71" table:formula="of:=[.X53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H53]+[.L53]" office:value-type="float" office:value="86">
            <text:p>86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32" table:formula="of:=MID(['Charpad Export'.B222];2;2)" office:value-type="string" office:string-value="97">
            <text:p>97</text:p>
          </table:table-cell>
          <table:table-cell table:style-name="ce32" table:formula="of:=MID(['Charpad Export'.C222];2;2)" office:value-type="string" office:string-value="98">
            <text:p>98</text:p>
          </table:table-cell>
          <table:table-cell table:style-name="ce32" table:formula="of:=MID(['Charpad Export'.D222];2;2)" office:value-type="string" office:string-value="99">
            <text:p>99</text:p>
          </table:table-cell>
          <table:table-cell table:style-name="ce32" table:formula="of:=MID(['Charpad Export'.E222];2;2)" office:value-type="string" office:string-value="9a">
            <text:p>9a</text:p>
          </table:table-cell>
          <table:table-cell table:style-name="ce42" table:formula="of:=HEX2DEC([.A54])" office:value-type="float" office:value="151">
            <text:p>151</text:p>
          </table:table-cell>
          <table:table-cell table:style-name="ce45" table:formula="of:=HEX2DEC([.B54])" office:value-type="float" office:value="152">
            <text:p>152</text:p>
          </table:table-cell>
          <table:table-cell table:style-name="ce45" table:formula="of:=HEX2DEC([.C54])" office:value-type="float" office:value="153">
            <text:p>153</text:p>
          </table:table-cell>
          <table:table-cell table:style-name="ce45" table:formula="of:=HEX2DEC([.D54])" office:value-type="float" office:value="154">
            <text:p>154</text:p>
          </table:table-cell>
          <table:table-cell table:style-name="ce47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48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48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48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53" table:formula="of:=MID(['Charpad Export'.F239];2;2)" office:value-type="string" office:string-value="0b">
            <text:p>0b</text:p>
          </table:table-cell>
          <table:table-cell table:style-name="ce45" table:formula="of:=HEX2DEC([.M54])" office:value-type="float" office:value="11">
            <text:p>11</text:p>
          </table:table-cell>
          <table:table-cell table:style-name="ce45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55" table:formula="of:=[.M54]" office:value-type="string" office:string-value="0b">
            <text:p>0b</text:p>
          </table:table-cell>
          <table:table-cell table:style-name="ce45" table:formula="of:=HEX2DEC([.P54])" office:value-type="float" office:value="11">
            <text:p>11</text:p>
          </table:table-cell>
          <table:table-cell table:style-name="ce45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55" table:formula="of:=[.M54]" office:value-type="string" office:string-value="0b">
            <text:p>0b</text:p>
          </table:table-cell>
          <table:table-cell table:style-name="ce45" table:formula="of:=HEX2DEC([.S54])" office:value-type="float" office:value="11">
            <text:p>11</text:p>
          </table:table-cell>
          <table:table-cell table:style-name="ce45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60" table:formula="of:=[.M54]" office:value-type="string" office:string-value="0b">
            <text:p>0b</text:p>
          </table:table-cell>
          <table:table-cell table:style-name="ce45" table:formula="of:=HEX2DEC([.V54])" office:value-type="float" office:value="11">
            <text:p>11</text:p>
          </table:table-cell>
          <table:table-cell table:style-name="ce45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4]" office:value-type="string" office:string-value="{gray1}">
            <text:p>{gray1}</text:p>
          </table:table-cell>
          <table:table-cell table:style-name="ce71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4]+[.I54]" office:value-type="float" office:value="87">
            <text:p>87</text:p>
          </table:table-cell>
          <table:table-cell table:style-name="ce71" office:value-type="string">
            <text:p>}</text:p>
          </table:table-cell>
          <table:table-cell table:style-name="ce71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71" table:formula="of:=[.R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4]+[.J54]" office:value-type="float" office:value="88">
            <text:p>8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71" table:formula="of:=[.U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4]+[.K54]" office:value-type="float" office:value="89">
            <text:p>89</text:p>
          </table:table-cell>
          <table:table-cell table:style-name="ce71" office:value-type="string">
            <text:p>}</text:p>
          </table:table-cell>
          <table:table-cell table:style-name="ce71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71" table:formula="of:=[.X5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4]+[.L54]" office:value-type="float" office:value="90">
            <text:p>90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32" table:formula="of:=MID(['Charpad Export'.F222];2;2)" office:value-type="string" office:string-value="9b">
            <text:p>9b</text:p>
          </table:table-cell>
          <table:table-cell table:style-name="ce32" table:formula="of:=MID(['Charpad Export'.G222];2;2)" office:value-type="string" office:string-value="9c">
            <text:p>9c</text:p>
          </table:table-cell>
          <table:table-cell table:style-name="ce32" table:formula="of:=MID(['Charpad Export'.H222];2;2)" office:value-type="string" office:string-value="9d">
            <text:p>9d</text:p>
          </table:table-cell>
          <table:table-cell table:style-name="ce32" table:formula="of:=MID(['Charpad Export'.I222];2;2)" office:value-type="string" office:string-value="9e">
            <text:p>9e</text:p>
          </table:table-cell>
          <table:table-cell table:style-name="ce42" table:formula="of:=HEX2DEC([.A55])" office:value-type="float" office:value="155">
            <text:p>155</text:p>
          </table:table-cell>
          <table:table-cell table:style-name="ce45" table:formula="of:=HEX2DEC([.B55])" office:value-type="float" office:value="156">
            <text:p>156</text:p>
          </table:table-cell>
          <table:table-cell table:style-name="ce45" table:formula="of:=HEX2DEC([.C55])" office:value-type="float" office:value="157">
            <text:p>157</text:p>
          </table:table-cell>
          <table:table-cell table:style-name="ce45" table:formula="of:=HEX2DEC([.D55])" office:value-type="float" office:value="158">
            <text:p>158</text:p>
          </table:table-cell>
          <table:table-cell table:style-name="ce47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48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48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48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54" table:formula="of:=MID(['Charpad Export'.G239];2;2)" office:value-type="string" office:string-value="0b">
            <text:p>0b</text:p>
          </table:table-cell>
          <table:table-cell table:style-name="ce45" table:formula="of:=HEX2DEC([.M55])" office:value-type="float" office:value="11">
            <text:p>11</text:p>
          </table:table-cell>
          <table:table-cell table:style-name="ce45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57" table:formula="of:=[.M55]" office:value-type="string" office:string-value="0b">
            <text:p>0b</text:p>
          </table:table-cell>
          <table:table-cell table:style-name="ce45" table:formula="of:=HEX2DEC([.P55])" office:value-type="float" office:value="11">
            <text:p>11</text:p>
          </table:table-cell>
          <table:table-cell table:style-name="ce45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57" table:formula="of:=[.M55]" office:value-type="string" office:string-value="0b">
            <text:p>0b</text:p>
          </table:table-cell>
          <table:table-cell table:style-name="ce45" table:formula="of:=HEX2DEC([.S55])" office:value-type="float" office:value="11">
            <text:p>11</text:p>
          </table:table-cell>
          <table:table-cell table:style-name="ce45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59" table:formula="of:=[.M55]" office:value-type="string" office:string-value="0b">
            <text:p>0b</text:p>
          </table:table-cell>
          <table:table-cell table:style-name="ce45" table:formula="of:=HEX2DEC([.V55])" office:value-type="float" office:value="11">
            <text:p>11</text:p>
          </table:table-cell>
          <table:table-cell table:style-name="ce45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5]" office:value-type="string" office:string-value="{gray1}">
            <text:p>{gray1}</text:p>
          </table:table-cell>
          <table:table-cell table:style-name="ce71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55]+[.I55]" office:value-type="float" office:value="91">
            <text:p>91</text:p>
          </table:table-cell>
          <table:table-cell table:style-name="ce71" office:value-type="string">
            <text:p>}</text:p>
          </table:table-cell>
          <table:table-cell table:style-name="ce71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71" table:formula="of:=[.R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5]+[.J55]" office:value-type="float" office:value="92">
            <text:p>9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71" table:formula="of:=[.U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5]+[.K55]" office:value-type="float" office:value="93">
            <text:p>93</text:p>
          </table:table-cell>
          <table:table-cell table:style-name="ce71" office:value-type="string">
            <text:p>}</text:p>
          </table:table-cell>
          <table:table-cell table:style-name="ce71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71" table:formula="of:=[.X5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5]+[.L55]" office:value-type="float" office:value="94">
            <text:p>94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32" table:formula="of:=MID(['Charpad Export'.J222];2;2)" office:value-type="string" office:string-value="20">
            <text:p>20</text:p>
          </table:table-cell>
          <table:table-cell table:style-name="ce32" table:formula="of:=MID(['Charpad Export'.K222];2;2)" office:value-type="string" office:string-value="20">
            <text:p>20</text:p>
          </table:table-cell>
          <table:table-cell table:style-name="ce32" table:formula="of:=MID(['Charpad Export'.L222];2;2)" office:value-type="string" office:string-value="20">
            <text:p>20</text:p>
          </table:table-cell>
          <table:table-cell table:style-name="ce32" table:formula="of:=MID(['Charpad Export'.M222];2;2)" office:value-type="string" office:string-value="20">
            <text:p>20</text:p>
          </table:table-cell>
          <table:table-cell table:style-name="ce42" table:formula="of:=HEX2DEC([.A56])" office:value-type="float" office:value="32">
            <text:p>32</text:p>
          </table:table-cell>
          <table:table-cell table:style-name="ce45" table:formula="of:=HEX2DEC([.B56])" office:value-type="float" office:value="32">
            <text:p>32</text:p>
          </table:table-cell>
          <table:table-cell table:style-name="ce45" table:formula="of:=HEX2DEC([.C56])" office:value-type="float" office:value="32">
            <text:p>32</text:p>
          </table:table-cell>
          <table:table-cell table:style-name="ce45" table:formula="of:=HEX2DEC([.D56])" office:value-type="float" office:value="32">
            <text:p>32</text:p>
          </table:table-cell>
          <table:table-cell table:style-name="ce47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48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48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48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53" table:formula="of:=MID(['Charpad Export'.H239];2;2)" office:value-type="string" office:string-value="0b">
            <text:p>0b</text:p>
          </table:table-cell>
          <table:table-cell table:style-name="ce45" table:formula="of:=HEX2DEC([.M56])" office:value-type="float" office:value="11">
            <text:p>11</text:p>
          </table:table-cell>
          <table:table-cell table:style-name="ce45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55" table:formula="of:=[.M56]" office:value-type="string" office:string-value="0b">
            <text:p>0b</text:p>
          </table:table-cell>
          <table:table-cell table:style-name="ce45" table:formula="of:=HEX2DEC([.P56])" office:value-type="float" office:value="11">
            <text:p>11</text:p>
          </table:table-cell>
          <table:table-cell table:style-name="ce45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55" table:formula="of:=[.M56]" office:value-type="string" office:string-value="0b">
            <text:p>0b</text:p>
          </table:table-cell>
          <table:table-cell table:style-name="ce45" table:formula="of:=HEX2DEC([.S56])" office:value-type="float" office:value="11">
            <text:p>11</text:p>
          </table:table-cell>
          <table:table-cell table:style-name="ce45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60" table:formula="of:=[.M56]" office:value-type="string" office:string-value="0b">
            <text:p>0b</text:p>
          </table:table-cell>
          <table:table-cell table:style-name="ce45" table:formula="of:=HEX2DEC([.V56])" office:value-type="float" office:value="11">
            <text:p>11</text:p>
          </table:table-cell>
          <table:table-cell table:style-name="ce45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6]" office:value-type="string" office:string-value="{gray1}">
            <text:p>{gray1}</text:p>
          </table:table-cell>
          <table:table-cell table:style-name="ce71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6]+[.I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71" table:formula="of:=[.R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6]+[.J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71" table:formula="of:=[.U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6]+[.K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71" table:formula="of:=[.X5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6]+[.L5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32" table:formula="of:=MID(['Charpad Export'.N222];2;2)" office:value-type="string" office:string-value="20">
            <text:p>20</text:p>
          </table:table-cell>
          <table:table-cell table:style-name="ce32" table:formula="of:=MID(['Charpad Export'.O222];2;2)" office:value-type="string" office:string-value="20">
            <text:p>20</text:p>
          </table:table-cell>
          <table:table-cell table:style-name="ce32" table:formula="of:=MID(['Charpad Export'.P222];2;2)" office:value-type="string" office:string-value="20">
            <text:p>20</text:p>
          </table:table-cell>
          <table:table-cell table:style-name="ce32" table:formula="of:=MID(['Charpad Export'.Q222];2;2)" office:value-type="string" office:string-value="20">
            <text:p>20</text:p>
          </table:table-cell>
          <table:table-cell table:style-name="ce42" table:formula="of:=HEX2DEC([.A57])" office:value-type="float" office:value="32">
            <text:p>32</text:p>
          </table:table-cell>
          <table:table-cell table:style-name="ce45" table:formula="of:=HEX2DEC([.B57])" office:value-type="float" office:value="32">
            <text:p>32</text:p>
          </table:table-cell>
          <table:table-cell table:style-name="ce45" table:formula="of:=HEX2DEC([.C57])" office:value-type="float" office:value="32">
            <text:p>32</text:p>
          </table:table-cell>
          <table:table-cell table:style-name="ce45" table:formula="of:=HEX2DEC([.D57])" office:value-type="float" office:value="32">
            <text:p>32</text:p>
          </table:table-cell>
          <table:table-cell table:style-name="ce47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48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48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48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54" table:formula="of:=MID(['Charpad Export'.I239];2;2)" office:value-type="string" office:string-value="0b">
            <text:p>0b</text:p>
          </table:table-cell>
          <table:table-cell table:style-name="ce45" table:formula="of:=HEX2DEC([.M57])" office:value-type="float" office:value="11">
            <text:p>11</text:p>
          </table:table-cell>
          <table:table-cell table:style-name="ce45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45" table:formula="of:=HEX2DEC([.P57])" office:value-type="float" office:value="11">
            <text:p>11</text:p>
          </table:table-cell>
          <table:table-cell table:style-name="ce45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7" table:formula="of:=[.M57]" office:value-type="string" office:string-value="0b">
            <text:p>0b</text:p>
          </table:table-cell>
          <table:table-cell table:style-name="ce45" table:formula="of:=HEX2DEC([.S57])" office:value-type="float" office:value="11">
            <text:p>11</text:p>
          </table:table-cell>
          <table:table-cell table:style-name="ce45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59" table:formula="of:=[.M57]" office:value-type="string" office:string-value="0b">
            <text:p>0b</text:p>
          </table:table-cell>
          <table:table-cell table:style-name="ce45" table:formula="of:=HEX2DEC([.V57])" office:value-type="float" office:value="11">
            <text:p>11</text:p>
          </table:table-cell>
          <table:table-cell table:style-name="ce45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7]" office:value-type="string" office:string-value="{gray1}">
            <text:p>{gray1}</text:p>
          </table:table-cell>
          <table:table-cell table:style-name="ce71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7]+[.I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71" table:formula="of:=[.R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7]+[.J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71" table:formula="of:=[.U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7]+[.K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71" table:formula="of:=[.X5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7]+[.L5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33" table:formula="of:=MID(['Charpad Export'.B223];2;2)" office:value-type="string" office:string-value="20">
            <text:p>20</text:p>
          </table:table-cell>
          <table:table-cell table:style-name="ce33" table:formula="of:=MID(['Charpad Export'.C223];2;2)" office:value-type="string" office:string-value="20">
            <text:p>20</text:p>
          </table:table-cell>
          <table:table-cell table:style-name="ce33" table:formula="of:=MID(['Charpad Export'.D223];2;2)" office:value-type="string" office:string-value="20">
            <text:p>20</text:p>
          </table:table-cell>
          <table:table-cell table:style-name="ce33" table:formula="of:=MID(['Charpad Export'.E223];2;2)" office:value-type="string" office:string-value="20">
            <text:p>20</text:p>
          </table:table-cell>
          <table:table-cell table:style-name="ce42" table:formula="of:=HEX2DEC([.A58])" office:value-type="float" office:value="32">
            <text:p>32</text:p>
          </table:table-cell>
          <table:table-cell table:style-name="ce45" table:formula="of:=HEX2DEC([.B58])" office:value-type="float" office:value="32">
            <text:p>32</text:p>
          </table:table-cell>
          <table:table-cell table:style-name="ce45" table:formula="of:=HEX2DEC([.C58])" office:value-type="float" office:value="32">
            <text:p>32</text:p>
          </table:table-cell>
          <table:table-cell table:style-name="ce45" table:formula="of:=HEX2DEC([.D58])" office:value-type="float" office:value="32">
            <text:p>32</text:p>
          </table:table-cell>
          <table:table-cell table:style-name="ce47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48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48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48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53" table:formula="of:=MID(['Charpad Export'.B239];2;2)" office:value-type="string" office:string-value="08">
            <text:p>08</text:p>
          </table:table-cell>
          <table:table-cell table:style-name="ce45" table:formula="of:=HEX2DEC([.M58])" office:value-type="float" office:value="8">
            <text:p>8</text:p>
          </table:table-cell>
          <table:table-cell table:style-name="ce45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55" table:formula="of:=[.M58]" office:value-type="string" office:string-value="08">
            <text:p>08</text:p>
          </table:table-cell>
          <table:table-cell table:style-name="ce45" table:formula="of:=HEX2DEC([.P58])" office:value-type="float" office:value="8">
            <text:p>8</text:p>
          </table:table-cell>
          <table:table-cell table:style-name="ce45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55" table:formula="of:=[.M58]" office:value-type="string" office:string-value="08">
            <text:p>08</text:p>
          </table:table-cell>
          <table:table-cell table:style-name="ce45" table:formula="of:=HEX2DEC([.S58])" office:value-type="float" office:value="8">
            <text:p>8</text:p>
          </table:table-cell>
          <table:table-cell table:style-name="ce45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60" table:formula="of:=[.M58]" office:value-type="string" office:string-value="08">
            <text:p>08</text:p>
          </table:table-cell>
          <table:table-cell table:style-name="ce45" table:formula="of:=HEX2DEC([.V58])" office:value-type="float" office:value="8">
            <text:p>8</text:p>
          </table:table-cell>
          <table:table-cell table:style-name="ce45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65" office:value-type="string">
            <text:p>data"</text:p>
          </table:table-cell>
          <table:table-cell table:style-name="ce71" table:formula="of:=[.O58]" office:value-type="string" office:string-value="{orange}">
            <text:p>{orange}</text:p>
          </table:table-cell>
          <table:table-cell table:style-name="ce71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8]+[.I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71" table:formula="of:=[.R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F58]+[.J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71" table:formula="of:=[.U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G58]+[.K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71" table:formula="of:=[.X58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H58]+[.L5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33" table:formula="of:=MID(['Charpad Export'.F223];2;2)" office:value-type="string" office:string-value="20">
            <text:p>20</text:p>
          </table:table-cell>
          <table:table-cell table:style-name="ce33" table:formula="of:=MID(['Charpad Export'.G223];2;2)" office:value-type="string" office:string-value="20">
            <text:p>20</text:p>
          </table:table-cell>
          <table:table-cell table:style-name="ce33" table:formula="of:=MID(['Charpad Export'.H223];2;2)" office:value-type="string" office:string-value="20">
            <text:p>20</text:p>
          </table:table-cell>
          <table:table-cell table:style-name="ce33" table:formula="of:=MID(['Charpad Export'.I223];2;2)" office:value-type="string" office:string-value="20">
            <text:p>20</text:p>
          </table:table-cell>
          <table:table-cell table:style-name="ce42" table:formula="of:=HEX2DEC([.A59])" office:value-type="float" office:value="32">
            <text:p>32</text:p>
          </table:table-cell>
          <table:table-cell table:style-name="ce45" table:formula="of:=HEX2DEC([.B59])" office:value-type="float" office:value="32">
            <text:p>32</text:p>
          </table:table-cell>
          <table:table-cell table:style-name="ce45" table:formula="of:=HEX2DEC([.C59])" office:value-type="float" office:value="32">
            <text:p>32</text:p>
          </table:table-cell>
          <table:table-cell table:style-name="ce45" table:formula="of:=HEX2DEC([.D59])" office:value-type="float" office:value="32">
            <text:p>32</text:p>
          </table:table-cell>
          <table:table-cell table:style-name="ce47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48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48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48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54" table:formula="of:=MID(['Charpad Export'.C239];2;2)" office:value-type="string" office:string-value="0b">
            <text:p>0b</text:p>
          </table:table-cell>
          <table:table-cell table:style-name="ce45" table:formula="of:=HEX2DEC([.M59])" office:value-type="float" office:value="11">
            <text:p>11</text:p>
          </table:table-cell>
          <table:table-cell table:style-name="ce45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45" table:formula="of:=HEX2DEC([.P59])" office:value-type="float" office:value="11">
            <text:p>11</text:p>
          </table:table-cell>
          <table:table-cell table:style-name="ce45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7" table:formula="of:=[.M59]" office:value-type="string" office:string-value="0b">
            <text:p>0b</text:p>
          </table:table-cell>
          <table:table-cell table:style-name="ce45" table:formula="of:=HEX2DEC([.S59])" office:value-type="float" office:value="11">
            <text:p>11</text:p>
          </table:table-cell>
          <table:table-cell table:style-name="ce45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59" table:formula="of:=[.M59]" office:value-type="string" office:string-value="0b">
            <text:p>0b</text:p>
          </table:table-cell>
          <table:table-cell table:style-name="ce45" table:formula="of:=HEX2DEC([.V59])" office:value-type="float" office:value="11">
            <text:p>11</text:p>
          </table:table-cell>
          <table:table-cell table:style-name="ce45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59]" office:value-type="string" office:string-value="{gray1}">
            <text:p>{gray1}</text:p>
          </table:table-cell>
          <table:table-cell table:style-name="ce71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9]+[.I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71" table:formula="of:=[.R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59]+[.J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71" table:formula="of:=[.U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59]+[.K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71" table:formula="of:=[.X5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59]+[.L5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33" table:formula="of:=MID(['Charpad Export'.J223];2;2)" office:value-type="string" office:string-value="20">
            <text:p>20</text:p>
          </table:table-cell>
          <table:table-cell table:style-name="ce33" table:formula="of:=MID(['Charpad Export'.K223];2;2)" office:value-type="string" office:string-value="20">
            <text:p>20</text:p>
          </table:table-cell>
          <table:table-cell table:style-name="ce33" table:formula="of:=MID(['Charpad Export'.L223];2;2)" office:value-type="string" office:string-value="20">
            <text:p>20</text:p>
          </table:table-cell>
          <table:table-cell table:style-name="ce33" table:formula="of:=MID(['Charpad Export'.M223];2;2)" office:value-type="string" office:string-value="20">
            <text:p>20</text:p>
          </table:table-cell>
          <table:table-cell table:style-name="ce42" table:formula="of:=HEX2DEC([.A60])" office:value-type="float" office:value="32">
            <text:p>32</text:p>
          </table:table-cell>
          <table:table-cell table:style-name="ce45" table:formula="of:=HEX2DEC([.B60])" office:value-type="float" office:value="32">
            <text:p>32</text:p>
          </table:table-cell>
          <table:table-cell table:style-name="ce45" table:formula="of:=HEX2DEC([.C60])" office:value-type="float" office:value="32">
            <text:p>32</text:p>
          </table:table-cell>
          <table:table-cell table:style-name="ce45" table:formula="of:=HEX2DEC([.D60])" office:value-type="float" office:value="32">
            <text:p>32</text:p>
          </table:table-cell>
          <table:table-cell table:style-name="ce47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48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48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48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53" table:formula="of:=MID(['Charpad Export'.D239];2;2)" office:value-type="string" office:string-value="0d">
            <text:p>0d</text:p>
          </table:table-cell>
          <table:table-cell table:style-name="ce45" table:formula="of:=HEX2DEC([.M60])" office:value-type="float" office:value="13">
            <text:p>13</text:p>
          </table:table-cell>
          <table:table-cell table:style-name="ce45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55" table:formula="of:=[.M60]" office:value-type="string" office:string-value="0d">
            <text:p>0d</text:p>
          </table:table-cell>
          <table:table-cell table:style-name="ce45" table:formula="of:=HEX2DEC([.P60])" office:value-type="float" office:value="13">
            <text:p>13</text:p>
          </table:table-cell>
          <table:table-cell table:style-name="ce45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55" table:formula="of:=[.M60]" office:value-type="string" office:string-value="0d">
            <text:p>0d</text:p>
          </table:table-cell>
          <table:table-cell table:style-name="ce45" table:formula="of:=HEX2DEC([.S60])" office:value-type="float" office:value="13">
            <text:p>13</text:p>
          </table:table-cell>
          <table:table-cell table:style-name="ce45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60" table:formula="of:=[.M60]" office:value-type="string" office:string-value="0d">
            <text:p>0d</text:p>
          </table:table-cell>
          <table:table-cell table:style-name="ce45" table:formula="of:=HEX2DEC([.V60])" office:value-type="float" office:value="13">
            <text:p>13</text:p>
          </table:table-cell>
          <table:table-cell table:style-name="ce45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60]" office:value-type="string" office:string-value="{lt. green}">
            <text:p>{lt. green}</text:p>
          </table:table-cell>
          <table:table-cell table:style-name="ce71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0]+[.I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71" table:formula="of:=[.R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60]+[.J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71" table:formula="of:=[.U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60]+[.K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71" table:formula="of:=[.X6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60]+[.L6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33" table:formula="of:=MID(['Charpad Export'.N223];2;2)" office:value-type="string" office:string-value="20">
            <text:p>20</text:p>
          </table:table-cell>
          <table:table-cell table:style-name="ce33" table:formula="of:=MID(['Charpad Export'.O223];2;2)" office:value-type="string" office:string-value="20">
            <text:p>20</text:p>
          </table:table-cell>
          <table:table-cell table:style-name="ce33" table:formula="of:=MID(['Charpad Export'.P223];2;2)" office:value-type="string" office:string-value="20">
            <text:p>20</text:p>
          </table:table-cell>
          <table:table-cell table:style-name="ce33" table:formula="of:=MID(['Charpad Export'.Q223];2;2)" office:value-type="string" office:string-value="20">
            <text:p>20</text:p>
          </table:table-cell>
          <table:table-cell table:style-name="ce42" table:formula="of:=HEX2DEC([.A61])" office:value-type="float" office:value="32">
            <text:p>32</text:p>
          </table:table-cell>
          <table:table-cell table:style-name="ce45" table:formula="of:=HEX2DEC([.B61])" office:value-type="float" office:value="32">
            <text:p>32</text:p>
          </table:table-cell>
          <table:table-cell table:style-name="ce45" table:formula="of:=HEX2DEC([.C61])" office:value-type="float" office:value="32">
            <text:p>32</text:p>
          </table:table-cell>
          <table:table-cell table:style-name="ce45" table:formula="of:=HEX2DEC([.D61])" office:value-type="float" office:value="32">
            <text:p>32</text:p>
          </table:table-cell>
          <table:table-cell table:style-name="ce47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48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48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48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54" table:formula="of:=MID(['Charpad Export'.E239];2;2)" office:value-type="string" office:string-value="0c">
            <text:p>0c</text:p>
          </table:table-cell>
          <table:table-cell table:style-name="ce45" table:formula="of:=HEX2DEC([.M61])" office:value-type="float" office:value="12">
            <text:p>12</text:p>
          </table:table-cell>
          <table:table-cell table:style-name="ce45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57" table:formula="of:=[.M61]" office:value-type="string" office:string-value="0c">
            <text:p>0c</text:p>
          </table:table-cell>
          <table:table-cell table:style-name="ce45" table:formula="of:=HEX2DEC([.P61])" office:value-type="float" office:value="12">
            <text:p>12</text:p>
          </table:table-cell>
          <table:table-cell table:style-name="ce45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57" table:formula="of:=[.M61]" office:value-type="string" office:string-value="0c">
            <text:p>0c</text:p>
          </table:table-cell>
          <table:table-cell table:style-name="ce45" table:formula="of:=HEX2DEC([.S61])" office:value-type="float" office:value="12">
            <text:p>12</text:p>
          </table:table-cell>
          <table:table-cell table:style-name="ce45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59" table:formula="of:=[.M61]" office:value-type="string" office:string-value="0c">
            <text:p>0c</text:p>
          </table:table-cell>
          <table:table-cell table:style-name="ce45" table:formula="of:=HEX2DEC([.V61])" office:value-type="float" office:value="12">
            <text:p>12</text:p>
          </table:table-cell>
          <table:table-cell table:style-name="ce45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65" office:value-type="string">
            <text:p>data"</text:p>
          </table:table-cell>
          <table:table-cell table:style-name="ce71" table:formula="of:=[.O61]" office:value-type="string" office:string-value="{gray2}">
            <text:p>{gray2}</text:p>
          </table:table-cell>
          <table:table-cell table:style-name="ce71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1]+[.I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71" table:formula="of:=[.R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F61]+[.J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71" table:formula="of:=[.U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G61]+[.K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71" table:formula="of:=[.X61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H61]+[.L61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32" table:formula="of:=MID(['Charpad Export'.B224];2;2)" office:value-type="string" office:string-value="20">
            <text:p>20</text:p>
          </table:table-cell>
          <table:table-cell table:style-name="ce32" table:formula="of:=MID(['Charpad Export'.C224];2;2)" office:value-type="string" office:string-value="20">
            <text:p>20</text:p>
          </table:table-cell>
          <table:table-cell table:style-name="ce32" table:formula="of:=MID(['Charpad Export'.D224];2;2)" office:value-type="string" office:string-value="20">
            <text:p>20</text:p>
          </table:table-cell>
          <table:table-cell table:style-name="ce32" table:formula="of:=MID(['Charpad Export'.E224];2;2)" office:value-type="string" office:string-value="20">
            <text:p>20</text:p>
          </table:table-cell>
          <table:table-cell table:style-name="ce42" table:formula="of:=HEX2DEC([.A62])" office:value-type="float" office:value="32">
            <text:p>32</text:p>
          </table:table-cell>
          <table:table-cell table:style-name="ce45" table:formula="of:=HEX2DEC([.B62])" office:value-type="float" office:value="32">
            <text:p>32</text:p>
          </table:table-cell>
          <table:table-cell table:style-name="ce45" table:formula="of:=HEX2DEC([.C62])" office:value-type="float" office:value="32">
            <text:p>32</text:p>
          </table:table-cell>
          <table:table-cell table:style-name="ce45" table:formula="of:=HEX2DEC([.D62])" office:value-type="float" office:value="32">
            <text:p>32</text:p>
          </table:table-cell>
          <table:table-cell table:style-name="ce47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48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48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48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53" table:formula="of:=MID(['Charpad Export'.F239];2;2)" office:value-type="string" office:string-value="0b">
            <text:p>0b</text:p>
          </table:table-cell>
          <table:table-cell table:style-name="ce45" table:formula="of:=HEX2DEC([.M62])" office:value-type="float" office:value="11">
            <text:p>11</text:p>
          </table:table-cell>
          <table:table-cell table:style-name="ce45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55" table:formula="of:=[.M62]" office:value-type="string" office:string-value="0b">
            <text:p>0b</text:p>
          </table:table-cell>
          <table:table-cell table:style-name="ce45" table:formula="of:=HEX2DEC([.P62])" office:value-type="float" office:value="11">
            <text:p>11</text:p>
          </table:table-cell>
          <table:table-cell table:style-name="ce45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55" table:formula="of:=[.M62]" office:value-type="string" office:string-value="0b">
            <text:p>0b</text:p>
          </table:table-cell>
          <table:table-cell table:style-name="ce45" table:formula="of:=HEX2DEC([.S62])" office:value-type="float" office:value="11">
            <text:p>11</text:p>
          </table:table-cell>
          <table:table-cell table:style-name="ce45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60" table:formula="of:=[.M62]" office:value-type="string" office:string-value="0b">
            <text:p>0b</text:p>
          </table:table-cell>
          <table:table-cell table:style-name="ce45" table:formula="of:=HEX2DEC([.V62])" office:value-type="float" office:value="11">
            <text:p>11</text:p>
          </table:table-cell>
          <table:table-cell table:style-name="ce45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2]" office:value-type="string" office:string-value="{gray1}">
            <text:p>{gray1}</text:p>
          </table:table-cell>
          <table:table-cell table:style-name="ce71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2]+[.I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71" table:formula="of:=[.R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2]+[.J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71" table:formula="of:=[.U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2]+[.K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71" table:formula="of:=[.X6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2]+[.L62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32" table:formula="of:=MID(['Charpad Export'.F224];2;2)" office:value-type="string" office:string-value="20">
            <text:p>20</text:p>
          </table:table-cell>
          <table:table-cell table:style-name="ce32" table:formula="of:=MID(['Charpad Export'.G224];2;2)" office:value-type="string" office:string-value="20">
            <text:p>20</text:p>
          </table:table-cell>
          <table:table-cell table:style-name="ce32" table:formula="of:=MID(['Charpad Export'.H224];2;2)" office:value-type="string" office:string-value="20">
            <text:p>20</text:p>
          </table:table-cell>
          <table:table-cell table:style-name="ce32" table:formula="of:=MID(['Charpad Export'.I224];2;2)" office:value-type="string" office:string-value="20">
            <text:p>20</text:p>
          </table:table-cell>
          <table:table-cell table:style-name="ce42" table:formula="of:=HEX2DEC([.A63])" office:value-type="float" office:value="32">
            <text:p>32</text:p>
          </table:table-cell>
          <table:table-cell table:style-name="ce45" table:formula="of:=HEX2DEC([.B63])" office:value-type="float" office:value="32">
            <text:p>32</text:p>
          </table:table-cell>
          <table:table-cell table:style-name="ce45" table:formula="of:=HEX2DEC([.C63])" office:value-type="float" office:value="32">
            <text:p>32</text:p>
          </table:table-cell>
          <table:table-cell table:style-name="ce45" table:formula="of:=HEX2DEC([.D63])" office:value-type="float" office:value="32">
            <text:p>32</text:p>
          </table:table-cell>
          <table:table-cell table:style-name="ce47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48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48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48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54" table:formula="of:=MID(['Charpad Export'.G239];2;2)" office:value-type="string" office:string-value="0b">
            <text:p>0b</text:p>
          </table:table-cell>
          <table:table-cell table:style-name="ce45" table:formula="of:=HEX2DEC([.M63])" office:value-type="float" office:value="11">
            <text:p>11</text:p>
          </table:table-cell>
          <table:table-cell table:style-name="ce45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45" table:formula="of:=HEX2DEC([.P63])" office:value-type="float" office:value="11">
            <text:p>11</text:p>
          </table:table-cell>
          <table:table-cell table:style-name="ce45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7" table:formula="of:=[.M63]" office:value-type="string" office:string-value="0b">
            <text:p>0b</text:p>
          </table:table-cell>
          <table:table-cell table:style-name="ce45" table:formula="of:=HEX2DEC([.S63])" office:value-type="float" office:value="11">
            <text:p>11</text:p>
          </table:table-cell>
          <table:table-cell table:style-name="ce45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59" table:formula="of:=[.M63]" office:value-type="string" office:string-value="0b">
            <text:p>0b</text:p>
          </table:table-cell>
          <table:table-cell table:style-name="ce45" table:formula="of:=HEX2DEC([.V63])" office:value-type="float" office:value="11">
            <text:p>11</text:p>
          </table:table-cell>
          <table:table-cell table:style-name="ce45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3]" office:value-type="string" office:string-value="{gray1}">
            <text:p>{gray1}</text:p>
          </table:table-cell>
          <table:table-cell table:style-name="ce71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3]+[.I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71" table:formula="of:=[.R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3]+[.J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71" table:formula="of:=[.U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3]+[.K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71" table:formula="of:=[.X6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3]+[.L6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32" table:formula="of:=MID(['Charpad Export'.J224];2;2)" office:value-type="string" office:string-value="20">
            <text:p>20</text:p>
          </table:table-cell>
          <table:table-cell table:style-name="ce32" table:formula="of:=MID(['Charpad Export'.K224];2;2)" office:value-type="string" office:string-value="20">
            <text:p>20</text:p>
          </table:table-cell>
          <table:table-cell table:style-name="ce32" table:formula="of:=MID(['Charpad Export'.L224];2;2)" office:value-type="string" office:string-value="20">
            <text:p>20</text:p>
          </table:table-cell>
          <table:table-cell table:style-name="ce32" table:formula="of:=MID(['Charpad Export'.M224];2;2)" office:value-type="string" office:string-value="20">
            <text:p>20</text:p>
          </table:table-cell>
          <table:table-cell table:style-name="ce42" table:formula="of:=HEX2DEC([.A64])" office:value-type="float" office:value="32">
            <text:p>32</text:p>
          </table:table-cell>
          <table:table-cell table:style-name="ce45" table:formula="of:=HEX2DEC([.B64])" office:value-type="float" office:value="32">
            <text:p>32</text:p>
          </table:table-cell>
          <table:table-cell table:style-name="ce45" table:formula="of:=HEX2DEC([.C64])" office:value-type="float" office:value="32">
            <text:p>32</text:p>
          </table:table-cell>
          <table:table-cell table:style-name="ce45" table:formula="of:=HEX2DEC([.D64])" office:value-type="float" office:value="32">
            <text:p>32</text:p>
          </table:table-cell>
          <table:table-cell table:style-name="ce47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48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48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48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53" table:formula="of:=MID(['Charpad Export'.H239];2;2)" office:value-type="string" office:string-value="0b">
            <text:p>0b</text:p>
          </table:table-cell>
          <table:table-cell table:style-name="ce45" table:formula="of:=HEX2DEC([.M64])" office:value-type="float" office:value="11">
            <text:p>11</text:p>
          </table:table-cell>
          <table:table-cell table:style-name="ce45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55" table:formula="of:=[.M64]" office:value-type="string" office:string-value="0b">
            <text:p>0b</text:p>
          </table:table-cell>
          <table:table-cell table:style-name="ce45" table:formula="of:=HEX2DEC([.P64])" office:value-type="float" office:value="11">
            <text:p>11</text:p>
          </table:table-cell>
          <table:table-cell table:style-name="ce45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55" table:formula="of:=[.M64]" office:value-type="string" office:string-value="0b">
            <text:p>0b</text:p>
          </table:table-cell>
          <table:table-cell table:style-name="ce45" table:formula="of:=HEX2DEC([.S64])" office:value-type="float" office:value="11">
            <text:p>11</text:p>
          </table:table-cell>
          <table:table-cell table:style-name="ce45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60" table:formula="of:=[.M64]" office:value-type="string" office:string-value="0b">
            <text:p>0b</text:p>
          </table:table-cell>
          <table:table-cell table:style-name="ce45" table:formula="of:=HEX2DEC([.V64])" office:value-type="float" office:value="11">
            <text:p>11</text:p>
          </table:table-cell>
          <table:table-cell table:style-name="ce45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4]" office:value-type="string" office:string-value="{gray1}">
            <text:p>{gray1}</text:p>
          </table:table-cell>
          <table:table-cell table:style-name="ce71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4]+[.I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71" table:formula="of:=[.R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4]+[.J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71" table:formula="of:=[.U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4]+[.K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71" table:formula="of:=[.X6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4]+[.L6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32" table:formula="of:=MID(['Charpad Export'.N224];2;2)" office:value-type="string" office:string-value="20">
            <text:p>20</text:p>
          </table:table-cell>
          <table:table-cell table:style-name="ce32" table:formula="of:=MID(['Charpad Export'.O224];2;2)" office:value-type="string" office:string-value="20">
            <text:p>20</text:p>
          </table:table-cell>
          <table:table-cell table:style-name="ce32" table:formula="of:=MID(['Charpad Export'.P224];2;2)" office:value-type="string" office:string-value="20">
            <text:p>20</text:p>
          </table:table-cell>
          <table:table-cell table:style-name="ce32" table:formula="of:=MID(['Charpad Export'.Q224];2;2)" office:value-type="string" office:string-value="20">
            <text:p>20</text:p>
          </table:table-cell>
          <table:table-cell table:style-name="ce42" table:formula="of:=HEX2DEC([.A65])" office:value-type="float" office:value="32">
            <text:p>32</text:p>
          </table:table-cell>
          <table:table-cell table:style-name="ce45" table:formula="of:=HEX2DEC([.B65])" office:value-type="float" office:value="32">
            <text:p>32</text:p>
          </table:table-cell>
          <table:table-cell table:style-name="ce45" table:formula="of:=HEX2DEC([.C65])" office:value-type="float" office:value="32">
            <text:p>32</text:p>
          </table:table-cell>
          <table:table-cell table:style-name="ce45" table:formula="of:=HEX2DEC([.D65])" office:value-type="float" office:value="32">
            <text:p>32</text:p>
          </table:table-cell>
          <table:table-cell table:style-name="ce47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48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48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48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54" table:formula="of:=MID(['Charpad Export'.I239];2;2)" office:value-type="string" office:string-value="0b">
            <text:p>0b</text:p>
          </table:table-cell>
          <table:table-cell table:style-name="ce45" table:formula="of:=HEX2DEC([.M65])" office:value-type="float" office:value="11">
            <text:p>11</text:p>
          </table:table-cell>
          <table:table-cell table:style-name="ce45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57" table:formula="of:=[.M65]" office:value-type="string" office:string-value="0b">
            <text:p>0b</text:p>
          </table:table-cell>
          <table:table-cell table:style-name="ce45" table:formula="of:=HEX2DEC([.P65])" office:value-type="float" office:value="11">
            <text:p>11</text:p>
          </table:table-cell>
          <table:table-cell table:style-name="ce45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57" table:formula="of:=[.M65]" office:value-type="string" office:string-value="0b">
            <text:p>0b</text:p>
          </table:table-cell>
          <table:table-cell table:style-name="ce45" table:formula="of:=HEX2DEC([.S65])" office:value-type="float" office:value="11">
            <text:p>11</text:p>
          </table:table-cell>
          <table:table-cell table:style-name="ce45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59" table:formula="of:=[.M65]" office:value-type="string" office:string-value="0b">
            <text:p>0b</text:p>
          </table:table-cell>
          <table:table-cell table:style-name="ce45" table:formula="of:=HEX2DEC([.V65])" office:value-type="float" office:value="11">
            <text:p>11</text:p>
          </table:table-cell>
          <table:table-cell table:style-name="ce45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5]" office:value-type="string" office:string-value="{gray1}">
            <text:p>{gray1}</text:p>
          </table:table-cell>
          <table:table-cell table:style-name="ce71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5]+[.I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71" table:formula="of:=[.R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5]+[.J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5]&gt;=128;[.G65]&lt;=255);&quot;{rvrs on}&quot;;&quot;{rvrs off}&quot;)" office:value-type="string" office:string-value="{rvrs off}">
            <text:p>{rvrs off}</text:p>
          </table:table-cell>
          <table:table-cell table:style-name="ce71" table:formula="of:=[.U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5]+[.K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71" table:formula="of:=[.X6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5]+[.L6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1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36" table:formula="of:=MID(['Charpad Export'.B225];2;2)" office:value-type="string" office:string-value="9f">
            <text:p>9f</text:p>
          </table:table-cell>
          <table:table-cell table:style-name="ce36" table:formula="of:=MID(['Charpad Export'.C225];2;2)" office:value-type="string" office:string-value="a1">
            <text:p>a1</text:p>
          </table:table-cell>
          <table:table-cell table:style-name="ce36" table:formula="of:=MID(['Charpad Export'.D225];2;2)" office:value-type="string" office:string-value="a3">
            <text:p>a3</text:p>
          </table:table-cell>
          <table:table-cell table:style-name="ce36" table:formula="of:=MID(['Charpad Export'.E225];2;2)" office:value-type="string" office:string-value="a4">
            <text:p>a4</text:p>
          </table:table-cell>
          <table:table-cell table:style-name="ce42" table:formula="of:=HEX2DEC([.A66])" office:value-type="float" office:value="159">
            <text:p>159</text:p>
          </table:table-cell>
          <table:table-cell table:style-name="ce45" table:formula="of:=HEX2DEC([.B66])" office:value-type="float" office:value="161">
            <text:p>161</text:p>
          </table:table-cell>
          <table:table-cell table:style-name="ce45" table:formula="of:=HEX2DEC([.C66])" office:value-type="float" office:value="163">
            <text:p>163</text:p>
          </table:table-cell>
          <table:table-cell table:style-name="ce45" table:formula="of:=HEX2DEC([.D66])" office:value-type="float" office:value="164">
            <text:p>164</text:p>
          </table:table-cell>
          <table:table-cell table:style-name="ce47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48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128">
            <text:p>-128</text:p>
          </table:table-cell>
          <table:table-cell table:style-name="ce48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48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53" table:formula="of:=MID(['Charpad Export'.B240];2;2)" office:value-type="string" office:string-value="0d">
            <text:p>0d</text:p>
          </table:table-cell>
          <table:table-cell table:style-name="ce45" table:formula="of:=HEX2DEC([.M66])" office:value-type="float" office:value="13">
            <text:p>13</text:p>
          </table:table-cell>
          <table:table-cell table:style-name="ce45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55" table:formula="of:=[.M66]" office:value-type="string" office:string-value="0d">
            <text:p>0d</text:p>
          </table:table-cell>
          <table:table-cell table:style-name="ce45" table:formula="of:=HEX2DEC([.P66])" office:value-type="float" office:value="13">
            <text:p>13</text:p>
          </table:table-cell>
          <table:table-cell table:style-name="ce45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55" table:formula="of:=[.M66]" office:value-type="string" office:string-value="0d">
            <text:p>0d</text:p>
          </table:table-cell>
          <table:table-cell table:style-name="ce45" table:formula="of:=HEX2DEC([.S66])" office:value-type="float" office:value="13">
            <text:p>13</text:p>
          </table:table-cell>
          <table:table-cell table:style-name="ce45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60" table:formula="of:=[.M66]" office:value-type="string" office:string-value="0d">
            <text:p>0d</text:p>
          </table:table-cell>
          <table:table-cell table:style-name="ce45" table:formula="of:=HEX2DEC([.V66])" office:value-type="float" office:value="13">
            <text:p>13</text:p>
          </table:table-cell>
          <table:table-cell table:style-name="ce45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66]" office:value-type="string" office:string-value="{lt. green}">
            <text:p>{lt. green}</text:p>
          </table:table-cell>
          <table:table-cell table:style-name="ce72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6]+[.I66]" office:value-type="float" office:value="95">
            <text:p>95</text:p>
          </table:table-cell>
          <table:table-cell table:style-name="ce72" office:value-type="string">
            <text:p>}</text:p>
          </table:table-cell>
          <table:table-cell table:style-name="ce72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72" table:formula="of:=[.R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66]+[.J66]" office:value-type="float" office:value="33">
            <text:p>33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72" table:formula="of:=[.U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66]+[.K66]" office:value-type="float" office:value="35">
            <text:p>35</text:p>
          </table:table-cell>
          <table:table-cell table:style-name="ce72" office:value-type="string">
            <text:p>}</text:p>
          </table:table-cell>
          <table:table-cell table:style-name="ce72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72" table:formula="of:=[.X66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66]+[.L66]" office:value-type="float" office:value="36">
            <text:p>3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36" table:formula="of:=MID(['Charpad Export'.F225];2;2)" office:value-type="string" office:string-value="a5">
            <text:p>a5</text:p>
          </table:table-cell>
          <table:table-cell table:style-name="ce36" table:formula="of:=MID(['Charpad Export'.G225];2;2)" office:value-type="string" office:string-value="a6">
            <text:p>a6</text:p>
          </table:table-cell>
          <table:table-cell table:style-name="ce36" table:formula="of:=MID(['Charpad Export'.H225];2;2)" office:value-type="string" office:string-value="a7">
            <text:p>a7</text:p>
          </table:table-cell>
          <table:table-cell table:style-name="ce36" table:formula="of:=MID(['Charpad Export'.I225];2;2)" office:value-type="string" office:string-value="a8">
            <text:p>a8</text:p>
          </table:table-cell>
          <table:table-cell table:style-name="ce42" table:formula="of:=HEX2DEC([.A67])" office:value-type="float" office:value="165">
            <text:p>165</text:p>
          </table:table-cell>
          <table:table-cell table:style-name="ce45" table:formula="of:=HEX2DEC([.B67])" office:value-type="float" office:value="166">
            <text:p>166</text:p>
          </table:table-cell>
          <table:table-cell table:style-name="ce45" table:formula="of:=HEX2DEC([.C67])" office:value-type="float" office:value="167">
            <text:p>167</text:p>
          </table:table-cell>
          <table:table-cell table:style-name="ce45" table:formula="of:=HEX2DEC([.D67])" office:value-type="float" office:value="168">
            <text:p>168</text:p>
          </table:table-cell>
          <table:table-cell table:style-name="ce47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48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48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48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54" table:formula="of:=MID(['Charpad Export'.C240];2;2)" office:value-type="string" office:string-value="0f">
            <text:p>0f</text:p>
          </table:table-cell>
          <table:table-cell table:style-name="ce45" table:formula="of:=HEX2DEC([.M67])" office:value-type="float" office:value="15">
            <text:p>15</text:p>
          </table:table-cell>
          <table:table-cell table:style-name="ce45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57" table:formula="of:=[.M67]" office:value-type="string" office:string-value="0f">
            <text:p>0f</text:p>
          </table:table-cell>
          <table:table-cell table:style-name="ce45" table:formula="of:=HEX2DEC([.P67])" office:value-type="float" office:value="15">
            <text:p>15</text:p>
          </table:table-cell>
          <table:table-cell table:style-name="ce45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57" table:formula="of:=[.M67]" office:value-type="string" office:string-value="0f">
            <text:p>0f</text:p>
          </table:table-cell>
          <table:table-cell table:style-name="ce45" table:formula="of:=HEX2DEC([.S67])" office:value-type="float" office:value="15">
            <text:p>15</text:p>
          </table:table-cell>
          <table:table-cell table:style-name="ce45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59" table:formula="of:=[.M67]" office:value-type="string" office:string-value="0f">
            <text:p>0f</text:p>
          </table:table-cell>
          <table:table-cell table:style-name="ce45" table:formula="of:=HEX2DEC([.V67])" office:value-type="float" office:value="15">
            <text:p>15</text:p>
          </table:table-cell>
          <table:table-cell table:style-name="ce45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6" office:value-type="string">
            <text:p>data"</text:p>
          </table:table-cell>
          <table:table-cell table:style-name="ce72" table:formula="of:=[.O67]" office:value-type="string" office:string-value="{gray3}">
            <text:p>{gray3}</text:p>
          </table:table-cell>
          <table:table-cell table:style-name="ce72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7]+[.I67]" office:value-type="float" office:value="37">
            <text:p>37</text:p>
          </table:table-cell>
          <table:table-cell table:style-name="ce72" office:value-type="string">
            <text:p>}</text:p>
          </table:table-cell>
          <table:table-cell table:style-name="ce72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72" table:formula="of:=[.R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F67]+[.J67]" office:value-type="float" office:value="38">
            <text:p>3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72" table:formula="of:=[.U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G67]+[.K67]" office:value-type="float" office:value="39">
            <text:p>39</text:p>
          </table:table-cell>
          <table:table-cell table:style-name="ce72" office:value-type="string">
            <text:p>}</text:p>
          </table:table-cell>
          <table:table-cell table:style-name="ce72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72" table:formula="of:=[.X67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H67]+[.L67]" office:value-type="float" office:value="40">
            <text:p>4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36" table:formula="of:=MID(['Charpad Export'.J225];2;2)" office:value-type="string" office:string-value="a5">
            <text:p>a5</text:p>
          </table:table-cell>
          <table:table-cell table:style-name="ce36" table:formula="of:=MID(['Charpad Export'.K225];2;2)" office:value-type="string" office:string-value="a6">
            <text:p>a6</text:p>
          </table:table-cell>
          <table:table-cell table:style-name="ce36" table:formula="of:=MID(['Charpad Export'.L225];2;2)" office:value-type="string" office:string-value="a7">
            <text:p>a7</text:p>
          </table:table-cell>
          <table:table-cell table:style-name="ce36" table:formula="of:=MID(['Charpad Export'.M225];2;2)" office:value-type="string" office:string-value="a8">
            <text:p>a8</text:p>
          </table:table-cell>
          <table:table-cell table:style-name="ce42" table:formula="of:=HEX2DEC([.A68])" office:value-type="float" office:value="165">
            <text:p>165</text:p>
          </table:table-cell>
          <table:table-cell table:style-name="ce45" table:formula="of:=HEX2DEC([.B68])" office:value-type="float" office:value="166">
            <text:p>166</text:p>
          </table:table-cell>
          <table:table-cell table:style-name="ce45" table:formula="of:=HEX2DEC([.C68])" office:value-type="float" office:value="167">
            <text:p>167</text:p>
          </table:table-cell>
          <table:table-cell table:style-name="ce45" table:formula="of:=HEX2DEC([.D68])" office:value-type="float" office:value="168">
            <text:p>168</text:p>
          </table:table-cell>
          <table:table-cell table:style-name="ce47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48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48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48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53" table:formula="of:=MID(['Charpad Export'.D240];2;2)" office:value-type="string" office:string-value="0b">
            <text:p>0b</text:p>
          </table:table-cell>
          <table:table-cell table:style-name="ce45" table:formula="of:=HEX2DEC([.M68])" office:value-type="float" office:value="11">
            <text:p>11</text:p>
          </table:table-cell>
          <table:table-cell table:style-name="ce45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55" table:formula="of:=[.M68]" office:value-type="string" office:string-value="0b">
            <text:p>0b</text:p>
          </table:table-cell>
          <table:table-cell table:style-name="ce45" table:formula="of:=HEX2DEC([.P68])" office:value-type="float" office:value="11">
            <text:p>11</text:p>
          </table:table-cell>
          <table:table-cell table:style-name="ce45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55" table:formula="of:=[.M68]" office:value-type="string" office:string-value="0b">
            <text:p>0b</text:p>
          </table:table-cell>
          <table:table-cell table:style-name="ce45" table:formula="of:=HEX2DEC([.S68])" office:value-type="float" office:value="11">
            <text:p>11</text:p>
          </table:table-cell>
          <table:table-cell table:style-name="ce45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60" table:formula="of:=[.M68]" office:value-type="string" office:string-value="0b">
            <text:p>0b</text:p>
          </table:table-cell>
          <table:table-cell table:style-name="ce45" table:formula="of:=HEX2DEC([.V68])" office:value-type="float" office:value="11">
            <text:p>11</text:p>
          </table:table-cell>
          <table:table-cell table:style-name="ce45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68]" office:value-type="string" office:string-value="{gray1}">
            <text:p>{gray1}</text:p>
          </table:table-cell>
          <table:table-cell table:style-name="ce72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8]+[.I68]" office:value-type="float" office:value="37">
            <text:p>37</text:p>
          </table:table-cell>
          <table:table-cell table:style-name="ce72" office:value-type="string">
            <text:p>}</text:p>
          </table:table-cell>
          <table:table-cell table:style-name="ce72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72" table:formula="of:=[.R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68]+[.J68]" office:value-type="float" office:value="38">
            <text:p>3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72" table:formula="of:=[.U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68]+[.K68]" office:value-type="float" office:value="39">
            <text:p>39</text:p>
          </table:table-cell>
          <table:table-cell table:style-name="ce72" office:value-type="string">
            <text:p>}</text:p>
          </table:table-cell>
          <table:table-cell table:style-name="ce72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72" table:formula="of:=[.X6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68]+[.L68]" office:value-type="float" office:value="40">
            <text:p>4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36" table:formula="of:=MID(['Charpad Export'.N225];2;2)" office:value-type="string" office:string-value="a9">
            <text:p>a9</text:p>
          </table:table-cell>
          <table:table-cell table:style-name="ce36" table:formula="of:=MID(['Charpad Export'.O225];2;2)" office:value-type="string" office:string-value="aa">
            <text:p>aa</text:p>
          </table:table-cell>
          <table:table-cell table:style-name="ce36" table:formula="of:=MID(['Charpad Export'.P225];2;2)" office:value-type="string" office:string-value="ab">
            <text:p>ab</text:p>
          </table:table-cell>
          <table:table-cell table:style-name="ce36" table:formula="of:=MID(['Charpad Export'.Q225];2;2)" office:value-type="string" office:string-value="ac">
            <text:p>ac</text:p>
          </table:table-cell>
          <table:table-cell table:style-name="ce42" table:formula="of:=HEX2DEC([.A69])" office:value-type="float" office:value="169">
            <text:p>169</text:p>
          </table:table-cell>
          <table:table-cell table:style-name="ce45" table:formula="of:=HEX2DEC([.B69])" office:value-type="float" office:value="170">
            <text:p>170</text:p>
          </table:table-cell>
          <table:table-cell table:style-name="ce45" table:formula="of:=HEX2DEC([.C69])" office:value-type="float" office:value="171">
            <text:p>171</text:p>
          </table:table-cell>
          <table:table-cell table:style-name="ce45" table:formula="of:=HEX2DEC([.D69])" office:value-type="float" office:value="172">
            <text:p>172</text:p>
          </table:table-cell>
          <table:table-cell table:style-name="ce47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48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48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-128">
            <text:p>-128</text:p>
          </table:table-cell>
          <table:table-cell table:style-name="ce48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54" table:formula="of:=MID(['Charpad Export'.E240];2;2)" office:value-type="string" office:string-value="0d">
            <text:p>0d</text:p>
          </table:table-cell>
          <table:table-cell table:style-name="ce45" table:formula="of:=HEX2DEC([.M69])" office:value-type="float" office:value="13">
            <text:p>13</text:p>
          </table:table-cell>
          <table:table-cell table:style-name="ce45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57" table:formula="of:=[.M69]" office:value-type="string" office:string-value="0d">
            <text:p>0d</text:p>
          </table:table-cell>
          <table:table-cell table:style-name="ce45" table:formula="of:=HEX2DEC([.P69])" office:value-type="float" office:value="13">
            <text:p>13</text:p>
          </table:table-cell>
          <table:table-cell table:style-name="ce45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57" table:formula="of:=[.M69]" office:value-type="string" office:string-value="0d">
            <text:p>0d</text:p>
          </table:table-cell>
          <table:table-cell table:style-name="ce45" table:formula="of:=HEX2DEC([.S69])" office:value-type="float" office:value="13">
            <text:p>13</text:p>
          </table:table-cell>
          <table:table-cell table:style-name="ce45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59" table:formula="of:=[.M69]" office:value-type="string" office:string-value="0d">
            <text:p>0d</text:p>
          </table:table-cell>
          <table:table-cell table:style-name="ce45" table:formula="of:=HEX2DEC([.V69])" office:value-type="float" office:value="13">
            <text:p>13</text:p>
          </table:table-cell>
          <table:table-cell table:style-name="ce45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69]" office:value-type="string" office:string-value="{lt. green}">
            <text:p>{lt. green}</text:p>
          </table:table-cell>
          <table:table-cell table:style-name="ce72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69]+[.I69]" office:value-type="float" office:value="41">
            <text:p>41</text:p>
          </table:table-cell>
          <table:table-cell table:style-name="ce72" office:value-type="string">
            <text:p>}</text:p>
          </table:table-cell>
          <table:table-cell table:style-name="ce72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72" table:formula="of:=[.R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69]+[.J69]" office:value-type="float" office:value="42">
            <text:p>4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72" table:formula="of:=[.U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69]+[.K69]" office:value-type="float" office:value="43">
            <text:p>43</text:p>
          </table:table-cell>
          <table:table-cell table:style-name="ce72" office:value-type="string">
            <text:p>}</text:p>
          </table:table-cell>
          <table:table-cell table:style-name="ce72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72" table:formula="of:=[.X69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69]+[.L69]" office:value-type="float" office:value="44">
            <text:p>44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38" table:formula="of:=MID(['Charpad Export'.B226];2;2)" office:value-type="string" office:string-value="ad">
            <text:p>ad</text:p>
          </table:table-cell>
          <table:table-cell table:style-name="ce38" table:formula="of:=MID(['Charpad Export'.C226];2;2)" office:value-type="string" office:string-value="ae">
            <text:p>ae</text:p>
          </table:table-cell>
          <table:table-cell table:style-name="ce38" table:formula="of:=MID(['Charpad Export'.D226];2;2)" office:value-type="string" office:string-value="af">
            <text:p>af</text:p>
          </table:table-cell>
          <table:table-cell table:style-name="ce38" table:formula="of:=MID(['Charpad Export'.E226];2;2)" office:value-type="string" office:string-value="b0">
            <text:p>b0</text:p>
          </table:table-cell>
          <table:table-cell table:style-name="ce42" table:formula="of:=HEX2DEC([.A70])" office:value-type="float" office:value="173">
            <text:p>173</text:p>
          </table:table-cell>
          <table:table-cell table:style-name="ce45" table:formula="of:=HEX2DEC([.B70])" office:value-type="float" office:value="174">
            <text:p>174</text:p>
          </table:table-cell>
          <table:table-cell table:style-name="ce45" table:formula="of:=HEX2DEC([.C70])" office:value-type="float" office:value="175">
            <text:p>175</text:p>
          </table:table-cell>
          <table:table-cell table:style-name="ce45" table:formula="of:=HEX2DEC([.D70])" office:value-type="float" office:value="176">
            <text:p>176</text:p>
          </table:table-cell>
          <table:table-cell table:style-name="ce47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48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48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48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53" table:formula="of:=MID(['Charpad Export'.F240];2;2)" office:value-type="string" office:string-value="0b">
            <text:p>0b</text:p>
          </table:table-cell>
          <table:table-cell table:style-name="ce45" table:formula="of:=HEX2DEC([.M70])" office:value-type="float" office:value="11">
            <text:p>11</text:p>
          </table:table-cell>
          <table:table-cell table:style-name="ce45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55" table:formula="of:=[.M70]" office:value-type="string" office:string-value="0b">
            <text:p>0b</text:p>
          </table:table-cell>
          <table:table-cell table:style-name="ce45" table:formula="of:=HEX2DEC([.P70])" office:value-type="float" office:value="11">
            <text:p>11</text:p>
          </table:table-cell>
          <table:table-cell table:style-name="ce45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55" table:formula="of:=[.M70]" office:value-type="string" office:string-value="0b">
            <text:p>0b</text:p>
          </table:table-cell>
          <table:table-cell table:style-name="ce45" table:formula="of:=HEX2DEC([.S70])" office:value-type="float" office:value="11">
            <text:p>11</text:p>
          </table:table-cell>
          <table:table-cell table:style-name="ce45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60" table:formula="of:=[.M70]" office:value-type="string" office:string-value="0b">
            <text:p>0b</text:p>
          </table:table-cell>
          <table:table-cell table:style-name="ce45" table:formula="of:=HEX2DEC([.V70])" office:value-type="float" office:value="11">
            <text:p>11</text:p>
          </table:table-cell>
          <table:table-cell table:style-name="ce45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0]" office:value-type="string" office:string-value="{gray1}">
            <text:p>{gray1}</text:p>
          </table:table-cell>
          <table:table-cell table:style-name="ce72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0]+[.I70]" office:value-type="float" office:value="45">
            <text:p>45</text:p>
          </table:table-cell>
          <table:table-cell table:style-name="ce72" office:value-type="string">
            <text:p>}</text:p>
          </table:table-cell>
          <table:table-cell table:style-name="ce72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72" table:formula="of:=[.R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0]+[.J70]" office:value-type="float" office:value="46">
            <text:p>46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72" table:formula="of:=[.U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0]+[.K70]" office:value-type="float" office:value="47">
            <text:p>47</text:p>
          </table:table-cell>
          <table:table-cell table:style-name="ce72" office:value-type="string">
            <text:p>}</text:p>
          </table:table-cell>
          <table:table-cell table:style-name="ce72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72" table:formula="of:=[.X7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0]+[.L70]" office:value-type="float" office:value="48">
            <text:p>48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38" table:formula="of:=MID(['Charpad Export'.F226];2;2)" office:value-type="string" office:string-value="b1">
            <text:p>b1</text:p>
          </table:table-cell>
          <table:table-cell table:style-name="ce38" table:formula="of:=MID(['Charpad Export'.G226];2;2)" office:value-type="string" office:string-value="b2">
            <text:p>b2</text:p>
          </table:table-cell>
          <table:table-cell table:style-name="ce38" table:formula="of:=MID(['Charpad Export'.H226];2;2)" office:value-type="string" office:string-value="b3">
            <text:p>b3</text:p>
          </table:table-cell>
          <table:table-cell table:style-name="ce38" table:formula="of:=MID(['Charpad Export'.I226];2;2)" office:value-type="string" office:string-value="b4">
            <text:p>b4</text:p>
          </table:table-cell>
          <table:table-cell table:style-name="ce42" table:formula="of:=HEX2DEC([.A71])" office:value-type="float" office:value="177">
            <text:p>177</text:p>
          </table:table-cell>
          <table:table-cell table:style-name="ce45" table:formula="of:=HEX2DEC([.B71])" office:value-type="float" office:value="178">
            <text:p>178</text:p>
          </table:table-cell>
          <table:table-cell table:style-name="ce45" table:formula="of:=HEX2DEC([.C71])" office:value-type="float" office:value="179">
            <text:p>179</text:p>
          </table:table-cell>
          <table:table-cell table:style-name="ce45" table:formula="of:=HEX2DEC([.D71])" office:value-type="float" office:value="180">
            <text:p>180</text:p>
          </table:table-cell>
          <table:table-cell table:style-name="ce47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48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48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48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54" table:formula="of:=MID(['Charpad Export'.G240];2;2)" office:value-type="string" office:string-value="0b">
            <text:p>0b</text:p>
          </table:table-cell>
          <table:table-cell table:style-name="ce45" table:formula="of:=HEX2DEC([.M71])" office:value-type="float" office:value="11">
            <text:p>11</text:p>
          </table:table-cell>
          <table:table-cell table:style-name="ce45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45" table:formula="of:=HEX2DEC([.P71])" office:value-type="float" office:value="11">
            <text:p>11</text:p>
          </table:table-cell>
          <table:table-cell table:style-name="ce45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7" table:formula="of:=[.M71]" office:value-type="string" office:string-value="0b">
            <text:p>0b</text:p>
          </table:table-cell>
          <table:table-cell table:style-name="ce45" table:formula="of:=HEX2DEC([.S71])" office:value-type="float" office:value="11">
            <text:p>11</text:p>
          </table:table-cell>
          <table:table-cell table:style-name="ce45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59" table:formula="of:=[.M71]" office:value-type="string" office:string-value="0b">
            <text:p>0b</text:p>
          </table:table-cell>
          <table:table-cell table:style-name="ce45" table:formula="of:=HEX2DEC([.V71])" office:value-type="float" office:value="11">
            <text:p>11</text:p>
          </table:table-cell>
          <table:table-cell table:style-name="ce45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1]" office:value-type="string" office:string-value="{gray1}">
            <text:p>{gray1}</text:p>
          </table:table-cell>
          <table:table-cell table:style-name="ce72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1]+[.I71]" office:value-type="float" office:value="49">
            <text:p>49</text:p>
          </table:table-cell>
          <table:table-cell table:style-name="ce72" office:value-type="string">
            <text:p>}</text:p>
          </table:table-cell>
          <table:table-cell table:style-name="ce72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72" table:formula="of:=[.R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1]+[.J71]" office:value-type="float" office:value="50">
            <text:p>50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72" table:formula="of:=[.U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1]+[.K71]" office:value-type="float" office:value="51">
            <text:p>51</text:p>
          </table:table-cell>
          <table:table-cell table:style-name="ce72" office:value-type="string">
            <text:p>}</text:p>
          </table:table-cell>
          <table:table-cell table:style-name="ce72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72" table:formula="of:=[.X7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1]+[.L71]" office:value-type="float" office:value="52">
            <text:p>5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38" table:formula="of:=MID(['Charpad Export'.J226];2;2)" office:value-type="string" office:string-value="b5">
            <text:p>b5</text:p>
          </table:table-cell>
          <table:table-cell table:style-name="ce38" table:formula="of:=MID(['Charpad Export'.K226];2;2)" office:value-type="string" office:string-value="b6">
            <text:p>b6</text:p>
          </table:table-cell>
          <table:table-cell table:style-name="ce38" table:formula="of:=MID(['Charpad Export'.L226];2;2)" office:value-type="string" office:string-value="b7">
            <text:p>b7</text:p>
          </table:table-cell>
          <table:table-cell table:style-name="ce38" table:formula="of:=MID(['Charpad Export'.M226];2;2)" office:value-type="string" office:string-value="b8">
            <text:p>b8</text:p>
          </table:table-cell>
          <table:table-cell table:style-name="ce42" table:formula="of:=HEX2DEC([.A72])" office:value-type="float" office:value="181">
            <text:p>181</text:p>
          </table:table-cell>
          <table:table-cell table:style-name="ce45" table:formula="of:=HEX2DEC([.B72])" office:value-type="float" office:value="182">
            <text:p>182</text:p>
          </table:table-cell>
          <table:table-cell table:style-name="ce45" table:formula="of:=HEX2DEC([.C72])" office:value-type="float" office:value="183">
            <text:p>183</text:p>
          </table:table-cell>
          <table:table-cell table:style-name="ce45" table:formula="of:=HEX2DEC([.D72])" office:value-type="float" office:value="184">
            <text:p>184</text:p>
          </table:table-cell>
          <table:table-cell table:style-name="ce47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48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48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48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53" table:formula="of:=MID(['Charpad Export'.H240];2;2)" office:value-type="string" office:string-value="0b">
            <text:p>0b</text:p>
          </table:table-cell>
          <table:table-cell table:style-name="ce45" table:formula="of:=HEX2DEC([.M72])" office:value-type="float" office:value="11">
            <text:p>11</text:p>
          </table:table-cell>
          <table:table-cell table:style-name="ce45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55" table:formula="of:=[.M72]" office:value-type="string" office:string-value="0b">
            <text:p>0b</text:p>
          </table:table-cell>
          <table:table-cell table:style-name="ce45" table:formula="of:=HEX2DEC([.P72])" office:value-type="float" office:value="11">
            <text:p>11</text:p>
          </table:table-cell>
          <table:table-cell table:style-name="ce45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55" table:formula="of:=[.M72]" office:value-type="string" office:string-value="0b">
            <text:p>0b</text:p>
          </table:table-cell>
          <table:table-cell table:style-name="ce45" table:formula="of:=HEX2DEC([.S72])" office:value-type="float" office:value="11">
            <text:p>11</text:p>
          </table:table-cell>
          <table:table-cell table:style-name="ce45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60" table:formula="of:=[.M72]" office:value-type="string" office:string-value="0b">
            <text:p>0b</text:p>
          </table:table-cell>
          <table:table-cell table:style-name="ce45" table:formula="of:=HEX2DEC([.V72])" office:value-type="float" office:value="11">
            <text:p>11</text:p>
          </table:table-cell>
          <table:table-cell table:style-name="ce45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2]" office:value-type="string" office:string-value="{gray1}">
            <text:p>{gray1}</text:p>
          </table:table-cell>
          <table:table-cell table:style-name="ce72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2]+[.I72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72" table:formula="of:=[.R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2]+[.J72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72" table:formula="of:=[.U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2]+[.K72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72" table:formula="of:=[.X7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2]+[.L72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38" table:formula="of:=MID(['Charpad Export'.N226];2;2)" office:value-type="string" office:string-value="b9">
            <text:p>b9</text:p>
          </table:table-cell>
          <table:table-cell table:style-name="ce38" table:formula="of:=MID(['Charpad Export'.O226];2;2)" office:value-type="string" office:string-value="ba">
            <text:p>ba</text:p>
          </table:table-cell>
          <table:table-cell table:style-name="ce38" table:formula="of:=MID(['Charpad Export'.P226];2;2)" office:value-type="string" office:string-value="bb">
            <text:p>bb</text:p>
          </table:table-cell>
          <table:table-cell table:style-name="ce38" table:formula="of:=MID(['Charpad Export'.Q226];2;2)" office:value-type="string" office:string-value="bc">
            <text:p>bc</text:p>
          </table:table-cell>
          <table:table-cell table:style-name="ce42" table:formula="of:=HEX2DEC([.A73])" office:value-type="float" office:value="185">
            <text:p>185</text:p>
          </table:table-cell>
          <table:table-cell table:style-name="ce45" table:formula="of:=HEX2DEC([.B73])" office:value-type="float" office:value="186">
            <text:p>186</text:p>
          </table:table-cell>
          <table:table-cell table:style-name="ce45" table:formula="of:=HEX2DEC([.C73])" office:value-type="float" office:value="187">
            <text:p>187</text:p>
          </table:table-cell>
          <table:table-cell table:style-name="ce45" table:formula="of:=HEX2DEC([.D73])" office:value-type="float" office:value="188">
            <text:p>188</text:p>
          </table:table-cell>
          <table:table-cell table:style-name="ce47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48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48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48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54" table:formula="of:=MID(['Charpad Export'.I240];2;2)" office:value-type="string" office:string-value="0b">
            <text:p>0b</text:p>
          </table:table-cell>
          <table:table-cell table:style-name="ce45" table:formula="of:=HEX2DEC([.M73])" office:value-type="float" office:value="11">
            <text:p>11</text:p>
          </table:table-cell>
          <table:table-cell table:style-name="ce45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45" table:formula="of:=HEX2DEC([.P73])" office:value-type="float" office:value="11">
            <text:p>11</text:p>
          </table:table-cell>
          <table:table-cell table:style-name="ce45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7" table:formula="of:=[.M73]" office:value-type="string" office:string-value="0b">
            <text:p>0b</text:p>
          </table:table-cell>
          <table:table-cell table:style-name="ce45" table:formula="of:=HEX2DEC([.S73])" office:value-type="float" office:value="11">
            <text:p>11</text:p>
          </table:table-cell>
          <table:table-cell table:style-name="ce45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59" table:formula="of:=[.M73]" office:value-type="string" office:string-value="0b">
            <text:p>0b</text:p>
          </table:table-cell>
          <table:table-cell table:style-name="ce45" table:formula="of:=HEX2DEC([.V73])" office:value-type="float" office:value="11">
            <text:p>11</text:p>
          </table:table-cell>
          <table:table-cell table:style-name="ce45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3]" office:value-type="string" office:string-value="{gray1}">
            <text:p>{gray1}</text:p>
          </table:table-cell>
          <table:table-cell table:style-name="ce72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3]+[.I73]" office:value-type="float" office:value="57">
            <text:p>57</text:p>
          </table:table-cell>
          <table:table-cell table:style-name="ce72" office:value-type="string">
            <text:p>}</text:p>
          </table:table-cell>
          <table:table-cell table:style-name="ce72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72" table:formula="of:=[.R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3]+[.J73]" office:value-type="float" office:value="58">
            <text:p>5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72" table:formula="of:=[.U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3]+[.K73]" office:value-type="float" office:value="59">
            <text:p>59</text:p>
          </table:table-cell>
          <table:table-cell table:style-name="ce72" office:value-type="string">
            <text:p>}</text:p>
          </table:table-cell>
          <table:table-cell table:style-name="ce72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72" table:formula="of:=[.X73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3]+[.L73]" office:value-type="float" office:value="60">
            <text:p>6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36" table:formula="of:=MID(['Charpad Export'.B227];2;2)" office:value-type="string" office:string-value="bd">
            <text:p>bd</text:p>
          </table:table-cell>
          <table:table-cell table:style-name="ce36" table:formula="of:=MID(['Charpad Export'.C227];2;2)" office:value-type="string" office:string-value="be">
            <text:p>be</text:p>
          </table:table-cell>
          <table:table-cell table:style-name="ce36" table:formula="of:=MID(['Charpad Export'.D227];2;2)" office:value-type="string" office:string-value="bf">
            <text:p>bf</text:p>
          </table:table-cell>
          <table:table-cell table:style-name="ce36" table:formula="of:=MID(['Charpad Export'.E227];2;2)" office:value-type="string" office:string-value="c0">
            <text:p>c0</text:p>
          </table:table-cell>
          <table:table-cell table:style-name="ce42" table:formula="of:=HEX2DEC([.A74])" office:value-type="float" office:value="189">
            <text:p>189</text:p>
          </table:table-cell>
          <table:table-cell table:style-name="ce45" table:formula="of:=HEX2DEC([.B74])" office:value-type="float" office:value="190">
            <text:p>190</text:p>
          </table:table-cell>
          <table:table-cell table:style-name="ce45" table:formula="of:=HEX2DEC([.C74])" office:value-type="float" office:value="191">
            <text:p>191</text:p>
          </table:table-cell>
          <table:table-cell table:style-name="ce45" table:formula="of:=HEX2DEC([.D74])" office:value-type="float" office:value="192">
            <text:p>192</text:p>
          </table:table-cell>
          <table:table-cell table:style-name="ce47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48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48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48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0">
            <text:p>0</text:p>
          </table:table-cell>
          <table:table-cell table:style-name="ce53" table:formula="of:=MID(['Charpad Export'.B240];2;2)" office:value-type="string" office:string-value="0d">
            <text:p>0d</text:p>
          </table:table-cell>
          <table:table-cell table:style-name="ce45" table:formula="of:=HEX2DEC([.M74])" office:value-type="float" office:value="13">
            <text:p>13</text:p>
          </table:table-cell>
          <table:table-cell table:style-name="ce45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55" table:formula="of:=[.M74]" office:value-type="string" office:string-value="0d">
            <text:p>0d</text:p>
          </table:table-cell>
          <table:table-cell table:style-name="ce45" table:formula="of:=HEX2DEC([.P74])" office:value-type="float" office:value="13">
            <text:p>13</text:p>
          </table:table-cell>
          <table:table-cell table:style-name="ce45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55" table:formula="of:=[.M74]" office:value-type="string" office:string-value="0d">
            <text:p>0d</text:p>
          </table:table-cell>
          <table:table-cell table:style-name="ce45" table:formula="of:=HEX2DEC([.S74])" office:value-type="float" office:value="13">
            <text:p>13</text:p>
          </table:table-cell>
          <table:table-cell table:style-name="ce45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60" table:formula="of:=[.M74]" office:value-type="string" office:string-value="0d">
            <text:p>0d</text:p>
          </table:table-cell>
          <table:table-cell table:style-name="ce45" table:formula="of:=HEX2DEC([.V74])" office:value-type="float" office:value="13">
            <text:p>13</text:p>
          </table:table-cell>
          <table:table-cell table:style-name="ce45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74]" office:value-type="string" office:string-value="{lt. green}">
            <text:p>{lt. green}</text:p>
          </table:table-cell>
          <table:table-cell table:style-name="ce72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4]+[.I74]" office:value-type="float" office:value="61">
            <text:p>61</text:p>
          </table:table-cell>
          <table:table-cell table:style-name="ce72" office:value-type="string">
            <text:p>}</text:p>
          </table:table-cell>
          <table:table-cell table:style-name="ce72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72" table:formula="of:=[.R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74]+[.J74]" office:value-type="float" office:value="62">
            <text:p>6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72" table:formula="of:=[.U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74]+[.K74]" office:value-type="float" office:value="63">
            <text:p>63</text:p>
          </table:table-cell>
          <table:table-cell table:style-name="ce72" office:value-type="string">
            <text:p>}</text:p>
          </table:table-cell>
          <table:table-cell table:style-name="ce72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72" table:formula="of:=[.X74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74]+[.L74]" office:value-type="float" office:value="192">
            <text:p>19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36" table:formula="of:=MID(['Charpad Export'.F227];2;2)" office:value-type="string" office:string-value="b9">
            <text:p>b9</text:p>
          </table:table-cell>
          <table:table-cell table:style-name="ce36" table:formula="of:=MID(['Charpad Export'.G227];2;2)" office:value-type="string" office:string-value="ba">
            <text:p>ba</text:p>
          </table:table-cell>
          <table:table-cell table:style-name="ce36" table:formula="of:=MID(['Charpad Export'.H227];2;2)" office:value-type="string" office:string-value="bb">
            <text:p>bb</text:p>
          </table:table-cell>
          <table:table-cell table:style-name="ce36" table:formula="of:=MID(['Charpad Export'.I227];2;2)" office:value-type="string" office:string-value="bc">
            <text:p>bc</text:p>
          </table:table-cell>
          <table:table-cell table:style-name="ce42" table:formula="of:=HEX2DEC([.A75])" office:value-type="float" office:value="185">
            <text:p>185</text:p>
          </table:table-cell>
          <table:table-cell table:style-name="ce45" table:formula="of:=HEX2DEC([.B75])" office:value-type="float" office:value="186">
            <text:p>186</text:p>
          </table:table-cell>
          <table:table-cell table:style-name="ce45" table:formula="of:=HEX2DEC([.C75])" office:value-type="float" office:value="187">
            <text:p>187</text:p>
          </table:table-cell>
          <table:table-cell table:style-name="ce45" table:formula="of:=HEX2DEC([.D75])" office:value-type="float" office:value="188">
            <text:p>188</text:p>
          </table:table-cell>
          <table:table-cell table:style-name="ce47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48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48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48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54" table:formula="of:=MID(['Charpad Export'.C240];2;2)" office:value-type="string" office:string-value="0f">
            <text:p>0f</text:p>
          </table:table-cell>
          <table:table-cell table:style-name="ce45" table:formula="of:=HEX2DEC([.M75])" office:value-type="float" office:value="15">
            <text:p>15</text:p>
          </table:table-cell>
          <table:table-cell table:style-name="ce45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57" table:formula="of:=[.M75]" office:value-type="string" office:string-value="0f">
            <text:p>0f</text:p>
          </table:table-cell>
          <table:table-cell table:style-name="ce45" table:formula="of:=HEX2DEC([.P75])" office:value-type="float" office:value="15">
            <text:p>15</text:p>
          </table:table-cell>
          <table:table-cell table:style-name="ce45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57" table:formula="of:=[.M75]" office:value-type="string" office:string-value="0f">
            <text:p>0f</text:p>
          </table:table-cell>
          <table:table-cell table:style-name="ce45" table:formula="of:=HEX2DEC([.S75])" office:value-type="float" office:value="15">
            <text:p>15</text:p>
          </table:table-cell>
          <table:table-cell table:style-name="ce45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59" table:formula="of:=[.M75]" office:value-type="string" office:string-value="0f">
            <text:p>0f</text:p>
          </table:table-cell>
          <table:table-cell table:style-name="ce45" table:formula="of:=HEX2DEC([.V75])" office:value-type="float" office:value="15">
            <text:p>15</text:p>
          </table:table-cell>
          <table:table-cell table:style-name="ce45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6" office:value-type="string">
            <text:p>data"</text:p>
          </table:table-cell>
          <table:table-cell table:style-name="ce72" table:formula="of:=[.O75]" office:value-type="string" office:string-value="{gray3}">
            <text:p>{gray3}</text:p>
          </table:table-cell>
          <table:table-cell table:style-name="ce72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5]+[.I75]" office:value-type="float" office:value="57">
            <text:p>57</text:p>
          </table:table-cell>
          <table:table-cell table:style-name="ce72" office:value-type="string">
            <text:p>}</text:p>
          </table:table-cell>
          <table:table-cell table:style-name="ce72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72" table:formula="of:=[.R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F75]+[.J75]" office:value-type="float" office:value="58">
            <text:p>5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72" table:formula="of:=[.U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G75]+[.K75]" office:value-type="float" office:value="59">
            <text:p>59</text:p>
          </table:table-cell>
          <table:table-cell table:style-name="ce72" office:value-type="string">
            <text:p>}</text:p>
          </table:table-cell>
          <table:table-cell table:style-name="ce72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72" table:formula="of:=[.X75]" office:value-type="string" office:string-value="{gray3}">
            <text:p>{gray3}</text:p>
          </table:table-cell>
          <table:table-cell table:style-name="ce72" office:value-type="string">
            <text:p>{</text:p>
          </table:table-cell>
          <table:table-cell table:style-name="ce72" table:formula="of:=[.H75]+[.L75]" office:value-type="float" office:value="60">
            <text:p>6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36" table:formula="of:=MID(['Charpad Export'.J227];2;2)" office:value-type="string" office:string-value="b5">
            <text:p>b5</text:p>
          </table:table-cell>
          <table:table-cell table:style-name="ce36" table:formula="of:=MID(['Charpad Export'.K227];2;2)" office:value-type="string" office:string-value="b6">
            <text:p>b6</text:p>
          </table:table-cell>
          <table:table-cell table:style-name="ce36" table:formula="of:=MID(['Charpad Export'.L227];2;2)" office:value-type="string" office:string-value="b7">
            <text:p>b7</text:p>
          </table:table-cell>
          <table:table-cell table:style-name="ce36" table:formula="of:=MID(['Charpad Export'.M227];2;2)" office:value-type="string" office:string-value="b8">
            <text:p>b8</text:p>
          </table:table-cell>
          <table:table-cell table:style-name="ce42" table:formula="of:=HEX2DEC([.A76])" office:value-type="float" office:value="181">
            <text:p>181</text:p>
          </table:table-cell>
          <table:table-cell table:style-name="ce45" table:formula="of:=HEX2DEC([.B76])" office:value-type="float" office:value="182">
            <text:p>182</text:p>
          </table:table-cell>
          <table:table-cell table:style-name="ce45" table:formula="of:=HEX2DEC([.C76])" office:value-type="float" office:value="183">
            <text:p>183</text:p>
          </table:table-cell>
          <table:table-cell table:style-name="ce45" table:formula="of:=HEX2DEC([.D76])" office:value-type="float" office:value="184">
            <text:p>184</text:p>
          </table:table-cell>
          <table:table-cell table:style-name="ce47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48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48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48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53" table:formula="of:=MID(['Charpad Export'.D240];2;2)" office:value-type="string" office:string-value="0b">
            <text:p>0b</text:p>
          </table:table-cell>
          <table:table-cell table:style-name="ce45" table:formula="of:=HEX2DEC([.M76])" office:value-type="float" office:value="11">
            <text:p>11</text:p>
          </table:table-cell>
          <table:table-cell table:style-name="ce45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55" table:formula="of:=[.M76]" office:value-type="string" office:string-value="0b">
            <text:p>0b</text:p>
          </table:table-cell>
          <table:table-cell table:style-name="ce45" table:formula="of:=HEX2DEC([.P76])" office:value-type="float" office:value="11">
            <text:p>11</text:p>
          </table:table-cell>
          <table:table-cell table:style-name="ce45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55" table:formula="of:=[.M76]" office:value-type="string" office:string-value="0b">
            <text:p>0b</text:p>
          </table:table-cell>
          <table:table-cell table:style-name="ce45" table:formula="of:=HEX2DEC([.S76])" office:value-type="float" office:value="11">
            <text:p>11</text:p>
          </table:table-cell>
          <table:table-cell table:style-name="ce45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60" table:formula="of:=[.M76]" office:value-type="string" office:string-value="0b">
            <text:p>0b</text:p>
          </table:table-cell>
          <table:table-cell table:style-name="ce45" table:formula="of:=HEX2DEC([.V76])" office:value-type="float" office:value="11">
            <text:p>11</text:p>
          </table:table-cell>
          <table:table-cell table:style-name="ce45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6]" office:value-type="string" office:string-value="{gray1}">
            <text:p>{gray1}</text:p>
          </table:table-cell>
          <table:table-cell table:style-name="ce72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6]+[.I76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72" table:formula="of:=[.R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6]+[.J76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72" table:formula="of:=[.U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6]+[.K76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72" table:formula="of:=[.X76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6]+[.L76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36" table:formula="of:=MID(['Charpad Export'.N227];2;2)" office:value-type="string" office:string-value="b5">
            <text:p>b5</text:p>
          </table:table-cell>
          <table:table-cell table:style-name="ce36" table:formula="of:=MID(['Charpad Export'.O227];2;2)" office:value-type="string" office:string-value="b6">
            <text:p>b6</text:p>
          </table:table-cell>
          <table:table-cell table:style-name="ce36" table:formula="of:=MID(['Charpad Export'.P227];2;2)" office:value-type="string" office:string-value="b7">
            <text:p>b7</text:p>
          </table:table-cell>
          <table:table-cell table:style-name="ce36" table:formula="of:=MID(['Charpad Export'.Q227];2;2)" office:value-type="string" office:string-value="b8">
            <text:p>b8</text:p>
          </table:table-cell>
          <table:table-cell table:style-name="ce42" table:formula="of:=HEX2DEC([.A77])" office:value-type="float" office:value="181">
            <text:p>181</text:p>
          </table:table-cell>
          <table:table-cell table:style-name="ce45" table:formula="of:=HEX2DEC([.B77])" office:value-type="float" office:value="182">
            <text:p>182</text:p>
          </table:table-cell>
          <table:table-cell table:style-name="ce45" table:formula="of:=HEX2DEC([.C77])" office:value-type="float" office:value="183">
            <text:p>183</text:p>
          </table:table-cell>
          <table:table-cell table:style-name="ce45" table:formula="of:=HEX2DEC([.D77])" office:value-type="float" office:value="184">
            <text:p>184</text:p>
          </table:table-cell>
          <table:table-cell table:style-name="ce47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48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48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48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54" table:formula="of:=MID(['Charpad Export'.E240];2;2)" office:value-type="string" office:string-value="0d">
            <text:p>0d</text:p>
          </table:table-cell>
          <table:table-cell table:style-name="ce45" table:formula="of:=HEX2DEC([.M77])" office:value-type="float" office:value="13">
            <text:p>13</text:p>
          </table:table-cell>
          <table:table-cell table:style-name="ce45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57" table:formula="of:=[.M77]" office:value-type="string" office:string-value="0d">
            <text:p>0d</text:p>
          </table:table-cell>
          <table:table-cell table:style-name="ce45" table:formula="of:=HEX2DEC([.P77])" office:value-type="float" office:value="13">
            <text:p>13</text:p>
          </table:table-cell>
          <table:table-cell table:style-name="ce45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57" table:formula="of:=[.M77]" office:value-type="string" office:string-value="0d">
            <text:p>0d</text:p>
          </table:table-cell>
          <table:table-cell table:style-name="ce45" table:formula="of:=HEX2DEC([.S77])" office:value-type="float" office:value="13">
            <text:p>13</text:p>
          </table:table-cell>
          <table:table-cell table:style-name="ce45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59" table:formula="of:=[.M77]" office:value-type="string" office:string-value="0d">
            <text:p>0d</text:p>
          </table:table-cell>
          <table:table-cell table:style-name="ce45" table:formula="of:=HEX2DEC([.V77])" office:value-type="float" office:value="13">
            <text:p>13</text:p>
          </table:table-cell>
          <table:table-cell table:style-name="ce45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6" office:value-type="string">
            <text:p>data"</text:p>
          </table:table-cell>
          <table:table-cell table:style-name="ce72" table:formula="of:=[.O77]" office:value-type="string" office:string-value="{lt. green}">
            <text:p>{lt. green}</text:p>
          </table:table-cell>
          <table:table-cell table:style-name="ce72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7]+[.I77]" office:value-type="float" office:value="53">
            <text:p>53</text:p>
          </table:table-cell>
          <table:table-cell table:style-name="ce72" office:value-type="string">
            <text:p>}</text:p>
          </table:table-cell>
          <table:table-cell table:style-name="ce72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72" table:formula="of:=[.R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F77]+[.J77]" office:value-type="float" office:value="54">
            <text:p>5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72" table:formula="of:=[.U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G77]+[.K77]" office:value-type="float" office:value="55">
            <text:p>55</text:p>
          </table:table-cell>
          <table:table-cell table:style-name="ce72" office:value-type="string">
            <text:p>}</text:p>
          </table:table-cell>
          <table:table-cell table:style-name="ce72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72" table:formula="of:=[.X77]" office:value-type="string" office:string-value="{lt. green}">
            <text:p>{lt. green}</text:p>
          </table:table-cell>
          <table:table-cell table:style-name="ce72" office:value-type="string">
            <text:p>{</text:p>
          </table:table-cell>
          <table:table-cell table:style-name="ce72" table:formula="of:=[.H77]+[.L77]" office:value-type="float" office:value="56">
            <text:p>5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38" table:formula="of:=MID(['Charpad Export'.B228];2;2)" office:value-type="string" office:string-value="c1">
            <text:p>c1</text:p>
          </table:table-cell>
          <table:table-cell table:style-name="ce38" table:formula="of:=MID(['Charpad Export'.C228];2;2)" office:value-type="string" office:string-value="c2">
            <text:p>c2</text:p>
          </table:table-cell>
          <table:table-cell table:style-name="ce38" table:formula="of:=MID(['Charpad Export'.D228];2;2)" office:value-type="string" office:string-value="c3">
            <text:p>c3</text:p>
          </table:table-cell>
          <table:table-cell table:style-name="ce38" table:formula="of:=MID(['Charpad Export'.E228];2;2)" office:value-type="string" office:string-value="c4">
            <text:p>c4</text:p>
          </table:table-cell>
          <table:table-cell table:style-name="ce42" table:formula="of:=HEX2DEC([.A78])" office:value-type="float" office:value="193">
            <text:p>193</text:p>
          </table:table-cell>
          <table:table-cell table:style-name="ce45" table:formula="of:=HEX2DEC([.B78])" office:value-type="float" office:value="194">
            <text:p>194</text:p>
          </table:table-cell>
          <table:table-cell table:style-name="ce45" table:formula="of:=HEX2DEC([.C78])" office:value-type="float" office:value="195">
            <text:p>195</text:p>
          </table:table-cell>
          <table:table-cell table:style-name="ce45" table:formula="of:=HEX2DEC([.D78])" office:value-type="float" office:value="196">
            <text:p>196</text:p>
          </table:table-cell>
          <table:table-cell table:style-name="ce47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48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48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48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53" table:formula="of:=MID(['Charpad Export'.F240];2;2)" office:value-type="string" office:string-value="0b">
            <text:p>0b</text:p>
          </table:table-cell>
          <table:table-cell table:style-name="ce45" table:formula="of:=HEX2DEC([.M78])" office:value-type="float" office:value="11">
            <text:p>11</text:p>
          </table:table-cell>
          <table:table-cell table:style-name="ce45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55" table:formula="of:=[.M78]" office:value-type="string" office:string-value="0b">
            <text:p>0b</text:p>
          </table:table-cell>
          <table:table-cell table:style-name="ce45" table:formula="of:=HEX2DEC([.P78])" office:value-type="float" office:value="11">
            <text:p>11</text:p>
          </table:table-cell>
          <table:table-cell table:style-name="ce45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55" table:formula="of:=[.M78]" office:value-type="string" office:string-value="0b">
            <text:p>0b</text:p>
          </table:table-cell>
          <table:table-cell table:style-name="ce45" table:formula="of:=HEX2DEC([.S78])" office:value-type="float" office:value="11">
            <text:p>11</text:p>
          </table:table-cell>
          <table:table-cell table:style-name="ce45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60" table:formula="of:=[.M78]" office:value-type="string" office:string-value="0b">
            <text:p>0b</text:p>
          </table:table-cell>
          <table:table-cell table:style-name="ce45" table:formula="of:=HEX2DEC([.V78])" office:value-type="float" office:value="11">
            <text:p>11</text:p>
          </table:table-cell>
          <table:table-cell table:style-name="ce45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8]" office:value-type="string" office:string-value="{gray1}">
            <text:p>{gray1}</text:p>
          </table:table-cell>
          <table:table-cell table:style-name="ce72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8]+[.I78]" office:value-type="float" office:value="193">
            <text:p>193</text:p>
          </table:table-cell>
          <table:table-cell table:style-name="ce72" office:value-type="string">
            <text:p>}</text:p>
          </table:table-cell>
          <table:table-cell table:style-name="ce72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72" table:formula="of:=[.R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8]+[.J78]" office:value-type="float" office:value="194">
            <text:p>194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72" table:formula="of:=[.U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8]+[.K78]" office:value-type="float" office:value="195">
            <text:p>195</text:p>
          </table:table-cell>
          <table:table-cell table:style-name="ce72" office:value-type="string">
            <text:p>}</text:p>
          </table:table-cell>
          <table:table-cell table:style-name="ce72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72" table:formula="of:=[.X78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8]+[.L78]" office:value-type="float" office:value="196">
            <text:p>196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38" table:formula="of:=MID(['Charpad Export'.F228];2;2)" office:value-type="string" office:string-value="c5">
            <text:p>c5</text:p>
          </table:table-cell>
          <table:table-cell table:style-name="ce38" table:formula="of:=MID(['Charpad Export'.G228];2;2)" office:value-type="string" office:string-value="c6">
            <text:p>c6</text:p>
          </table:table-cell>
          <table:table-cell table:style-name="ce38" table:formula="of:=MID(['Charpad Export'.H228];2;2)" office:value-type="string" office:string-value="c7">
            <text:p>c7</text:p>
          </table:table-cell>
          <table:table-cell table:style-name="ce38" table:formula="of:=MID(['Charpad Export'.I228];2;2)" office:value-type="string" office:string-value="c8">
            <text:p>c8</text:p>
          </table:table-cell>
          <table:table-cell table:style-name="ce42" table:formula="of:=HEX2DEC([.A79])" office:value-type="float" office:value="197">
            <text:p>197</text:p>
          </table:table-cell>
          <table:table-cell table:style-name="ce45" table:formula="of:=HEX2DEC([.B79])" office:value-type="float" office:value="198">
            <text:p>198</text:p>
          </table:table-cell>
          <table:table-cell table:style-name="ce45" table:formula="of:=HEX2DEC([.C79])" office:value-type="float" office:value="199">
            <text:p>199</text:p>
          </table:table-cell>
          <table:table-cell table:style-name="ce45" table:formula="of:=HEX2DEC([.D79])" office:value-type="float" office:value="200">
            <text:p>200</text:p>
          </table:table-cell>
          <table:table-cell table:style-name="ce47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48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48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48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54" table:formula="of:=MID(['Charpad Export'.G240];2;2)" office:value-type="string" office:string-value="0b">
            <text:p>0b</text:p>
          </table:table-cell>
          <table:table-cell table:style-name="ce45" table:formula="of:=HEX2DEC([.M79])" office:value-type="float" office:value="11">
            <text:p>11</text:p>
          </table:table-cell>
          <table:table-cell table:style-name="ce45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57" table:formula="of:=[.M79]" office:value-type="string" office:string-value="0b">
            <text:p>0b</text:p>
          </table:table-cell>
          <table:table-cell table:style-name="ce45" table:formula="of:=HEX2DEC([.P79])" office:value-type="float" office:value="11">
            <text:p>11</text:p>
          </table:table-cell>
          <table:table-cell table:style-name="ce45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57" table:formula="of:=[.M79]" office:value-type="string" office:string-value="0b">
            <text:p>0b</text:p>
          </table:table-cell>
          <table:table-cell table:style-name="ce45" table:formula="of:=HEX2DEC([.S79])" office:value-type="float" office:value="11">
            <text:p>11</text:p>
          </table:table-cell>
          <table:table-cell table:style-name="ce45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59" table:formula="of:=[.M79]" office:value-type="string" office:string-value="0b">
            <text:p>0b</text:p>
          </table:table-cell>
          <table:table-cell table:style-name="ce45" table:formula="of:=HEX2DEC([.V79])" office:value-type="float" office:value="11">
            <text:p>11</text:p>
          </table:table-cell>
          <table:table-cell table:style-name="ce45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79]" office:value-type="string" office:string-value="{gray1}">
            <text:p>{gray1}</text:p>
          </table:table-cell>
          <table:table-cell table:style-name="ce72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72" office:value-type="string">
            <text:p>{</text:p>
          </table:table-cell>
          <table:table-cell table:style-name="ce72" table:formula="of:=[.E79]+[.I79]" office:value-type="float" office:value="197">
            <text:p>197</text:p>
          </table:table-cell>
          <table:table-cell table:style-name="ce72" office:value-type="string">
            <text:p>}</text:p>
          </table:table-cell>
          <table:table-cell table:style-name="ce72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72" table:formula="of:=[.R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79]+[.J79]" office:value-type="float" office:value="198">
            <text:p>198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72" table:formula="of:=[.U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79]+[.K79]" office:value-type="float" office:value="199">
            <text:p>199</text:p>
          </table:table-cell>
          <table:table-cell table:style-name="ce72" office:value-type="string">
            <text:p>}</text:p>
          </table:table-cell>
          <table:table-cell table:style-name="ce72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72" table:formula="of:=[.X79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79]+[.L79]" office:value-type="float" office:value="200">
            <text:p>200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38" table:formula="of:=MID(['Charpad Export'.J228];2;2)" office:value-type="string" office:string-value="20">
            <text:p>20</text:p>
          </table:table-cell>
          <table:table-cell table:style-name="ce38" table:formula="of:=MID(['Charpad Export'.K228];2;2)" office:value-type="string" office:string-value="20">
            <text:p>20</text:p>
          </table:table-cell>
          <table:table-cell table:style-name="ce38" table:formula="of:=MID(['Charpad Export'.L228];2;2)" office:value-type="string" office:string-value="20">
            <text:p>20</text:p>
          </table:table-cell>
          <table:table-cell table:style-name="ce38" table:formula="of:=MID(['Charpad Export'.M228];2;2)" office:value-type="string" office:string-value="20">
            <text:p>20</text:p>
          </table:table-cell>
          <table:table-cell table:style-name="ce42" table:formula="of:=HEX2DEC([.A80])" office:value-type="float" office:value="32">
            <text:p>32</text:p>
          </table:table-cell>
          <table:table-cell table:style-name="ce45" table:formula="of:=HEX2DEC([.B80])" office:value-type="float" office:value="32">
            <text:p>32</text:p>
          </table:table-cell>
          <table:table-cell table:style-name="ce45" table:formula="of:=HEX2DEC([.C80])" office:value-type="float" office:value="32">
            <text:p>32</text:p>
          </table:table-cell>
          <table:table-cell table:style-name="ce45" table:formula="of:=HEX2DEC([.D80])" office:value-type="float" office:value="32">
            <text:p>32</text:p>
          </table:table-cell>
          <table:table-cell table:style-name="ce47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48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48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48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53" table:formula="of:=MID(['Charpad Export'.H240];2;2)" office:value-type="string" office:string-value="0b">
            <text:p>0b</text:p>
          </table:table-cell>
          <table:table-cell table:style-name="ce45" table:formula="of:=HEX2DEC([.M80])" office:value-type="float" office:value="11">
            <text:p>11</text:p>
          </table:table-cell>
          <table:table-cell table:style-name="ce45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55" table:formula="of:=[.M80]" office:value-type="string" office:string-value="0b">
            <text:p>0b</text:p>
          </table:table-cell>
          <table:table-cell table:style-name="ce45" table:formula="of:=HEX2DEC([.P80])" office:value-type="float" office:value="11">
            <text:p>11</text:p>
          </table:table-cell>
          <table:table-cell table:style-name="ce45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55" table:formula="of:=[.M80]" office:value-type="string" office:string-value="0b">
            <text:p>0b</text:p>
          </table:table-cell>
          <table:table-cell table:style-name="ce45" table:formula="of:=HEX2DEC([.S80])" office:value-type="float" office:value="11">
            <text:p>11</text:p>
          </table:table-cell>
          <table:table-cell table:style-name="ce45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60" table:formula="of:=[.M80]" office:value-type="string" office:string-value="0b">
            <text:p>0b</text:p>
          </table:table-cell>
          <table:table-cell table:style-name="ce45" table:formula="of:=HEX2DEC([.V80])" office:value-type="float" office:value="11">
            <text:p>11</text:p>
          </table:table-cell>
          <table:table-cell table:style-name="ce45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80]" office:value-type="string" office:string-value="{gray1}">
            <text:p>{gray1}</text:p>
          </table:table-cell>
          <table:table-cell table:style-name="ce72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80]+[.I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72" table:formula="of:=[.R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80]+[.J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72" table:formula="of:=[.U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80]+[.K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72" table:formula="of:=[.X80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80]+[.L80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38" table:formula="of:=MID(['Charpad Export'.N228];2;2)" office:value-type="string" office:string-value="20">
            <text:p>20</text:p>
          </table:table-cell>
          <table:table-cell table:style-name="ce38" table:formula="of:=MID(['Charpad Export'.O228];2;2)" office:value-type="string" office:string-value="20">
            <text:p>20</text:p>
          </table:table-cell>
          <table:table-cell table:style-name="ce38" table:formula="of:=MID(['Charpad Export'.P228];2;2)" office:value-type="string" office:string-value="20">
            <text:p>20</text:p>
          </table:table-cell>
          <table:table-cell table:style-name="ce38" table:formula="of:=MID(['Charpad Export'.Q228];2;2)" office:value-type="string" office:string-value="20">
            <text:p>20</text:p>
          </table:table-cell>
          <table:table-cell table:style-name="ce42" table:formula="of:=HEX2DEC([.A81])" office:value-type="float" office:value="32">
            <text:p>32</text:p>
          </table:table-cell>
          <table:table-cell table:style-name="ce45" table:formula="of:=HEX2DEC([.B81])" office:value-type="float" office:value="32">
            <text:p>32</text:p>
          </table:table-cell>
          <table:table-cell table:style-name="ce45" table:formula="of:=HEX2DEC([.C81])" office:value-type="float" office:value="32">
            <text:p>32</text:p>
          </table:table-cell>
          <table:table-cell table:style-name="ce45" table:formula="of:=HEX2DEC([.D81])" office:value-type="float" office:value="32">
            <text:p>32</text:p>
          </table:table-cell>
          <table:table-cell table:style-name="ce47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48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48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48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54" table:formula="of:=MID(['Charpad Export'.I240];2;2)" office:value-type="string" office:string-value="0b">
            <text:p>0b</text:p>
          </table:table-cell>
          <table:table-cell table:style-name="ce45" table:formula="of:=HEX2DEC([.M81])" office:value-type="float" office:value="11">
            <text:p>11</text:p>
          </table:table-cell>
          <table:table-cell table:style-name="ce45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57" table:formula="of:=[.M81]" office:value-type="string" office:string-value="0b">
            <text:p>0b</text:p>
          </table:table-cell>
          <table:table-cell table:style-name="ce45" table:formula="of:=HEX2DEC([.P81])" office:value-type="float" office:value="11">
            <text:p>11</text:p>
          </table:table-cell>
          <table:table-cell table:style-name="ce45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57" table:formula="of:=[.M81]" office:value-type="string" office:string-value="0b">
            <text:p>0b</text:p>
          </table:table-cell>
          <table:table-cell table:style-name="ce45" table:formula="of:=HEX2DEC([.S81])" office:value-type="float" office:value="11">
            <text:p>11</text:p>
          </table:table-cell>
          <table:table-cell table:style-name="ce45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59" table:formula="of:=[.M81]" office:value-type="string" office:string-value="0b">
            <text:p>0b</text:p>
          </table:table-cell>
          <table:table-cell table:style-name="ce45" table:formula="of:=HEX2DEC([.V81])" office:value-type="float" office:value="11">
            <text:p>11</text:p>
          </table:table-cell>
          <table:table-cell table:style-name="ce45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81]" office:value-type="string" office:string-value="{gray1}">
            <text:p>{gray1}</text:p>
          </table:table-cell>
          <table:table-cell table:style-name="ce72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81]+[.I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72" table:formula="of:=[.R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81]+[.J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72" table:formula="of:=[.U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81]+[.K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72" table:formula="of:=[.X8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81]+[.L8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2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5"/>
          <table:table-cell table:number-columns-repeated="41"/>
        </table:table-row>
        <table:table-row table:style-name="ro1" table:number-rows-repeated="1048493">
          <table:table-cell table:number-columns-repeated="54"/>
        </table:table-row>
        <table:table-row table:style-name="ro1">
          <table:table-cell table:number-columns-repeated="54"/>
        </table:table-row>
      </table:table>
      <table:table table:name="Data Map" table:style-name="ta1" table:print="false">
        <table:table-column table:style-name="co24" table:default-cell-style-name="Default"/>
        <table:table-column table:style-name="co25" table:number-columns-repeated="15" table:default-cell-style-name="Default"/>
        <table:table-column table:style-name="co26" table:default-cell-style-name="Default"/>
        <table:table-column table:style-name="co25" table:number-columns-repeated="4" table:default-cell-style-name="Default"/>
        <table:table-column table:style-name="co3" table:default-cell-style-name="ce9"/>
        <table:table-column table:style-name="co3" table:number-columns-repeated="1002" table:default-cell-style-name="Default"/>
        <table:table-row table:style-name="ro1"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9">
            <text:p>19</text:p>
          </table:table-cell>
          <table:table-cell/>
          <table:table-cell table:style-name="ce9"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B251]" office:value-type="float" office:value="0">
            <text:p>0</text:p>
          </table:table-cell>
          <table:table-cell table:formula="of:=['Charpad Export'.C251]" office:value-type="float" office:value="0">
            <text:p>0</text:p>
          </table:table-cell>
          <table:table-cell table:formula="of:=['Charpad Export'.D251]" office:value-type="float" office:value="0">
            <text:p>0</text:p>
          </table:table-cell>
          <table:table-cell table:formula="of:=['Charpad Export'.E251]" office:value-type="float" office:value="0">
            <text:p>0</text:p>
          </table:table-cell>
          <table:table-cell table:formula="of:=['Charpad Export'.F251]" office:value-type="float" office:value="0">
            <text:p>0</text:p>
          </table:table-cell>
          <table:table-cell table:formula="of:=['Charpad Export'.G251]" office:value-type="float" office:value="0">
            <text:p>0</text:p>
          </table:table-cell>
          <table:table-cell table:formula="of:=['Charpad Export'.H251]" office:value-type="float" office:value="0">
            <text:p>0</text:p>
          </table:table-cell>
          <table:table-cell table:formula="of:=['Charpad Export'.I251]" office:value-type="float" office:value="0">
            <text:p>0</text:p>
          </table:table-cell>
          <table:table-cell table:formula="of:=['Charpad Export'.J251]" office:value-type="float" office:value="0">
            <text:p>0</text:p>
          </table:table-cell>
          <table:table-cell table:formula="of:=['Charpad Export'.K251]" office:value-type="float" office:value="0">
            <text:p>0</text:p>
          </table:table-cell>
          <table:table-cell table:formula="of:=['Charpad Export'.L251]" office:value-type="float" office:value="0">
            <text:p>0</text:p>
          </table:table-cell>
          <table:table-cell table:formula="of:=['Charpad Export'.M251]" office:value-type="float" office:value="0">
            <text:p>0</text:p>
          </table:table-cell>
          <table:table-cell table:formula="of:=['Charpad Export'.N251]" office:value-type="float" office:value="0">
            <text:p>0</text:p>
          </table:table-cell>
          <table:table-cell table:formula="of:=['Charpad Export'.O251]" office:value-type="float" office:value="0">
            <text:p>0</text:p>
          </table:table-cell>
          <table:table-cell table:formula="of:=['Charpad Export'.P251]" office:value-type="float" office:value="0">
            <text:p>0</text:p>
          </table:table-cell>
          <table:table-cell table:formula="of:=['Charpad Export'.Q251]" office:value-type="float" office:value="0">
            <text:p>0</text:p>
          </table:table-cell>
          <table:table-cell table:formula="of:=['Charpad Export'.B252]" office:value-type="float" office:value="0">
            <text:p>0</text:p>
          </table:table-cell>
          <table:table-cell table:formula="of:=['Charpad Export'.C252]" office:value-type="float" office:value="0">
            <text:p>0</text:p>
          </table:table-cell>
          <table:table-cell table:formula="of:=['Charpad Export'.D252]" office:value-type="float" office:value="0">
            <text:p>0</text:p>
          </table:table-cell>
          <table:table-cell table:formula="of:=['Charpad Export'.E252]" office:value-type="float" office:value="0">
            <text:p>0</text:p>
          </table:table-cell>
          <table:table-cell office:value-type="string">
            <text:p>: rem 00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F252]" office:value-type="float" office:value="0">
            <text:p>0</text:p>
          </table:table-cell>
          <table:table-cell table:formula="of:=['Charpad Export'.G252]" office:value-type="float" office:value="0">
            <text:p>0</text:p>
          </table:table-cell>
          <table:table-cell table:formula="of:=['Charpad Export'.H252]" office:value-type="float" office:value="0">
            <text:p>0</text:p>
          </table:table-cell>
          <table:table-cell table:formula="of:=['Charpad Export'.I252]" office:value-type="float" office:value="0">
            <text:p>0</text:p>
          </table:table-cell>
          <table:table-cell table:formula="of:=['Charpad Export'.J252]" office:value-type="float" office:value="0">
            <text:p>0</text:p>
          </table:table-cell>
          <table:table-cell table:formula="of:=['Charpad Export'.K252]" office:value-type="float" office:value="0">
            <text:p>0</text:p>
          </table:table-cell>
          <table:table-cell table:formula="of:=['Charpad Export'.L252]" office:value-type="float" office:value="0">
            <text:p>0</text:p>
          </table:table-cell>
          <table:table-cell table:formula="of:=['Charpad Export'.M252]" office:value-type="float" office:value="0">
            <text:p>0</text:p>
          </table:table-cell>
          <table:table-cell table:formula="of:=['Charpad Export'.N252]" office:value-type="float" office:value="0">
            <text:p>0</text:p>
          </table:table-cell>
          <table:table-cell table:formula="of:=['Charpad Export'.O252]" office:value-type="float" office:value="0">
            <text:p>0</text:p>
          </table:table-cell>
          <table:table-cell table:formula="of:=['Charpad Export'.P252]" office:value-type="float" office:value="0">
            <text:p>0</text:p>
          </table:table-cell>
          <table:table-cell table:formula="of:=['Charpad Export'.Q252]" office:value-type="float" office:value="0">
            <text:p>0</text:p>
          </table:table-cell>
          <table:table-cell table:formula="of:=['Charpad Export'.B253]" office:value-type="float" office:value="0">
            <text:p>0</text:p>
          </table:table-cell>
          <table:table-cell table:formula="of:=['Charpad Export'.C253]" office:value-type="float" office:value="0">
            <text:p>0</text:p>
          </table:table-cell>
          <table:table-cell table:formula="of:=['Charpad Export'.D253]" office:value-type="float" office:value="0">
            <text:p>0</text:p>
          </table:table-cell>
          <table:table-cell table:formula="of:=['Charpad Export'.E253]" office:value-type="float" office:value="0">
            <text:p>0</text:p>
          </table:table-cell>
          <table:table-cell table:formula="of:=['Charpad Export'.F253]" office:value-type="float" office:value="0">
            <text:p>0</text:p>
          </table:table-cell>
          <table:table-cell table:formula="of:=['Charpad Export'.G253]" office:value-type="float" office:value="0">
            <text:p>0</text:p>
          </table:table-cell>
          <table:table-cell table:formula="of:=['Charpad Export'.H253]" office:value-type="float" office:value="0">
            <text:p>0</text:p>
          </table:table-cell>
          <table:table-cell table:formula="of:=['Charpad Export'.I253]" office:value-type="float" office:value="0">
            <text:p>0</text:p>
          </table:table-cell>
          <table:table-cell office:value-type="string">
            <text:p>: rem 01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J253]" office:value-type="float" office:value="0">
            <text:p>0</text:p>
          </table:table-cell>
          <table:table-cell table:formula="of:=['Charpad Export'.K253]" office:value-type="float" office:value="0">
            <text:p>0</text:p>
          </table:table-cell>
          <table:table-cell table:formula="of:=['Charpad Export'.L253]" office:value-type="float" office:value="0">
            <text:p>0</text:p>
          </table:table-cell>
          <table:table-cell table:formula="of:=['Charpad Export'.M253]" office:value-type="float" office:value="0">
            <text:p>0</text:p>
          </table:table-cell>
          <table:table-cell table:formula="of:=['Charpad Export'.N253]" office:value-type="float" office:value="0">
            <text:p>0</text:p>
          </table:table-cell>
          <table:table-cell table:formula="of:=['Charpad Export'.O253]" office:value-type="float" office:value="0">
            <text:p>0</text:p>
          </table:table-cell>
          <table:table-cell table:formula="of:=['Charpad Export'.P253]" office:value-type="float" office:value="0">
            <text:p>0</text:p>
          </table:table-cell>
          <table:table-cell table:formula="of:=['Charpad Export'.Q253]" office:value-type="float" office:value="0">
            <text:p>0</text:p>
          </table:table-cell>
          <table:table-cell table:formula="of:=['Charpad Export'.B254]" office:value-type="float" office:value="0">
            <text:p>0</text:p>
          </table:table-cell>
          <table:table-cell table:formula="of:=['Charpad Export'.C254]" office:value-type="float" office:value="0">
            <text:p>0</text:p>
          </table:table-cell>
          <table:table-cell table:formula="of:=['Charpad Export'.D254]" office:value-type="float" office:value="0">
            <text:p>0</text:p>
          </table:table-cell>
          <table:table-cell table:formula="of:=['Charpad Export'.E254]" office:value-type="float" office:value="0">
            <text:p>0</text:p>
          </table:table-cell>
          <table:table-cell table:formula="of:=['Charpad Export'.F254]" office:value-type="float" office:value="0">
            <text:p>0</text:p>
          </table:table-cell>
          <table:table-cell table:formula="of:=['Charpad Export'.G254]" office:value-type="float" office:value="0">
            <text:p>0</text:p>
          </table:table-cell>
          <table:table-cell table:formula="of:=['Charpad Export'.H254]" office:value-type="float" office:value="0">
            <text:p>0</text:p>
          </table:table-cell>
          <table:table-cell table:formula="of:=['Charpad Export'.I254]" office:value-type="float" office:value="0">
            <text:p>0</text:p>
          </table:table-cell>
          <table:table-cell table:formula="of:=['Charpad Export'.J254]" office:value-type="float" office:value="0">
            <text:p>0</text:p>
          </table:table-cell>
          <table:table-cell table:formula="of:=['Charpad Export'.K254]" office:value-type="float" office:value="0">
            <text:p>0</text:p>
          </table:table-cell>
          <table:table-cell table:formula="of:=['Charpad Export'.L254]" office:value-type="float" office:value="0">
            <text:p>0</text:p>
          </table:table-cell>
          <table:table-cell table:formula="of:=['Charpad Export'.M254]" office:value-type="float" office:value="0">
            <text:p>0</text:p>
          </table:table-cell>
          <table:table-cell office:value-type="string">
            <text:p>: rem 02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N254]" office:value-type="float" office:value="0">
            <text:p>0</text:p>
          </table:table-cell>
          <table:table-cell table:formula="of:=['Charpad Export'.O254]" office:value-type="float" office:value="0">
            <text:p>0</text:p>
          </table:table-cell>
          <table:table-cell table:formula="of:=['Charpad Export'.P254]" office:value-type="float" office:value="0">
            <text:p>0</text:p>
          </table:table-cell>
          <table:table-cell table:formula="of:=['Charpad Export'.Q254]" office:value-type="float" office:value="0">
            <text:p>0</text:p>
          </table:table-cell>
          <table:table-cell table:formula="of:=['Charpad Export'.B255]" office:value-type="float" office:value="0">
            <text:p>0</text:p>
          </table:table-cell>
          <table:table-cell table:formula="of:=['Charpad Export'.C255]" office:value-type="float" office:value="0">
            <text:p>0</text:p>
          </table:table-cell>
          <table:table-cell table:formula="of:=['Charpad Export'.D255]" office:value-type="float" office:value="0">
            <text:p>0</text:p>
          </table:table-cell>
          <table:table-cell table:formula="of:=['Charpad Export'.E255]" office:value-type="float" office:value="0">
            <text:p>0</text:p>
          </table:table-cell>
          <table:table-cell table:formula="of:=['Charpad Export'.F255]" office:value-type="float" office:value="0">
            <text:p>0</text:p>
          </table:table-cell>
          <table:table-cell table:formula="of:=['Charpad Export'.G255]" office:value-type="float" office:value="0">
            <text:p>0</text:p>
          </table:table-cell>
          <table:table-cell table:formula="of:=['Charpad Export'.H255]" office:value-type="float" office:value="0">
            <text:p>0</text:p>
          </table:table-cell>
          <table:table-cell table:formula="of:=['Charpad Export'.I255]" office:value-type="float" office:value="0">
            <text:p>0</text:p>
          </table:table-cell>
          <table:table-cell table:formula="of:=['Charpad Export'.J255]" office:value-type="float" office:value="0">
            <text:p>0</text:p>
          </table:table-cell>
          <table:table-cell table:formula="of:=['Charpad Export'.K255]" office:value-type="float" office:value="0">
            <text:p>0</text:p>
          </table:table-cell>
          <table:table-cell table:formula="of:=['Charpad Export'.L255]" office:value-type="float" office:value="0">
            <text:p>0</text:p>
          </table:table-cell>
          <table:table-cell table:formula="of:=['Charpad Export'.M255]" office:value-type="float" office:value="0">
            <text:p>0</text:p>
          </table:table-cell>
          <table:table-cell table:formula="of:=['Charpad Export'.N255]" office:value-type="float" office:value="0">
            <text:p>0</text:p>
          </table:table-cell>
          <table:table-cell table:formula="of:=['Charpad Export'.O255]" office:value-type="float" office:value="0">
            <text:p>0</text:p>
          </table:table-cell>
          <table:table-cell table:formula="of:=['Charpad Export'.P255]" office:value-type="float" office:value="0">
            <text:p>0</text:p>
          </table:table-cell>
          <table:table-cell table:formula="of:=['Charpad Export'.Q255]" office:value-type="float" office:value="0">
            <text:p>0</text:p>
          </table:table-cell>
          <table:table-cell office:value-type="string">
            <text:p>: rem 03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B256]" office:value-type="float" office:value="0">
            <text:p>0</text:p>
          </table:table-cell>
          <table:table-cell table:formula="of:=['Charpad Export'.C256]" office:value-type="float" office:value="0">
            <text:p>0</text:p>
          </table:table-cell>
          <table:table-cell table:formula="of:=['Charpad Export'.D256]" office:value-type="float" office:value="0">
            <text:p>0</text:p>
          </table:table-cell>
          <table:table-cell table:formula="of:=['Charpad Export'.E256]" office:value-type="float" office:value="0">
            <text:p>0</text:p>
          </table:table-cell>
          <table:table-cell table:formula="of:=['Charpad Export'.F256]" office:value-type="float" office:value="0">
            <text:p>0</text:p>
          </table:table-cell>
          <table:table-cell table:formula="of:=['Charpad Export'.G256]" office:value-type="float" office:value="0">
            <text:p>0</text:p>
          </table:table-cell>
          <table:table-cell table:formula="of:=['Charpad Export'.H256]" office:value-type="float" office:value="0">
            <text:p>0</text:p>
          </table:table-cell>
          <table:table-cell table:formula="of:=['Charpad Export'.I256]" office:value-type="float" office:value="0">
            <text:p>0</text:p>
          </table:table-cell>
          <table:table-cell table:formula="of:=['Charpad Export'.J256]" office:value-type="float" office:value="0">
            <text:p>0</text:p>
          </table:table-cell>
          <table:table-cell table:formula="of:=['Charpad Export'.K256]" office:value-type="float" office:value="0">
            <text:p>0</text:p>
          </table:table-cell>
          <table:table-cell table:formula="of:=['Charpad Export'.L256]" office:value-type="float" office:value="0">
            <text:p>0</text:p>
          </table:table-cell>
          <table:table-cell table:formula="of:=['Charpad Export'.M256]" office:value-type="float" office:value="0">
            <text:p>0</text:p>
          </table:table-cell>
          <table:table-cell table:formula="of:=['Charpad Export'.N256]" office:value-type="float" office:value="0">
            <text:p>0</text:p>
          </table:table-cell>
          <table:table-cell table:formula="of:=['Charpad Export'.O256]" office:value-type="float" office:value="0">
            <text:p>0</text:p>
          </table:table-cell>
          <table:table-cell table:formula="of:=['Charpad Export'.P256]" office:value-type="float" office:value="0">
            <text:p>0</text:p>
          </table:table-cell>
          <table:table-cell table:formula="of:=['Charpad Export'.Q256]" office:value-type="float" office:value="0">
            <text:p>0</text:p>
          </table:table-cell>
          <table:table-cell table:formula="of:=['Charpad Export'.B257]" office:value-type="float" office:value="0">
            <text:p>0</text:p>
          </table:table-cell>
          <table:table-cell table:formula="of:=['Charpad Export'.C257]" office:value-type="float" office:value="0">
            <text:p>0</text:p>
          </table:table-cell>
          <table:table-cell table:formula="of:=['Charpad Export'.D257]" office:value-type="float" office:value="0">
            <text:p>0</text:p>
          </table:table-cell>
          <table:table-cell table:formula="of:=['Charpad Export'.E257]" office:value-type="float" office:value="0">
            <text:p>0</text:p>
          </table:table-cell>
          <table:table-cell office:value-type="string">
            <text:p>: rem 04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F257]" office:value-type="float" office:value="0">
            <text:p>0</text:p>
          </table:table-cell>
          <table:table-cell table:formula="of:=['Charpad Export'.G257]" office:value-type="float" office:value="0">
            <text:p>0</text:p>
          </table:table-cell>
          <table:table-cell table:formula="of:=['Charpad Export'.H257]" office:value-type="float" office:value="0">
            <text:p>0</text:p>
          </table:table-cell>
          <table:table-cell table:formula="of:=['Charpad Export'.I257]" office:value-type="float" office:value="0">
            <text:p>0</text:p>
          </table:table-cell>
          <table:table-cell table:formula="of:=['Charpad Export'.J257]" office:value-type="float" office:value="0">
            <text:p>0</text:p>
          </table:table-cell>
          <table:table-cell table:formula="of:=['Charpad Export'.K257]" office:value-type="float" office:value="0">
            <text:p>0</text:p>
          </table:table-cell>
          <table:table-cell table:formula="of:=['Charpad Export'.L257]" office:value-type="float" office:value="0">
            <text:p>0</text:p>
          </table:table-cell>
          <table:table-cell table:formula="of:=['Charpad Export'.M257]" office:value-type="float" office:value="0">
            <text:p>0</text:p>
          </table:table-cell>
          <table:table-cell table:formula="of:=['Charpad Export'.N257]" office:value-type="float" office:value="0">
            <text:p>0</text:p>
          </table:table-cell>
          <table:table-cell table:formula="of:=['Charpad Export'.O257]" office:value-type="float" office:value="0">
            <text:p>0</text:p>
          </table:table-cell>
          <table:table-cell table:formula="of:=['Charpad Export'.P257]" office:value-type="float" office:value="0">
            <text:p>0</text:p>
          </table:table-cell>
          <table:table-cell table:formula="of:=['Charpad Export'.Q257]" office:value-type="float" office:value="0">
            <text:p>0</text:p>
          </table:table-cell>
          <table:table-cell table:formula="of:=['Charpad Export'.B258]" office:value-type="float" office:value="0">
            <text:p>0</text:p>
          </table:table-cell>
          <table:table-cell table:formula="of:=['Charpad Export'.C258]" office:value-type="float" office:value="0">
            <text:p>0</text:p>
          </table:table-cell>
          <table:table-cell table:formula="of:=['Charpad Export'.D258]" office:value-type="float" office:value="0">
            <text:p>0</text:p>
          </table:table-cell>
          <table:table-cell table:formula="of:=['Charpad Export'.E258]" office:value-type="float" office:value="0">
            <text:p>0</text:p>
          </table:table-cell>
          <table:table-cell table:formula="of:=['Charpad Export'.F258]" office:value-type="float" office:value="0">
            <text:p>0</text:p>
          </table:table-cell>
          <table:table-cell table:formula="of:=['Charpad Export'.G258]" office:value-type="float" office:value="0">
            <text:p>0</text:p>
          </table:table-cell>
          <table:table-cell table:formula="of:=['Charpad Export'.H258]" office:value-type="float" office:value="0">
            <text:p>0</text:p>
          </table:table-cell>
          <table:table-cell table:formula="of:=['Charpad Export'.I258]" office:value-type="float" office:value="0">
            <text:p>0</text:p>
          </table:table-cell>
          <table:table-cell office:value-type="string">
            <text:p>: rem 05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J258]" office:value-type="float" office:value="0">
            <text:p>0</text:p>
          </table:table-cell>
          <table:table-cell table:formula="of:=['Charpad Export'.K258]" office:value-type="float" office:value="0">
            <text:p>0</text:p>
          </table:table-cell>
          <table:table-cell table:formula="of:=['Charpad Export'.L258]" office:value-type="float" office:value="0">
            <text:p>0</text:p>
          </table:table-cell>
          <table:table-cell table:formula="of:=['Charpad Export'.M258]" office:value-type="float" office:value="0">
            <text:p>0</text:p>
          </table:table-cell>
          <table:table-cell table:formula="of:=['Charpad Export'.N258]" office:value-type="float" office:value="0">
            <text:p>0</text:p>
          </table:table-cell>
          <table:table-cell table:formula="of:=['Charpad Export'.O258]" office:value-type="float" office:value="0">
            <text:p>0</text:p>
          </table:table-cell>
          <table:table-cell table:formula="of:=['Charpad Export'.P258]" office:value-type="float" office:value="0">
            <text:p>0</text:p>
          </table:table-cell>
          <table:table-cell table:formula="of:=['Charpad Export'.Q258]" office:value-type="float" office:value="0">
            <text:p>0</text:p>
          </table:table-cell>
          <table:table-cell table:formula="of:=['Charpad Export'.B259]" office:value-type="float" office:value="0">
            <text:p>0</text:p>
          </table:table-cell>
          <table:table-cell table:formula="of:=['Charpad Export'.C259]" office:value-type="float" office:value="0">
            <text:p>0</text:p>
          </table:table-cell>
          <table:table-cell table:formula="of:=['Charpad Export'.D259]" office:value-type="float" office:value="0">
            <text:p>0</text:p>
          </table:table-cell>
          <table:table-cell table:formula="of:=['Charpad Export'.E259]" office:value-type="float" office:value="0">
            <text:p>0</text:p>
          </table:table-cell>
          <table:table-cell table:formula="of:=['Charpad Export'.F259]" office:value-type="float" office:value="0">
            <text:p>0</text:p>
          </table:table-cell>
          <table:table-cell table:formula="of:=['Charpad Export'.G259]" office:value-type="float" office:value="0">
            <text:p>0</text:p>
          </table:table-cell>
          <table:table-cell table:formula="of:=['Charpad Export'.H259]" office:value-type="float" office:value="0">
            <text:p>0</text:p>
          </table:table-cell>
          <table:table-cell table:formula="of:=['Charpad Export'.I259]" office:value-type="float" office:value="0">
            <text:p>0</text:p>
          </table:table-cell>
          <table:table-cell table:formula="of:=['Charpad Export'.J259]" office:value-type="float" office:value="0">
            <text:p>0</text:p>
          </table:table-cell>
          <table:table-cell table:formula="of:=['Charpad Export'.K259]" office:value-type="float" office:value="0">
            <text:p>0</text:p>
          </table:table-cell>
          <table:table-cell table:formula="of:=['Charpad Export'.L259]" office:value-type="float" office:value="0">
            <text:p>0</text:p>
          </table:table-cell>
          <table:table-cell table:formula="of:=['Charpad Export'.M259]" office:value-type="float" office:value="0">
            <text:p>0</text:p>
          </table:table-cell>
          <table:table-cell office:value-type="string">
            <text:p>: rem 06</text:p>
          </table:table-cell>
          <table:table-cell table:number-columns-repeated="1002"/>
        </table:table-row>
        <table:table-row table:style-name="ro1">
          <table:table-cell office:value-type="string">
            <text:p>data</text:p>
          </table:table-cell>
          <table:table-cell table:formula="of:=['Charpad Export'.N259]" office:value-type="float" office:value="0">
            <text:p>0</text:p>
          </table:table-cell>
          <table:table-cell table:formula="of:=['Charpad Export'.O259]" office:value-type="float" office:value="0">
            <text:p>0</text:p>
          </table:table-cell>
          <table:table-cell table:formula="of:=['Charpad Export'.P259]" office:value-type="float" office:value="0">
            <text:p>0</text:p>
          </table:table-cell>
          <table:table-cell table:formula="of:=['Charpad Export'.Q259]" office:value-type="float" office:value="0">
            <text:p>0</text:p>
          </table:table-cell>
          <table:table-cell table:formula="of:=['Charpad Export'.B260]" office:value-type="float" office:value="0">
            <text:p>0</text:p>
          </table:table-cell>
          <table:table-cell table:formula="of:=['Charpad Export'.C260]" office:value-type="float" office:value="0">
            <text:p>0</text:p>
          </table:table-cell>
          <table:table-cell table:formula="of:=['Charpad Export'.D260]" office:value-type="float" office:value="0">
            <text:p>0</text:p>
          </table:table-cell>
          <table:table-cell table:formula="of:=['Charpad Export'.E260]" office:value-type="float" office:value="0">
            <text:p>0</text:p>
          </table:table-cell>
          <table:table-cell table:formula="of:=['Charpad Export'.F260]" office:value-type="float" office:value="0">
            <text:p>0</text:p>
          </table:table-cell>
          <table:table-cell table:formula="of:=['Charpad Export'.G260]" office:value-type="float" office:value="0">
            <text:p>0</text:p>
          </table:table-cell>
          <table:table-cell table:formula="of:=['Charpad Export'.H260]" office:value-type="float" office:value="0">
            <text:p>0</text:p>
          </table:table-cell>
          <table:table-cell table:formula="of:=['Charpad Export'.I260]" office:value-type="float" office:value="0">
            <text:p>0</text:p>
          </table:table-cell>
          <table:table-cell table:formula="of:=['Charpad Export'.J260]" office:value-type="float" office:value="0">
            <text:p>0</text:p>
          </table:table-cell>
          <table:table-cell table:formula="of:=['Charpad Export'.K260]" office:value-type="float" office:value="0">
            <text:p>0</text:p>
          </table:table-cell>
          <table:table-cell table:formula="of:=['Charpad Export'.L260]" office:value-type="float" office:value="0">
            <text:p>0</text:p>
          </table:table-cell>
          <table:table-cell table:formula="of:=['Charpad Export'.M260]" office:value-type="float" office:value="0">
            <text:p>0</text:p>
          </table:table-cell>
          <table:table-cell table:formula="of:=['Charpad Export'.N260]" office:value-type="float" office:value="0">
            <text:p>0</text:p>
          </table:table-cell>
          <table:table-cell table:formula="of:=['Charpad Export'.O260]" office:value-type="float" office:value="0">
            <text:p>0</text:p>
          </table:table-cell>
          <table:table-cell table:formula="of:=['Charpad Export'.P260]" office:value-type="float" office:value="0">
            <text:p>0</text:p>
          </table:table-cell>
          <table:table-cell table:formula="of:=['Charpad Export'.Q260]" office:value-type="float" office:value="0">
            <text:p>0</text:p>
          </table:table-cell>
          <table:table-cell office:value-type="string">
            <text:p>: rem 07</text:p>
          </table:table-cell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8.12.2022</text:date>, <text:time>21:41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8T21:41:42.83</dc:date>
    <meta:editing-duration>PT14H57M57S</meta:editing-duration>
    <meta:editing-cycles>50</meta:editing-cycles>
    <meta:generator>OpenOffice/4.1.13$Win32 OpenOffice.org_project/4113m1$Build-9810</meta:generator>
    <meta:document-statistic meta:table-count="4" meta:cell-count="11664" meta:object-count="0"/>
  </office:meta>
</office:document-meta>
</file>